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9" style:family="table-cell" style:parent-style-name="Pivot_20_Table_20_Category" style:data-style-name="N0">
      <style:table-cell-properties fo:border="0.99pt solid #000000"/>
    </style:style>
    <style:style style:name="ce2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22" style:family="table-cell" style:parent-style-name="Pivot_20_Table_20_Category" style:data-style-name="N4">
      <style:table-cell-properties fo:border="0.99pt solid #000000"/>
    </style:style>
    <style:style style:name="ce23" style:family="table-cell" style:parent-style-name="Pivot_20_Table_20_Title" style:data-style-name="N4">
      <style:table-cell-properties fo:border-bottom="2.01pt solid #000000" fo:border-left="none" fo:border-right="none" fo:border-top="0.99pt solid #000000"/>
    </style:style>
    <style:style style:name="ce24" style:family="table-cell" style:parent-style-name="Pivot_20_Table_20_Category" style:data-style-name="N11">
      <style:table-cell-properties fo:border="0.99pt solid #000000"/>
    </style:style>
    <style:style style:name="ce25" style:family="table-cell" style:parent-style-name="Pivot_20_Table_20_Title" style:data-style-name="N11">
      <style:table-cell-properties fo:border-bottom="2.01pt solid #000000" fo:border-left="none" fo:border-right="none" fo:border-top="0.99pt solid #000000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2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9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3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" style:family="table-cell" style:parent-style-name="Default" style:data-style-name="N10000"/>
    <style:style style:name="ce49" style:family="table-cell" style:parent-style-name="Default" style:data-style-name="N10000"/>
    <style:style style:name="ce50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5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5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5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6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61" style:family="table-cell" style:parent-style-name="Pivot_20_Table_20_Category" style:data-style-name="N0">
      <style:table-cell-properties fo:border="0.99pt solid #000000"/>
    </style:style>
    <style:style style:name="ce62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63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64" style:family="table-cell" style:parent-style-name="Pivot_20_Table_20_Category" style:data-style-name="N4">
      <style:table-cell-properties fo:border="0.99pt solid #000000"/>
    </style:style>
    <style:style style:name="ce65" style:family="table-cell" style:parent-style-name="Pivot_20_Table_20_Title" style:data-style-name="N4">
      <style:table-cell-properties fo:border-bottom="2.01pt solid #000000" fo:border-left="none" fo:border-right="none" fo:border-top="0.99pt solid #000000"/>
    </style:style>
    <style:style style:name="ce66" style:family="table-cell" style:parent-style-name="Pivot_20_Table_20_Category" style:data-style-name="N11">
      <style:table-cell-properties fo:border="0.99pt solid #000000"/>
    </style:style>
    <style:style style:name="ce67" style:family="table-cell" style:parent-style-name="Pivot_20_Table_20_Title" style:data-style-name="N11">
      <style:table-cell-properties fo:border-bottom="2.01pt solid #000000" fo:border-left="none" fo:border-right="none" fo:border-top="0.99pt solid #000000"/>
    </style:style>
    <style:style style:name="ce68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6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1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7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zuul" table:style-name="ta1">
        <office:forms form:automatic-focus="false" form:apply-design-mode="false"/>
        <table:table-column table:style-name="co1" table:number-columns-repeated="1024" table:default-cell-style-name="ce49"/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ampup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Er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 kB/s</text:p>
          </table:table-cell>
          <table:table-cell office:value-type="string" calcext:value-type="string">
            <text:p>sem kB/s</text:p>
          </table:table-cell>
          <table:table-cell office:value-type="string" calcext:value-type="string">
            <text:p>avg Bytes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1932" calcext:value-type="float">
            <text:p>1932</text:p>
          </table:table-cell>
          <table:table-cell office:value-type="float" office:value="348.933650397284" calcext:value-type="float">
            <text:p>348.933650397284</text:p>
          </table:table-cell>
          <table:table-cell office:value-type="float" office:value="0" calcext:value-type="float">
            <text:p>0</text:p>
          </table:table-cell>
          <table:table-cell office:value-type="float" office:value="1137.62407212537" calcext:value-type="float">
            <text:p>1137.62407212537</text:p>
          </table:table-cell>
          <table:table-cell office:value-type="float" office:value="202.194903444157" calcext:value-type="float">
            <text:p>202.194903444157</text:p>
          </table:table-cell>
          <table:table-cell office:value-type="float" office:value="164.422229174369" calcext:value-type="float">
            <text:p>164.422229174369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68" calcext:value-type="float">
            <text:p>268</text:p>
          </table:table-cell>
          <table:table-cell office:value-type="float" office:value="11" calcext:value-type="float">
            <text:p>11</text:p>
          </table:table-cell>
          <table:table-cell office:value-type="float" office:value="1308" calcext:value-type="float">
            <text:p>1308</text:p>
          </table:table-cell>
          <table:table-cell office:value-type="float" office:value="218.868509662867" calcext:value-type="float">
            <text:p>218.868509662867</text:p>
          </table:table-cell>
          <table:table-cell office:value-type="float" office:value="0" calcext:value-type="float">
            <text:p>0</text:p>
          </table:table-cell>
          <table:table-cell office:value-type="float" office:value="1127.586401308" calcext:value-type="float">
            <text:p>1127.586401308</text:p>
          </table:table-cell>
          <table:table-cell office:value-type="float" office:value="200.410864294977" calcext:value-type="float">
            <text:p>200.410864294977</text:p>
          </table:table-cell>
          <table:table-cell office:value-type="float" office:value="164.072630659074" calcext:value-type="float">
            <text:p>164.072630659074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42" calcext:value-type="float">
            <text:p>242</text:p>
          </table:table-cell>
          <table:table-cell office:value-type="float" office:value="21" calcext:value-type="float">
            <text:p>21</text:p>
          </table:table-cell>
          <table:table-cell office:value-type="float" office:value="1546" calcext:value-type="float">
            <text:p>1546</text:p>
          </table:table-cell>
          <table:table-cell office:value-type="float" office:value="200.930035897766" calcext:value-type="float">
            <text:p>200.930035897766</text:p>
          </table:table-cell>
          <table:table-cell office:value-type="float" office:value="0" calcext:value-type="float">
            <text:p>0</text:p>
          </table:table-cell>
          <table:table-cell office:value-type="float" office:value="1142.82449072884" calcext:value-type="float">
            <text:p>1142.82449072884</text:p>
          </table:table-cell>
          <table:table-cell office:value-type="float" office:value="203.119196594383" calcext:value-type="float">
            <text:p>203.119196594383</text:p>
          </table:table-cell>
          <table:table-cell office:value-type="float" office:value="166.28989171738" calcext:value-type="float">
            <text:p>166.28989171738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91" calcext:value-type="float">
            <text:p>291</text:p>
          </table:table-cell>
          <table:table-cell office:value-type="float" office:value="31" calcext:value-type="float">
            <text:p>31</text:p>
          </table:table-cell>
          <table:table-cell office:value-type="float" office:value="1474" calcext:value-type="float">
            <text:p>1474</text:p>
          </table:table-cell>
          <table:table-cell office:value-type="float" office:value="210.990873792374" calcext:value-type="float">
            <text:p>210.990873792374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132.24637681159" calcext:value-type="float">
            <text:p>1132.24637681159</text:p>
          </table:table-cell>
          <table:table-cell office:value-type="float" office:value="201.249882794809" calcext:value-type="float">
            <text:p>201.249882794809</text:p>
          </table:table-cell>
          <table:table-cell office:value-type="float" office:value="164.750693500906" calcext:value-type="float">
            <text:p>164.750693500906</text:p>
          </table:table-cell>
          <table:table-cell office:value-type="float" office:value="182.00975" calcext:value-type="float">
            <text:p>182.00975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float" office:value="1048" calcext:value-type="float">
            <text:p>1048</text:p>
          </table:table-cell>
          <table:table-cell office:value-type="float" office:value="191.860485124919" calcext:value-type="float">
            <text:p>191.860485124919</text:p>
          </table:table-cell>
          <table:table-cell office:value-type="float" office:value="0.001525" calcext:value-type="float">
            <text:p>0.001525</text:p>
          </table:table-cell>
          <table:table-cell office:value-type="float" office:value="1093.1649859255" calcext:value-type="float">
            <text:p>1093.1649859255</text:p>
          </table:table-cell>
          <table:table-cell office:value-type="float" office:value="194.398815837569" calcext:value-type="float">
            <text:p>194.398815837569</text:p>
          </table:table-cell>
          <table:table-cell office:value-type="float" office:value="159.064045803613" calcext:value-type="float">
            <text:p>159.064045803613</text:p>
          </table:table-cell>
          <table:table-cell office:value-type="float" office:value="182.099125" calcext:value-type="float">
            <text:p>182.099125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1999" calcext:value-type="float">
            <text:p>1999</text:p>
          </table:table-cell>
          <table:table-cell office:value-type="float" office:value="222.955862973447" calcext:value-type="float">
            <text:p>222.955862973447</text:p>
          </table:table-cell>
          <table:table-cell office:value-type="float" office:value="0.005975" calcext:value-type="float">
            <text:p>0.005975</text:p>
          </table:table-cell>
          <table:table-cell office:value-type="float" office:value="1097.54424475237" calcext:value-type="float">
            <text:p>1097.54424475237</text:p>
          </table:table-cell>
          <table:table-cell office:value-type="float" office:value="195.487608682604" calcext:value-type="float">
            <text:p>195.487608682604</text:p>
          </table:table-cell>
          <table:table-cell office:value-type="float" office:value="159.701262175881" calcext:value-type="float">
            <text:p>159.701262175881</text:p>
          </table:table-cell>
          <table:table-cell office:value-type="float" office:value="182.388375" calcext:value-type="float">
            <text:p>182.388375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office:value-type="float" office:value="1543" calcext:value-type="float">
            <text:p>1543</text:p>
          </table:table-cell>
          <table:table-cell office:value-type="float" office:value="236.257235723051" calcext:value-type="float">
            <text:p>236.257235723051</text:p>
          </table:table-cell>
          <table:table-cell office:value-type="float" office:value="0.015925" calcext:value-type="float">
            <text:p>0.015925</text:p>
          </table:table-cell>
          <table:table-cell office:value-type="float" office:value="1092.47828699405" calcext:value-type="float">
            <text:p>1092.47828699405</text:p>
          </table:table-cell>
          <table:table-cell office:value-type="float" office:value="195.275292792716" calcext:value-type="float">
            <text:p>195.275292792716</text:p>
          </table:table-cell>
          <table:table-cell office:value-type="float" office:value="158.964125744251" calcext:value-type="float">
            <text:p>158.964125744251</text:p>
          </table:table-cell>
          <table:table-cell office:value-type="float" office:value="183.035125" calcext:value-type="float">
            <text:p>183.035125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office:value-type="float" office:value="2140" calcext:value-type="float">
            <text:p>2140</text:p>
          </table:table-cell>
          <table:table-cell office:value-type="float" office:value="404.09420317218" calcext:value-type="float">
            <text:p>404.09420317218</text:p>
          </table:table-cell>
          <table:table-cell office:value-type="float" office:value="0.02315" calcext:value-type="float">
            <text:p>0.02315</text:p>
          </table:table-cell>
          <table:table-cell office:value-type="float" office:value="969.062674128449" calcext:value-type="float">
            <text:p>969.062674128449</text:p>
          </table:table-cell>
          <table:table-cell office:value-type="float" office:value="173.659769287376" calcext:value-type="float">
            <text:p>173.659769287376</text:p>
          </table:table-cell>
          <table:table-cell office:value-type="float" office:value="141.006189887831" calcext:value-type="float">
            <text:p>141.006189887831</text:p>
          </table:table-cell>
          <table:table-cell office:value-type="float" office:value="183.50475" calcext:value-type="float">
            <text:p>183.50475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48" calcext:value-type="float">
            <text:p>848</text:p>
          </table:table-cell>
          <table:table-cell office:value-type="float" office:value="3" calcext:value-type="float">
            <text:p>3</text:p>
          </table:table-cell>
          <table:table-cell office:value-type="float" office:value="2376" calcext:value-type="float">
            <text:p>2376</text:p>
          </table:table-cell>
          <table:table-cell office:value-type="float" office:value="299.57274822612" calcext:value-type="float">
            <text:p>299.57274822612</text:p>
          </table:table-cell>
          <table:table-cell office:value-type="float" office:value="0.06195" calcext:value-type="float">
            <text:p>0.06195</text:p>
          </table:table-cell>
          <table:table-cell office:value-type="float" office:value="1003.96566437428" calcext:value-type="float">
            <text:p>1003.96566437428</text:p>
          </table:table-cell>
          <table:table-cell office:value-type="float" office:value="182.387177397596" calcext:value-type="float">
            <text:p>182.387177397596</text:p>
          </table:table-cell>
          <table:table-cell office:value-type="float" office:value="146.08484764821" calcext:value-type="float">
            <text:p>146.08484764821</text:p>
          </table:table-cell>
          <table:table-cell office:value-type="float" office:value="186.02675" calcext:value-type="float">
            <text:p>186.02675</text:p>
          </table:table-cell>
          <table:table-cell table:number-columns-repeated="100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260" calcext:value-type="float">
            <text:p>1260</text:p>
          </table:table-cell>
          <table:table-cell office:value-type="float" office:value="3" calcext:value-type="float">
            <text:p>3</text:p>
          </table:table-cell>
          <table:table-cell office:value-type="float" office:value="2804" calcext:value-type="float">
            <text:p>2804</text:p>
          </table:table-cell>
          <table:table-cell office:value-type="float" office:value="535.5229655806" calcext:value-type="float">
            <text:p>535.5229655806</text:p>
          </table:table-cell>
          <table:table-cell office:value-type="float" office:value="0.083425" calcext:value-type="float">
            <text:p>0.083425</text:p>
          </table:table-cell>
          <table:table-cell office:value-type="float" office:value="951.271136055554" calcext:value-type="float">
            <text:p>951.271136055554</text:p>
          </table:table-cell>
          <table:table-cell office:value-type="float" office:value="174.111067779555" calcext:value-type="float">
            <text:p>174.111067779555</text:p>
          </table:table-cell>
          <table:table-cell office:value-type="float" office:value="138.417382101834" calcext:value-type="float">
            <text:p>138.417382101834</text:p>
          </table:table-cell>
          <table:table-cell office:value-type="float" office:value="187.422625" calcext:value-type="float">
            <text:p>187.422625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472" calcext:value-type="float">
            <text:p>1472</text:p>
          </table:table-cell>
          <table:table-cell office:value-type="float" office:value="3" calcext:value-type="float">
            <text:p>3</text:p>
          </table:table-cell>
          <table:table-cell office:value-type="float" office:value="3085" calcext:value-type="float">
            <text:p>3085</text:p>
          </table:table-cell>
          <table:table-cell office:value-type="float" office:value="526.101959557836" calcext:value-type="float">
            <text:p>526.101959557836</text:p>
          </table:table-cell>
          <table:table-cell office:value-type="float" office:value="0.106275" calcext:value-type="float">
            <text:p>0.106275</text:p>
          </table:table-cell>
          <table:table-cell office:value-type="float" office:value="912.034292489398" calcext:value-type="float">
            <text:p>912.034292489398</text:p>
          </table:table-cell>
          <table:table-cell office:value-type="float" office:value="168.252402462208" calcext:value-type="float">
            <text:p>168.252402462208</text:p>
          </table:table-cell>
          <table:table-cell office:value-type="float" office:value="133.598773313877" calcext:value-type="float">
            <text:p>133.598773313877</text:p>
          </table:table-cell>
          <table:table-cell office:value-type="float" office:value="188.907875" calcext:value-type="float">
            <text:p>188.9078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4317" calcext:value-type="float">
            <text:p>4317</text:p>
          </table:table-cell>
          <table:table-cell office:value-type="float" office:value="1205.50220765705" calcext:value-type="float">
            <text:p>1205.50220765705</text:p>
          </table:table-cell>
          <table:table-cell office:value-type="float" office:value="0" calcext:value-type="float">
            <text:p>0</text:p>
          </table:table-cell>
          <table:table-cell office:value-type="float" office:value="717.19290696215" calcext:value-type="float">
            <text:p>717.19290696215</text:p>
          </table:table-cell>
          <table:table-cell office:value-type="float" office:value="127.469833073351" calcext:value-type="float">
            <text:p>127.469833073351</text:p>
          </table:table-cell>
          <table:table-cell office:value-type="float" office:value="105.757938428989" calcext:value-type="float">
            <text:p>105.757938428989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809" calcext:value-type="float">
            <text:p>3809</text:p>
          </table:table-cell>
          <table:table-cell office:value-type="float" office:value="11" calcext:value-type="float">
            <text:p>11</text:p>
          </table:table-cell>
          <table:table-cell office:value-type="float" office:value="12631" calcext:value-type="float">
            <text:p>12631</text:p>
          </table:table-cell>
          <table:table-cell office:value-type="float" office:value="1862.35805573537" calcext:value-type="float">
            <text:p>1862.35805573537</text:p>
          </table:table-cell>
          <table:table-cell office:value-type="float" office:value="0" calcext:value-type="float">
            <text:p>0</text:p>
          </table:table-cell>
          <table:table-cell office:value-type="float" office:value="848.212392383053" calcext:value-type="float">
            <text:p>848.212392383053</text:p>
          </table:table-cell>
          <table:table-cell office:value-type="float" office:value="150.756499427457" calcext:value-type="float">
            <text:p>150.756499427457</text:p>
          </table:table-cell>
          <table:table-cell office:value-type="float" office:value="125.906526994359" calcext:value-type="float">
            <text:p>125.906526994359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161" calcext:value-type="float">
            <text:p>1161</text:p>
          </table:table-cell>
          <table:table-cell office:value-type="float" office:value="22" calcext:value-type="float">
            <text:p>22</text:p>
          </table:table-cell>
          <table:table-cell office:value-type="float" office:value="3091" calcext:value-type="float">
            <text:p>3091</text:p>
          </table:table-cell>
          <table:table-cell office:value-type="float" office:value="707.162567548208" calcext:value-type="float">
            <text:p>707.162567548208</text:p>
          </table:table-cell>
          <table:table-cell office:value-type="float" office:value="0" calcext:value-type="float">
            <text:p>0</text:p>
          </table:table-cell>
          <table:table-cell office:value-type="float" office:value="1090.39363210119" calcext:value-type="float">
            <text:p>1090.39363210119</text:p>
          </table:table-cell>
          <table:table-cell office:value-type="float" office:value="193.800430705485" calcext:value-type="float">
            <text:p>193.800430705485</text:p>
          </table:table-cell>
          <table:table-cell office:value-type="float" office:value="161.85530476502" calcext:value-type="float">
            <text:p>161.85530476502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69" calcext:value-type="float">
            <text:p>669</text:p>
          </table:table-cell>
          <table:table-cell office:value-type="float" office:value="31" calcext:value-type="float">
            <text:p>31</text:p>
          </table:table-cell>
          <table:table-cell office:value-type="float" office:value="1802" calcext:value-type="float">
            <text:p>1802</text:p>
          </table:table-cell>
          <table:table-cell office:value-type="float" office:value="303.593930231106" calcext:value-type="float">
            <text:p>303.593930231106</text:p>
          </table:table-cell>
          <table:table-cell office:value-type="float" office:value="0" calcext:value-type="float">
            <text:p>0</text:p>
          </table:table-cell>
          <table:table-cell office:value-type="float" office:value="1140.08835684766" calcext:value-type="float">
            <text:p>1140.08835684766</text:p>
          </table:table-cell>
          <table:table-cell office:value-type="float" office:value="202.632891549095" calcext:value-type="float">
            <text:p>202.632891549095</text:p>
          </table:table-cell>
          <table:table-cell office:value-type="float" office:value="169.231865469574" calcext:value-type="float">
            <text:p>169.231865469574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050" calcext:value-type="float">
            <text:p>1050</text:p>
          </table:table-cell>
          <table:table-cell office:value-type="float" office:value="41" calcext:value-type="float">
            <text:p>41</text:p>
          </table:table-cell>
          <table:table-cell office:value-type="float" office:value="2646" calcext:value-type="float">
            <text:p>2646</text:p>
          </table:table-cell>
          <table:table-cell office:value-type="float" office:value="668.883540614657" calcext:value-type="float">
            <text:p>668.883540614657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1018.30401466358" calcext:value-type="float">
            <text:p>1018.30401466358</text:p>
          </table:table-cell>
          <table:table-cell office:value-type="float" office:value="181.008635098712" calcext:value-type="float">
            <text:p>181.008635098712</text:p>
          </table:table-cell>
          <table:table-cell office:value-type="float" office:value="151.154502176625" calcext:value-type="float">
            <text:p>151.154502176625</text:p>
          </table:table-cell>
          <table:table-cell office:value-type="float" office:value="182.021125" calcext:value-type="float">
            <text:p>182.021125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610" calcext:value-type="float">
            <text:p>2610</text:p>
          </table:table-cell>
          <table:table-cell office:value-type="float" office:value="51" calcext:value-type="float">
            <text:p>51</text:p>
          </table:table-cell>
          <table:table-cell office:value-type="float" office:value="5568" calcext:value-type="float">
            <text:p>5568</text:p>
          </table:table-cell>
          <table:table-cell office:value-type="float" office:value="1179.23903357625" calcext:value-type="float">
            <text:p>1179.23903357625</text:p>
          </table:table-cell>
          <table:table-cell office:value-type="float" office:value="0.004775" calcext:value-type="float">
            <text:p>0.004775</text:p>
          </table:table-cell>
          <table:table-cell office:value-type="float" office:value="916.023541805024" calcext:value-type="float">
            <text:p>916.023541805024</text:p>
          </table:table-cell>
          <table:table-cell office:value-type="float" office:value="163.086518960256" calcext:value-type="float">
            <text:p>163.086518960256</text:p>
          </table:table-cell>
          <table:table-cell office:value-type="float" office:value="135.972244486683" calcext:value-type="float">
            <text:p>135.972244486683</text:p>
          </table:table-cell>
          <table:table-cell office:value-type="float" office:value="182.310375" calcext:value-type="float">
            <text:p>182.310375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092" calcext:value-type="float">
            <text:p>2092</text:p>
          </table:table-cell>
          <table:table-cell office:value-type="float" office:value="4" calcext:value-type="float">
            <text:p>4</text:p>
          </table:table-cell>
          <table:table-cell office:value-type="float" office:value="5347" calcext:value-type="float">
            <text:p>5347</text:p>
          </table:table-cell>
          <table:table-cell office:value-type="float" office:value="1195.54466309419" calcext:value-type="float">
            <text:p>1195.54466309419</text:p>
          </table:table-cell>
          <table:table-cell office:value-type="float" office:value="0.0118" calcext:value-type="float">
            <text:p>0.0118</text:p>
          </table:table-cell>
          <table:table-cell office:value-type="float" office:value="972.006220839813" calcext:value-type="float">
            <text:p>972.006220839813</text:p>
          </table:table-cell>
          <table:table-cell office:value-type="float" office:value="173.486973597881" calcext:value-type="float">
            <text:p>173.486973597881</text:p>
          </table:table-cell>
          <table:table-cell office:value-type="float" office:value="144.28217340591" calcext:value-type="float">
            <text:p>144.28217340591</text:p>
          </table:table-cell>
          <table:table-cell office:value-type="float" office:value="182.767" calcext:value-type="float">
            <text:p>182.767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808" calcext:value-type="float">
            <text:p>1808</text:p>
          </table:table-cell>
          <table:table-cell office:value-type="float" office:value="5" calcext:value-type="float">
            <text:p>5</text:p>
          </table:table-cell>
          <table:table-cell office:value-type="float" office:value="3640" calcext:value-type="float">
            <text:p>3640</text:p>
          </table:table-cell>
          <table:table-cell office:value-type="float" office:value="644.077808397106" calcext:value-type="float">
            <text:p>644.077808397106</text:p>
          </table:table-cell>
          <table:table-cell office:value-type="float" office:value="0.0298" calcext:value-type="float">
            <text:p>0.0298</text:p>
          </table:table-cell>
          <table:table-cell office:value-type="float" office:value="979.168196616974" calcext:value-type="float">
            <text:p>979.168196616974</text:p>
          </table:table-cell>
          <table:table-cell office:value-type="float" office:value="175.884043536266" calcext:value-type="float">
            <text:p>175.884043536266</text:p>
          </table:table-cell>
          <table:table-cell office:value-type="float" office:value="145.345279185332" calcext:value-type="float">
            <text:p>145.345279185332</text:p>
          </table:table-cell>
          <table:table-cell office:value-type="float" office:value="183.937" calcext:value-type="float">
            <text:p>183.937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255" calcext:value-type="float">
            <text:p>2255</text:p>
          </table:table-cell>
          <table:table-cell office:value-type="float" office:value="3" calcext:value-type="float">
            <text:p>3</text:p>
          </table:table-cell>
          <table:table-cell office:value-type="float" office:value="4030" calcext:value-type="float">
            <text:p>4030</text:p>
          </table:table-cell>
          <table:table-cell office:value-type="float" office:value="863.829066970074" calcext:value-type="float">
            <text:p>863.829066970074</text:p>
          </table:table-cell>
          <table:table-cell office:value-type="float" office:value="0.044875" calcext:value-type="float">
            <text:p>0.044875</text:p>
          </table:table-cell>
          <table:table-cell office:value-type="float" office:value="953.197979220284" calcext:value-type="float">
            <text:p>953.197979220284</text:p>
          </table:table-cell>
          <table:table-cell office:value-type="float" office:value="172.131241771221" calcext:value-type="float">
            <text:p>172.131241771221</text:p>
          </table:table-cell>
          <table:table-cell office:value-type="float" office:value="141.490325040511" calcext:value-type="float">
            <text:p>141.490325040511</text:p>
          </table:table-cell>
          <table:table-cell office:value-type="float" office:value="184.916875" calcext:value-type="float">
            <text:p>184.916875</text:p>
          </table:table-cell>
          <table:table-cell table:number-columns-repeated="100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594" calcext:value-type="float">
            <text:p>2594</text:p>
          </table:table-cell>
          <table:table-cell office:value-type="float" office:value="3" calcext:value-type="float">
            <text:p>3</text:p>
          </table:table-cell>
          <table:table-cell office:value-type="float" office:value="6885" calcext:value-type="float">
            <text:p>6885</text:p>
          </table:table-cell>
          <table:table-cell office:value-type="float" office:value="1086.36626035085" calcext:value-type="float">
            <text:p>1086.36626035085</text:p>
          </table:table-cell>
          <table:table-cell office:value-type="float" office:value="0.07255" calcext:value-type="float">
            <text:p>0.07255</text:p>
          </table:table-cell>
          <table:table-cell office:value-type="float" office:value="929.519206190598" calcext:value-type="float">
            <text:p>929.519206190598</text:p>
          </table:table-cell>
          <table:table-cell office:value-type="float" office:value="169.488159886018" calcext:value-type="float">
            <text:p>169.488159886018</text:p>
          </table:table-cell>
          <table:table-cell office:value-type="float" office:value="137.975507168917" calcext:value-type="float">
            <text:p>137.975507168917</text:p>
          </table:table-cell>
          <table:table-cell office:value-type="float" office:value="186.71575" calcext:value-type="float">
            <text:p>186.71575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539" calcext:value-type="float">
            <text:p>3539</text:p>
          </table:table-cell>
          <table:table-cell office:value-type="float" office:value="4" calcext:value-type="float">
            <text:p>4</text:p>
          </table:table-cell>
          <table:table-cell office:value-type="float" office:value="5987" calcext:value-type="float">
            <text:p>5987</text:p>
          </table:table-cell>
          <table:table-cell office:value-type="float" office:value="1353.3668202988" calcext:value-type="float">
            <text:p>1353.3668202988</text:p>
          </table:table-cell>
          <table:table-cell office:value-type="float" office:value="0.0922" calcext:value-type="float">
            <text:p>0.0922</text:p>
          </table:table-cell>
          <table:table-cell office:value-type="float" office:value="875.925195988263" calcext:value-type="float">
            <text:p>875.925195988263</text:p>
          </table:table-cell>
          <table:table-cell office:value-type="float" office:value="160.808403681076" calcext:value-type="float">
            <text:p>160.808403681076</text:p>
          </table:table-cell>
          <table:table-cell office:value-type="float" office:value="130.875541978715" calcext:value-type="float">
            <text:p>130.875541978715</text:p>
          </table:table-cell>
          <table:table-cell office:value-type="float" office:value="187.993" calcext:value-type="float">
            <text:p>187.99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office:value-type="float" office:value="1929" calcext:value-type="float">
            <text:p>1929</text:p>
          </table:table-cell>
          <table:table-cell office:value-type="float" office:value="374.50236288099" calcext:value-type="float">
            <text:p>374.50236288099</text:p>
          </table:table-cell>
          <table:table-cell office:value-type="float" office:value="0" calcext:value-type="float">
            <text:p>0</text:p>
          </table:table-cell>
          <table:table-cell office:value-type="float" office:value="1146.42744547304" calcext:value-type="float">
            <text:p>1146.42744547304</text:p>
          </table:table-cell>
          <table:table-cell office:value-type="float" office:value="203.759565503998" calcext:value-type="float">
            <text:p>203.759565503998</text:p>
          </table:table-cell>
          <table:table-cell office:value-type="float" office:value="169.053265885185" calcext:value-type="float">
            <text:p>169.053265885185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2" calcext:value-type="float">
            <text:p>502</text:p>
          </table:table-cell>
          <table:table-cell office:value-type="float" office:value="21" calcext:value-type="float">
            <text:p>21</text:p>
          </table:table-cell>
          <table:table-cell office:value-type="float" office:value="1970" calcext:value-type="float">
            <text:p>1970</text:p>
          </table:table-cell>
          <table:table-cell office:value-type="float" office:value="269.985461468899" calcext:value-type="float">
            <text:p>269.985461468899</text:p>
          </table:table-cell>
          <table:table-cell office:value-type="float" office:value="0" calcext:value-type="float">
            <text:p>0</text:p>
          </table:table-cell>
          <table:table-cell office:value-type="float" office:value="1143.2164394524" calcext:value-type="float">
            <text:p>1143.2164394524</text:p>
          </table:table-cell>
          <table:table-cell office:value-type="float" office:value="203.188859355798" calcext:value-type="float">
            <text:p>203.188859355798</text:p>
          </table:table-cell>
          <table:table-cell office:value-type="float" office:value="169.696190231216" calcext:value-type="float">
            <text:p>169.696190231216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03" calcext:value-type="float">
            <text:p>603</text:p>
          </table:table-cell>
          <table:table-cell office:value-type="float" office:value="12" calcext:value-type="float">
            <text:p>12</text:p>
          </table:table-cell>
          <table:table-cell office:value-type="float" office:value="2148" calcext:value-type="float">
            <text:p>2148</text:p>
          </table:table-cell>
          <table:table-cell office:value-type="float" office:value="265.032801759706" calcext:value-type="float">
            <text:p>265.032801759706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1161.44018583043" calcext:value-type="float">
            <text:p>1161.44018583043</text:p>
          </table:table-cell>
          <table:table-cell office:value-type="float" office:value="206.461021432201" calcext:value-type="float">
            <text:p>206.461021432201</text:p>
          </table:table-cell>
          <table:table-cell office:value-type="float" office:value="172.401277584204" calcext:value-type="float">
            <text:p>172.401277584204</text:p>
          </table:table-cell>
          <table:table-cell office:value-type="float" office:value="182.02925" calcext:value-type="float">
            <text:p>182.02925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682" calcext:value-type="float">
            <text:p>1682</text:p>
          </table:table-cell>
          <table:table-cell office:value-type="float" office:value="4" calcext:value-type="float">
            <text:p>4</text:p>
          </table:table-cell>
          <table:table-cell office:value-type="float" office:value="2728" calcext:value-type="float">
            <text:p>2728</text:p>
          </table:table-cell>
          <table:table-cell office:value-type="float" office:value="570.984326082441" calcext:value-type="float">
            <text:p>570.984326082441</text:p>
          </table:table-cell>
          <table:table-cell office:value-type="float" office:value="0.056" calcext:value-type="float">
            <text:p>0.056</text:p>
          </table:table-cell>
          <table:table-cell office:value-type="float" office:value="1003.43677094047" calcext:value-type="float">
            <text:p>1003.43677094047</text:p>
          </table:table-cell>
          <table:table-cell office:value-type="float" office:value="181.912111481825" calcext:value-type="float">
            <text:p>181.912111481825</text:p>
          </table:table-cell>
          <table:table-cell office:value-type="float" office:value="148.947645686476" calcext:value-type="float">
            <text:p>148.947645686476</text:p>
          </table:table-cell>
          <table:table-cell office:value-type="float" office:value="185.64" calcext:value-type="float">
            <text:p>185.64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879" calcext:value-type="float">
            <text:p>2879</text:p>
          </table:table-cell>
          <table:table-cell office:value-type="float" office:value="2" calcext:value-type="float">
            <text:p>2</text:p>
          </table:table-cell>
          <table:table-cell office:value-type="float" office:value="4987" calcext:value-type="float">
            <text:p>4987</text:p>
          </table:table-cell>
          <table:table-cell office:value-type="float" office:value="1240.82921192963" calcext:value-type="float">
            <text:p>1240.82921192963</text:p>
          </table:table-cell>
          <table:table-cell office:value-type="float" office:value="0.108075" calcext:value-type="float">
            <text:p>0.108075</text:p>
          </table:table-cell>
          <table:table-cell office:value-type="float" office:value="910.290837922716" calcext:value-type="float">
            <text:p>910.290837922716</text:p>
          </table:table-cell>
          <table:table-cell office:value-type="float" office:value="168.034777199206" calcext:value-type="float">
            <text:p>168.034777199206</text:p>
          </table:table-cell>
          <table:table-cell office:value-type="float" office:value="136.010252150562" calcext:value-type="float">
            <text:p>136.010252150562</text:p>
          </table:table-cell>
          <table:table-cell office:value-type="float" office:value="189.024875" calcext:value-type="float">
            <text:p>189.0248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float" office:value="336.840571185493" calcext:value-type="float">
            <text:p>336.840571185493</text:p>
          </table:table-cell>
          <table:table-cell office:value-type="float" office:value="0" calcext:value-type="float">
            <text:p>0</text:p>
          </table:table-cell>
          <table:table-cell office:value-type="float" office:value="1145.60659869401" calcext:value-type="float">
            <text:p>1145.60659869401</text:p>
          </table:table-cell>
          <table:table-cell office:value-type="float" office:value="203.613672814755" calcext:value-type="float">
            <text:p>203.613672814755</text:p>
          </table:table-cell>
          <table:table-cell office:value-type="float" office:value="168.932223049605" calcext:value-type="float">
            <text:p>168.932223049605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73" calcext:value-type="float">
            <text:p>373</text:p>
          </table:table-cell>
          <table:table-cell office:value-type="float" office:value="21" calcext:value-type="float">
            <text:p>21</text:p>
          </table:table-cell>
          <table:table-cell office:value-type="float" office:value="1573" calcext:value-type="float">
            <text:p>1573</text:p>
          </table:table-cell>
          <table:table-cell office:value-type="float" office:value="267.390839683542" calcext:value-type="float">
            <text:p>267.390839683542</text:p>
          </table:table-cell>
          <table:table-cell office:value-type="float" office:value="0" calcext:value-type="float">
            <text:p>0</text:p>
          </table:table-cell>
          <table:table-cell office:value-type="float" office:value="1141.61767224157" calcext:value-type="float">
            <text:p>1141.61767224157</text:p>
          </table:table-cell>
          <table:table-cell office:value-type="float" office:value="202.90470346481" calcext:value-type="float">
            <text:p>202.90470346481</text:p>
          </table:table-cell>
          <table:table-cell office:value-type="float" office:value="169.458873223358" calcext:value-type="float">
            <text:p>169.458873223358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87" calcext:value-type="float">
            <text:p>487</text:p>
          </table:table-cell>
          <table:table-cell office:value-type="float" office:value="41" calcext:value-type="float">
            <text:p>41</text:p>
          </table:table-cell>
          <table:table-cell office:value-type="float" office:value="1661" calcext:value-type="float">
            <text:p>1661</text:p>
          </table:table-cell>
          <table:table-cell office:value-type="float" office:value="261.042340818017" calcext:value-type="float">
            <text:p>261.042340818017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1151.50991737916" calcext:value-type="float">
            <text:p>1151.50991737916</text:p>
          </table:table-cell>
          <table:table-cell office:value-type="float" office:value="204.752435488456" calcext:value-type="float">
            <text:p>204.752435488456</text:p>
          </table:table-cell>
          <table:table-cell office:value-type="float" office:value="170.92725336097" calcext:value-type="float">
            <text:p>170.92725336097</text:p>
          </table:table-cell>
          <table:table-cell office:value-type="float" office:value="182.079625" calcext:value-type="float">
            <text:p>182.079625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339" calcext:value-type="float">
            <text:p>1339</text:p>
          </table:table-cell>
          <table:table-cell office:value-type="float" office:value="3" calcext:value-type="float">
            <text:p>3</text:p>
          </table:table-cell>
          <table:table-cell office:value-type="float" office:value="4308" calcext:value-type="float">
            <text:p>4308</text:p>
          </table:table-cell>
          <table:table-cell office:value-type="float" office:value="463.341630919539" calcext:value-type="float">
            <text:p>463.341630919539</text:p>
          </table:table-cell>
          <table:table-cell office:value-type="float" office:value="0.059525" calcext:value-type="float">
            <text:p>0.059525</text:p>
          </table:table-cell>
          <table:table-cell office:value-type="float" office:value="1009.79501161264" calcext:value-type="float">
            <text:p>1009.79501161264</text:p>
          </table:table-cell>
          <table:table-cell office:value-type="float" office:value="183.290737536921" calcext:value-type="float">
            <text:p>183.290737536921</text:p>
          </table:table-cell>
          <table:table-cell office:value-type="float" office:value="149.891447036252" calcext:value-type="float">
            <text:p>149.891447036252</text:p>
          </table:table-cell>
          <table:table-cell office:value-type="float" office:value="185.869125" calcext:value-type="float">
            <text:p>185.869125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340" calcext:value-type="float">
            <text:p>2340</text:p>
          </table:table-cell>
          <table:table-cell office:value-type="float" office:value="3" calcext:value-type="float">
            <text:p>3</text:p>
          </table:table-cell>
          <table:table-cell office:value-type="float" office:value="4706" calcext:value-type="float">
            <text:p>4706</text:p>
          </table:table-cell>
          <table:table-cell office:value-type="float" office:value="1204.43156848772" calcext:value-type="float">
            <text:p>1204.43156848772</text:p>
          </table:table-cell>
          <table:table-cell office:value-type="float" office:value="0.106675" calcext:value-type="float">
            <text:p>0.106675</text:p>
          </table:table-cell>
          <table:table-cell office:value-type="float" office:value="915.31086245166" calcext:value-type="float">
            <text:p>915.31086245166</text:p>
          </table:table-cell>
          <table:table-cell office:value-type="float" office:value="168.880105539633" calcext:value-type="float">
            <text:p>168.880105539633</text:p>
          </table:table-cell>
          <table:table-cell office:value-type="float" office:value="136.760314409281" calcext:value-type="float">
            <text:p>136.760314409281</text:p>
          </table:table-cell>
          <table:table-cell office:value-type="float" office:value="188.933875" calcext:value-type="float">
            <text:p>188.9338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387.559731677118" calcext:value-type="float">
            <text:p>387.559731677118</text:p>
          </table:table-cell>
          <table:table-cell office:value-type="float" office:value="0" calcext:value-type="float">
            <text:p>0</text:p>
          </table:table-cell>
          <table:table-cell office:value-type="float" office:value="1159.68920329352" calcext:value-type="float">
            <text:p>1159.68920329352</text:p>
          </table:table-cell>
          <table:table-cell office:value-type="float" office:value="206.116635741621" calcext:value-type="float">
            <text:p>206.116635741621</text:p>
          </table:table-cell>
          <table:table-cell office:value-type="float" office:value="171.00885712629" calcext:value-type="float">
            <text:p>171.00885712629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26" calcext:value-type="float">
            <text:p>626</text:p>
          </table:table-cell>
          <table:table-cell office:value-type="float" office:value="21" calcext:value-type="float">
            <text:p>21</text:p>
          </table:table-cell>
          <table:table-cell office:value-type="float" office:value="1821" calcext:value-type="float">
            <text:p>1821</text:p>
          </table:table-cell>
          <table:table-cell office:value-type="float" office:value="349.777680991651" calcext:value-type="float">
            <text:p>349.777680991651</text:p>
          </table:table-cell>
          <table:table-cell office:value-type="float" office:value="0" calcext:value-type="float">
            <text:p>0</text:p>
          </table:table-cell>
          <table:table-cell office:value-type="float" office:value="1145.37697219597" calcext:value-type="float">
            <text:p>1145.37697219597</text:p>
          </table:table-cell>
          <table:table-cell office:value-type="float" office:value="203.572860292644" calcext:value-type="float">
            <text:p>203.572860292644</text:p>
          </table:table-cell>
          <table:table-cell office:value-type="float" office:value="170.01689431034" calcext:value-type="float">
            <text:p>170.01689431034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29" calcext:value-type="float">
            <text:p>629</text:p>
          </table:table-cell>
          <table:table-cell office:value-type="float" office:value="41" calcext:value-type="float">
            <text:p>41</text:p>
          </table:table-cell>
          <table:table-cell office:value-type="float" office:value="1800" calcext:value-type="float">
            <text:p>1800</text:p>
          </table:table-cell>
          <table:table-cell office:value-type="float" office:value="307.867238557344" calcext:value-type="float">
            <text:p>307.867238557344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1140.83623295876" calcext:value-type="float">
            <text:p>1140.83623295876</text:p>
          </table:table-cell>
          <table:table-cell office:value-type="float" office:value="202.791160569135" calcext:value-type="float">
            <text:p>202.791160569135</text:p>
          </table:table-cell>
          <table:table-cell office:value-type="float" office:value="169.342878329816" calcext:value-type="float">
            <text:p>169.342878329816</text:p>
          </table:table-cell>
          <table:table-cell office:value-type="float" office:value="182.02275" calcext:value-type="float">
            <text:p>182.02275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3102" calcext:value-type="float">
            <text:p>3102</text:p>
          </table:table-cell>
          <table:table-cell office:value-type="float" office:value="592.475632795231" calcext:value-type="float">
            <text:p>592.475632795231</text:p>
          </table:table-cell>
          <table:table-cell office:value-type="float" office:value="0.060875" calcext:value-type="float">
            <text:p>0.060875</text:p>
          </table:table-cell>
          <table:table-cell office:value-type="float" office:value="1016.80266402298" calcext:value-type="float">
            <text:p>1016.80266402298</text:p>
          </table:table-cell>
          <table:table-cell office:value-type="float" office:value="184.649849505262" calcext:value-type="float">
            <text:p>184.649849505262</text:p>
          </table:table-cell>
          <table:table-cell office:value-type="float" office:value="150.931645440911" calcext:value-type="float">
            <text:p>150.931645440911</text:p>
          </table:table-cell>
          <table:table-cell office:value-type="float" office:value="185.956875" calcext:value-type="float">
            <text:p>185.956875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400" calcext:value-type="float">
            <text:p>2400</text:p>
          </table:table-cell>
          <table:table-cell office:value-type="float" office:value="3" calcext:value-type="float">
            <text:p>3</text:p>
          </table:table-cell>
          <table:table-cell office:value-type="float" office:value="4770" calcext:value-type="float">
            <text:p>4770</text:p>
          </table:table-cell>
          <table:table-cell office:value-type="float" office:value="975.057988844638" calcext:value-type="float">
            <text:p>975.057988844638</text:p>
          </table:table-cell>
          <table:table-cell office:value-type="float" office:value="0.110775" calcext:value-type="float">
            <text:p>0.110775</text:p>
          </table:table-cell>
          <table:table-cell office:value-type="float" office:value="913.721817392695" calcext:value-type="float">
            <text:p>913.721817392695</text:p>
          </table:table-cell>
          <table:table-cell office:value-type="float" office:value="168.82471728162" calcext:value-type="float">
            <text:p>168.82471728162</text:p>
          </table:table-cell>
          <table:table-cell office:value-type="float" office:value="136.522888731526" calcext:value-type="float">
            <text:p>136.522888731526</text:p>
          </table:table-cell>
          <table:table-cell office:value-type="float" office:value="189.200375" calcext:value-type="float">
            <text:p>189.2003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office:value-type="float" office:value="2903" calcext:value-type="float">
            <text:p>2903</text:p>
          </table:table-cell>
          <table:table-cell office:value-type="float" office:value="503.293895143006" calcext:value-type="float">
            <text:p>503.293895143006</text:p>
          </table:table-cell>
          <table:table-cell office:value-type="float" office:value="0" calcext:value-type="float">
            <text:p>0</text:p>
          </table:table-cell>
          <table:table-cell office:value-type="float" office:value="1136.97734572639" calcext:value-type="float">
            <text:p>1136.97734572639</text:p>
          </table:table-cell>
          <table:table-cell office:value-type="float" office:value="202.079957931838" calcext:value-type="float">
            <text:p>202.079957931838</text:p>
          </table:table-cell>
          <table:table-cell office:value-type="float" office:value="168.770074756261" calcext:value-type="float">
            <text:p>168.770074756261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67" calcext:value-type="float">
            <text:p>567</text:p>
          </table:table-cell>
          <table:table-cell office:value-type="float" office:value="22" calcext:value-type="float">
            <text:p>22</text:p>
          </table:table-cell>
          <table:table-cell office:value-type="float" office:value="1720" calcext:value-type="float">
            <text:p>1720</text:p>
          </table:table-cell>
          <table:table-cell office:value-type="float" office:value="282.032163900144" calcext:value-type="float">
            <text:p>282.032163900144</text:p>
          </table:table-cell>
          <table:table-cell office:value-type="float" office:value="0" calcext:value-type="float">
            <text:p>0</text:p>
          </table:table-cell>
          <table:table-cell office:value-type="float" office:value="1148.27041768336" calcext:value-type="float">
            <text:p>1148.27041768336</text:p>
          </table:table-cell>
          <table:table-cell office:value-type="float" office:value="204.087125017942" calcext:value-type="float">
            <text:p>204.087125017942</text:p>
          </table:table-cell>
          <table:table-cell office:value-type="float" office:value="171.567747954643" calcext:value-type="float">
            <text:p>171.567747954643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02" calcext:value-type="float">
            <text:p>602</text:p>
          </table:table-cell>
          <table:table-cell office:value-type="float" office:value="41" calcext:value-type="float">
            <text:p>41</text:p>
          </table:table-cell>
          <table:table-cell office:value-type="float" office:value="1596" calcext:value-type="float">
            <text:p>1596</text:p>
          </table:table-cell>
          <table:table-cell office:value-type="float" office:value="284.853944348569" calcext:value-type="float">
            <text:p>284.853944348569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1146.55889013099" calcext:value-type="float">
            <text:p>1146.55889013099</text:p>
          </table:table-cell>
          <table:table-cell office:value-type="float" office:value="203.817498056224" calcext:value-type="float">
            <text:p>203.817498056224</text:p>
          </table:table-cell>
          <table:table-cell office:value-type="float" office:value="171.312021669963" calcext:value-type="float">
            <text:p>171.312021669963</text:p>
          </table:table-cell>
          <table:table-cell office:value-type="float" office:value="182.030875" calcext:value-type="float">
            <text:p>182.030875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78" calcext:value-type="float">
            <text:p>878</text:p>
          </table:table-cell>
          <table:table-cell office:value-type="float" office:value="4" calcext:value-type="float">
            <text:p>4</text:p>
          </table:table-cell>
          <table:table-cell office:value-type="float" office:value="1980" calcext:value-type="float">
            <text:p>1980</text:p>
          </table:table-cell>
          <table:table-cell office:value-type="float" office:value="340.840719419552" calcext:value-type="float">
            <text:p>340.840719419552</text:p>
          </table:table-cell>
          <table:table-cell office:value-type="float" office:value="0.052" calcext:value-type="float">
            <text:p>0.052</text:p>
          </table:table-cell>
          <table:table-cell office:value-type="float" office:value="1004.69695827996" calcext:value-type="float">
            <text:p>1004.69695827996</text:p>
          </table:table-cell>
          <table:table-cell office:value-type="float" office:value="181.885470826112" calcext:value-type="float">
            <text:p>181.885470826112</text:p>
          </table:table-cell>
          <table:table-cell office:value-type="float" office:value="150.115854118002" calcext:value-type="float">
            <text:p>150.115854118002</text:p>
          </table:table-cell>
          <table:table-cell office:value-type="float" office:value="185.38" calcext:value-type="float">
            <text:p>185.38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69" calcext:value-type="float">
            <text:p>3069</text:p>
          </table:table-cell>
          <table:table-cell office:value-type="float" office:value="3" calcext:value-type="float">
            <text:p>3</text:p>
          </table:table-cell>
          <table:table-cell office:value-type="float" office:value="5090" calcext:value-type="float">
            <text:p>5090</text:p>
          </table:table-cell>
          <table:table-cell office:value-type="float" office:value="1216.21131722513" calcext:value-type="float">
            <text:p>1216.21131722513</text:p>
          </table:table-cell>
          <table:table-cell office:value-type="float" office:value="0.11095" calcext:value-type="float">
            <text:p>0.11095</text:p>
          </table:table-cell>
          <table:table-cell office:value-type="float" office:value="913.700945680479" calcext:value-type="float">
            <text:p>913.700945680479</text:p>
          </table:table-cell>
          <table:table-cell office:value-type="float" office:value="168.831010653182" calcext:value-type="float">
            <text:p>168.831010653182</text:p>
          </table:table-cell>
          <table:table-cell office:value-type="float" office:value="137.412056283978" calcext:value-type="float">
            <text:p>137.412056283978</text:p>
          </table:table-cell>
          <table:table-cell office:value-type="float" office:value="189.21175" calcext:value-type="float">
            <text:p>189.211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2399" calcext:value-type="float">
            <text:p>2399</text:p>
          </table:table-cell>
          <table:table-cell office:value-type="float" office:value="402.011878489485" calcext:value-type="float">
            <text:p>402.011878489485</text:p>
          </table:table-cell>
          <table:table-cell office:value-type="float" office:value="0" calcext:value-type="float">
            <text:p>0</text:p>
          </table:table-cell>
          <table:table-cell office:value-type="float" office:value="1136.04089747231" calcext:value-type="float">
            <text:p>1136.04089747231</text:p>
          </table:table-cell>
          <table:table-cell office:value-type="float" office:value="201.91351888668" calcext:value-type="float">
            <text:p>201.91351888668</text:p>
          </table:table-cell>
          <table:table-cell office:value-type="float" office:value="168.631070718546" calcext:value-type="float">
            <text:p>168.631070718546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50" calcext:value-type="float">
            <text:p>350</text:p>
          </table:table-cell>
          <table:table-cell office:value-type="float" office:value="21" calcext:value-type="float">
            <text:p>21</text:p>
          </table:table-cell>
          <table:table-cell office:value-type="float" office:value="1840" calcext:value-type="float">
            <text:p>1840</text:p>
          </table:table-cell>
          <table:table-cell office:value-type="float" office:value="289.628456869815" calcext:value-type="float">
            <text:p>289.628456869815</text:p>
          </table:table-cell>
          <table:table-cell office:value-type="float" office:value="0" calcext:value-type="float">
            <text:p>0</text:p>
          </table:table-cell>
          <table:table-cell office:value-type="float" office:value="1113.67875936186" calcext:value-type="float">
            <text:p>1113.67875936186</text:p>
          </table:table-cell>
          <table:table-cell office:value-type="float" office:value="197.938998245956" calcext:value-type="float">
            <text:p>197.938998245956</text:p>
          </table:table-cell>
          <table:table-cell office:value-type="float" office:value="166.399267756216" calcext:value-type="float">
            <text:p>166.399267756216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95" calcext:value-type="float">
            <text:p>595</text:p>
          </table:table-cell>
          <table:table-cell office:value-type="float" office:value="41" calcext:value-type="float">
            <text:p>41</text:p>
          </table:table-cell>
          <table:table-cell office:value-type="float" office:value="1926" calcext:value-type="float">
            <text:p>1926</text:p>
          </table:table-cell>
          <table:table-cell office:value-type="float" office:value="317.40284755594" calcext:value-type="float">
            <text:p>317.40284755594</text:p>
          </table:table-cell>
          <table:table-cell office:value-type="float" office:value="0.0007" calcext:value-type="float">
            <text:p>0.0007</text:p>
          </table:table-cell>
          <table:table-cell office:value-type="float" office:value="1155.70194446852" calcext:value-type="float">
            <text:p>1155.70194446852</text:p>
          </table:table-cell>
          <table:table-cell office:value-type="float" office:value="205.459314777094" calcext:value-type="float">
            <text:p>205.459314777094</text:p>
          </table:table-cell>
          <table:table-cell office:value-type="float" office:value="172.678122562191" calcext:value-type="float">
            <text:p>172.678122562191</text:p>
          </table:table-cell>
          <table:table-cell office:value-type="float" office:value="182.0455" calcext:value-type="float">
            <text:p>182.0455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785" calcext:value-type="float">
            <text:p>1785</text:p>
          </table:table-cell>
          <table:table-cell office:value-type="float" office:value="3" calcext:value-type="float">
            <text:p>3</text:p>
          </table:table-cell>
          <table:table-cell office:value-type="float" office:value="3329" calcext:value-type="float">
            <text:p>3329</text:p>
          </table:table-cell>
          <table:table-cell office:value-type="float" office:value="698.275087531526" calcext:value-type="float">
            <text:p>698.275087531526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1020.59041155308" calcext:value-type="float">
            <text:p>1020.59041155308</text:p>
          </table:table-cell>
          <table:table-cell office:value-type="float" office:value="185.446211297298" calcext:value-type="float">
            <text:p>185.446211297298</text:p>
          </table:table-cell>
          <table:table-cell office:value-type="float" office:value="152.490559538693" calcext:value-type="float">
            <text:p>152.490559538693</text:p>
          </table:table-cell>
          <table:table-cell office:value-type="float" office:value="186.06575" calcext:value-type="float">
            <text:p>186.06575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389" calcext:value-type="float">
            <text:p>2389</text:p>
          </table:table-cell>
          <table:table-cell office:value-type="float" office:value="3" calcext:value-type="float">
            <text:p>3</text:p>
          </table:table-cell>
          <table:table-cell office:value-type="float" office:value="5013" calcext:value-type="float">
            <text:p>5013</text:p>
          </table:table-cell>
          <table:table-cell office:value-type="float" office:value="1097.70994215021" calcext:value-type="float">
            <text:p>1097.70994215021</text:p>
          </table:table-cell>
          <table:table-cell office:value-type="float" office:value="0.1117" calcext:value-type="float">
            <text:p>0.1117</text:p>
          </table:table-cell>
          <table:table-cell office:value-type="float" office:value="904.670360737306" calcext:value-type="float">
            <text:p>904.670360737306</text:p>
          </table:table-cell>
          <table:table-cell office:value-type="float" office:value="167.205434383128" calcext:value-type="float">
            <text:p>167.205434383128</text:p>
          </table:table-cell>
          <table:table-cell office:value-type="float" office:value="136.053940970259" calcext:value-type="float">
            <text:p>136.053940970259</text:p>
          </table:table-cell>
          <table:table-cell office:value-type="float" office:value="189.2605" calcext:value-type="float">
            <text:p>189.260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office:value-type="float" office:value="2164" calcext:value-type="float">
            <text:p>2164</text:p>
          </table:table-cell>
          <table:table-cell office:value-type="float" office:value="367.21696365533" calcext:value-type="float">
            <text:p>367.21696365533</text:p>
          </table:table-cell>
          <table:table-cell office:value-type="float" office:value="0" calcext:value-type="float">
            <text:p>0</text:p>
          </table:table-cell>
          <table:table-cell office:value-type="float" office:value="1157.77591247214" calcext:value-type="float">
            <text:p>1157.77591247214</text:p>
          </table:table-cell>
          <table:table-cell office:value-type="float" office:value="205.776578193291" calcext:value-type="float">
            <text:p>205.776578193291</text:p>
          </table:table-cell>
          <table:table-cell office:value-type="float" office:value="171.857362007583" calcext:value-type="float">
            <text:p>171.857362007583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80" calcext:value-type="float">
            <text:p>480</text:p>
          </table:table-cell>
          <table:table-cell office:value-type="float" office:value="21" calcext:value-type="float">
            <text:p>21</text:p>
          </table:table-cell>
          <table:table-cell office:value-type="float" office:value="1823" calcext:value-type="float">
            <text:p>1823</text:p>
          </table:table-cell>
          <table:table-cell office:value-type="float" office:value="354.013644963537" calcext:value-type="float">
            <text:p>354.013644963537</text:p>
          </table:table-cell>
          <table:table-cell office:value-type="float" office:value="0" calcext:value-type="float">
            <text:p>0</text:p>
          </table:table-cell>
          <table:table-cell office:value-type="float" office:value="1140.47843070168" calcext:value-type="float">
            <text:p>1140.47843070168</text:p>
          </table:table-cell>
          <table:table-cell office:value-type="float" office:value="202.702221081744" calcext:value-type="float">
            <text:p>202.702221081744</text:p>
          </table:table-cell>
          <table:table-cell office:value-type="float" office:value="170.403515524763" calcext:value-type="float">
            <text:p>170.403515524763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12" calcext:value-type="float">
            <text:p>512</text:p>
          </table:table-cell>
          <table:table-cell office:value-type="float" office:value="41" calcext:value-type="float">
            <text:p>41</text:p>
          </table:table-cell>
          <table:table-cell office:value-type="float" office:value="1504" calcext:value-type="float">
            <text:p>1504</text:p>
          </table:table-cell>
          <table:table-cell office:value-type="float" office:value="248.593517936599" calcext:value-type="float">
            <text:p>248.593517936599</text:p>
          </table:table-cell>
          <table:table-cell office:value-type="float" office:value="0.0011" calcext:value-type="float">
            <text:p>0.0011</text:p>
          </table:table-cell>
          <table:table-cell office:value-type="float" office:value="1148.33634771625" calcext:value-type="float">
            <text:p>1148.33634771625</text:p>
          </table:table-cell>
          <table:table-cell office:value-type="float" office:value="204.179024739471" calcext:value-type="float">
            <text:p>204.179024739471</text:p>
          </table:table-cell>
          <table:table-cell office:value-type="float" office:value="171.577598828697" calcext:value-type="float">
            <text:p>171.577598828697</text:p>
          </table:table-cell>
          <table:table-cell office:value-type="float" office:value="182.0715" calcext:value-type="float">
            <text:p>182.0715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565" calcext:value-type="float">
            <text:p>1565</text:p>
          </table:table-cell>
          <table:table-cell office:value-type="float" office:value="3" calcext:value-type="float">
            <text:p>3</text:p>
          </table:table-cell>
          <table:table-cell office:value-type="float" office:value="2746" calcext:value-type="float">
            <text:p>2746</text:p>
          </table:table-cell>
          <table:table-cell office:value-type="float" office:value="534.607044432974" calcext:value-type="float">
            <text:p>534.607044432974</text:p>
          </table:table-cell>
          <table:table-cell office:value-type="float" office:value="0.062325" calcext:value-type="float">
            <text:p>0.062325</text:p>
          </table:table-cell>
          <table:table-cell office:value-type="float" office:value="1010.7901852273" calcext:value-type="float">
            <text:p>1010.7901852273</text:p>
          </table:table-cell>
          <table:table-cell office:value-type="float" office:value="183.65102646533" calcext:value-type="float">
            <text:p>183.65102646533</text:p>
          </table:table-cell>
          <table:table-cell office:value-type="float" office:value="151.026267909939" calcext:value-type="float">
            <text:p>151.026267909939</text:p>
          </table:table-cell>
          <table:table-cell office:value-type="float" office:value="186.051125" calcext:value-type="float">
            <text:p>186.051125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458" calcext:value-type="float">
            <text:p>3458</text:p>
          </table:table-cell>
          <table:table-cell office:value-type="float" office:value="3" calcext:value-type="float">
            <text:p>3</text:p>
          </table:table-cell>
          <table:table-cell office:value-type="float" office:value="5715" calcext:value-type="float">
            <text:p>5715</text:p>
          </table:table-cell>
          <table:table-cell office:value-type="float" office:value="1287.41313621091" calcext:value-type="float">
            <text:p>1287.41313621091</text:p>
          </table:table-cell>
          <table:table-cell office:value-type="float" office:value="0.1087" calcext:value-type="float">
            <text:p>0.1087</text:p>
          </table:table-cell>
          <table:table-cell office:value-type="float" office:value="916.086478563576" calcext:value-type="float">
            <text:p>916.086478563576</text:p>
          </table:table-cell>
          <table:table-cell office:value-type="float" office:value="169.140964953967" calcext:value-type="float">
            <text:p>169.140964953967</text:p>
          </table:table-cell>
          <table:table-cell office:value-type="float" office:value="137.770818065225" calcext:value-type="float">
            <text:p>137.770818065225</text:p>
          </table:table-cell>
          <table:table-cell office:value-type="float" office:value="189.0655" calcext:value-type="float">
            <text:p>189.065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office:value-type="float" office:value="2131" calcext:value-type="float">
            <text:p>2131</text:p>
          </table:table-cell>
          <table:table-cell office:value-type="float" office:value="368.939680215818" calcext:value-type="float">
            <text:p>368.939680215818</text:p>
          </table:table-cell>
          <table:table-cell office:value-type="float" office:value="0" calcext:value-type="float">
            <text:p>0</text:p>
          </table:table-cell>
          <table:table-cell office:value-type="float" office:value="1142.26968987378" calcext:value-type="float">
            <text:p>1142.26968987378</text:p>
          </table:table-cell>
          <table:table-cell office:value-type="float" office:value="203.02058941116" calcext:value-type="float">
            <text:p>203.02058941116</text:p>
          </table:table-cell>
          <table:table-cell office:value-type="float" office:value="170.671154834656" calcext:value-type="float">
            <text:p>170.671154834656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1" calcext:value-type="float">
            <text:p>501</text:p>
          </table:table-cell>
          <table:table-cell office:value-type="float" office:value="21" calcext:value-type="float">
            <text:p>21</text:p>
          </table:table-cell>
          <table:table-cell office:value-type="float" office:value="1740" calcext:value-type="float">
            <text:p>1740</text:p>
          </table:table-cell>
          <table:table-cell office:value-type="float" office:value="305.97164037763" calcext:value-type="float">
            <text:p>305.97164037763</text:p>
          </table:table-cell>
          <table:table-cell office:value-type="float" office:value="0.0002" calcext:value-type="float">
            <text:p>0.0002</text:p>
          </table:table-cell>
          <table:table-cell office:value-type="float" office:value="1137.4623215606" calcext:value-type="float">
            <text:p>1137.4623215606</text:p>
          </table:table-cell>
          <table:table-cell office:value-type="float" office:value="202.180595248251" calcext:value-type="float">
            <text:p>202.180595248251</text:p>
          </table:table-cell>
          <table:table-cell office:value-type="float" office:value="171.063669453449" calcext:value-type="float">
            <text:p>171.063669453449</text:p>
          </table:table-cell>
          <table:table-cell office:value-type="float" office:value="182.013" calcext:value-type="float">
            <text:p>182.013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95" calcext:value-type="float">
            <text:p>395</text:p>
          </table:table-cell>
          <table:table-cell office:value-type="float" office:value="20" calcext:value-type="float">
            <text:p>20</text:p>
          </table:table-cell>
          <table:table-cell office:value-type="float" office:value="1597" calcext:value-type="float">
            <text:p>1597</text:p>
          </table:table-cell>
          <table:table-cell office:value-type="float" office:value="240.710137331676" calcext:value-type="float">
            <text:p>240.710137331676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1124.03754285393" calcext:value-type="float">
            <text:p>1124.03754285393</text:p>
          </table:table-cell>
          <table:table-cell office:value-type="float" office:value="199.933512740263" calcext:value-type="float">
            <text:p>199.933512740263</text:p>
          </table:table-cell>
          <table:table-cell office:value-type="float" office:value="169.044708593267" calcext:value-type="float">
            <text:p>169.044708593267</text:p>
          </table:table-cell>
          <table:table-cell office:value-type="float" office:value="182.13975" calcext:value-type="float">
            <text:p>182.13975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927" calcext:value-type="float">
            <text:p>1927</text:p>
          </table:table-cell>
          <table:table-cell office:value-type="float" office:value="4" calcext:value-type="float">
            <text:p>4</text:p>
          </table:table-cell>
          <table:table-cell office:value-type="float" office:value="4018" calcext:value-type="float">
            <text:p>4018</text:p>
          </table:table-cell>
          <table:table-cell office:value-type="float" office:value="1020.44408732657" calcext:value-type="float">
            <text:p>1020.44408732657</text:p>
          </table:table-cell>
          <table:table-cell office:value-type="float" office:value="0.043025" calcext:value-type="float">
            <text:p>0.043025</text:p>
          </table:table-cell>
          <table:table-cell office:value-type="float" office:value="972.266109234097" calcext:value-type="float">
            <text:p>972.266109234097</text:p>
          </table:table-cell>
          <table:table-cell office:value-type="float" office:value="175.460444910491" calcext:value-type="float">
            <text:p>175.460444910491</text:p>
          </table:table-cell>
          <table:table-cell office:value-type="float" office:value="146.219707834034" calcext:value-type="float">
            <text:p>146.219707834034</text:p>
          </table:table-cell>
          <table:table-cell office:value-type="float" office:value="184.796625" calcext:value-type="float">
            <text:p>184.796625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903" calcext:value-type="float">
            <text:p>1903</text:p>
          </table:table-cell>
          <table:table-cell office:value-type="float" office:value="2" calcext:value-type="float">
            <text:p>2</text:p>
          </table:table-cell>
          <table:table-cell office:value-type="float" office:value="4434" calcext:value-type="float">
            <text:p>4434</text:p>
          </table:table-cell>
          <table:table-cell office:value-type="float" office:value="862.301599925867" calcext:value-type="float">
            <text:p>862.301599925867</text:p>
          </table:table-cell>
          <table:table-cell office:value-type="float" office:value="0.101875" calcext:value-type="float">
            <text:p>0.101875</text:p>
          </table:table-cell>
          <table:table-cell office:value-type="float" office:value="897.625779812396" calcext:value-type="float">
            <text:p>897.625779812396</text:p>
          </table:table-cell>
          <table:table-cell office:value-type="float" office:value="165.343610973195" calcext:value-type="float">
            <text:p>165.343610973195</text:p>
          </table:table-cell>
          <table:table-cell office:value-type="float" office:value="135.871089717697" calcext:value-type="float">
            <text:p>135.871089717697</text:p>
          </table:table-cell>
          <table:table-cell office:value-type="float" office:value="188.621875" calcext:value-type="float">
            <text:p>188.6218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2470" calcext:value-type="float">
            <text:p>2470</text:p>
          </table:table-cell>
          <table:table-cell office:value-type="float" office:value="323.524679989772" calcext:value-type="float">
            <text:p>323.524679989772</text:p>
          </table:table-cell>
          <table:table-cell office:value-type="float" office:value="0" calcext:value-type="float">
            <text:p>0</text:p>
          </table:table-cell>
          <table:table-cell office:value-type="float" office:value="1102.59661502839" calcext:value-type="float">
            <text:p>1102.59661502839</text:p>
          </table:table-cell>
          <table:table-cell office:value-type="float" office:value="195.969320249187" calcext:value-type="float">
            <text:p>195.969320249187</text:p>
          </table:table-cell>
          <table:table-cell office:value-type="float" office:value="164.743439550141" calcext:value-type="float">
            <text:p>164.743439550141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29" calcext:value-type="float">
            <text:p>429</text:p>
          </table:table-cell>
          <table:table-cell office:value-type="float" office:value="21" calcext:value-type="float">
            <text:p>21</text:p>
          </table:table-cell>
          <table:table-cell office:value-type="float" office:value="1975" calcext:value-type="float">
            <text:p>1975</text:p>
          </table:table-cell>
          <table:table-cell office:value-type="float" office:value="257.934669175199" calcext:value-type="float">
            <text:p>257.934669175199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1125.36574386676" calcext:value-type="float">
            <text:p>1125.36574386676</text:p>
          </table:table-cell>
          <table:table-cell office:value-type="float" office:value="200.060823600678" calcext:value-type="float">
            <text:p>200.060823600678</text:p>
          </table:table-cell>
          <table:table-cell office:value-type="float" office:value="169.244457573711" calcext:value-type="float">
            <text:p>169.244457573711</text:p>
          </table:table-cell>
          <table:table-cell office:value-type="float" office:value="182.040625" calcext:value-type="float">
            <text:p>182.040625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85" calcext:value-type="float">
            <text:p>485</text:p>
          </table:table-cell>
          <table:table-cell office:value-type="float" office:value="27" calcext:value-type="float">
            <text:p>27</text:p>
          </table:table-cell>
          <table:table-cell office:value-type="float" office:value="2091" calcext:value-type="float">
            <text:p>2091</text:p>
          </table:table-cell>
          <table:table-cell office:value-type="float" office:value="262.449555918703" calcext:value-type="float">
            <text:p>262.449555918703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1114.36133166179" calcext:value-type="float">
            <text:p>1114.36133166179</text:p>
          </table:table-cell>
          <table:table-cell office:value-type="float" office:value="198.134587425129" calcext:value-type="float">
            <text:p>198.134587425129</text:p>
          </table:table-cell>
          <table:table-cell office:value-type="float" office:value="167.589497144449" calcext:value-type="float">
            <text:p>167.589497144449</text:p>
          </table:table-cell>
          <table:table-cell office:value-type="float" office:value="182.06825" calcext:value-type="float">
            <text:p>182.06825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478" calcext:value-type="float">
            <text:p>2478</text:p>
          </table:table-cell>
          <table:table-cell office:value-type="float" office:value="416.443184454107" calcext:value-type="float">
            <text:p>416.443184454107</text:p>
          </table:table-cell>
          <table:table-cell office:value-type="float" office:value="0.052275" calcext:value-type="float">
            <text:p>0.052275</text:p>
          </table:table-cell>
          <table:table-cell office:value-type="float" office:value="1004.46989101502" calcext:value-type="float">
            <text:p>1004.46989101502</text:p>
          </table:table-cell>
          <table:table-cell office:value-type="float" office:value="181.861897749674" calcext:value-type="float">
            <text:p>181.861897749674</text:p>
          </table:table-cell>
          <table:table-cell office:value-type="float" office:value="151.06285470343" calcext:value-type="float">
            <text:p>151.06285470343</text:p>
          </table:table-cell>
          <table:table-cell office:value-type="float" office:value="185.397875" calcext:value-type="float">
            <text:p>185.397875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632" calcext:value-type="float">
            <text:p>2632</text:p>
          </table:table-cell>
          <table:table-cell office:value-type="float" office:value="2" calcext:value-type="float">
            <text:p>2</text:p>
          </table:table-cell>
          <table:table-cell office:value-type="float" office:value="5727" calcext:value-type="float">
            <text:p>5727</text:p>
          </table:table-cell>
          <table:table-cell office:value-type="float" office:value="1438.75067302282" calcext:value-type="float">
            <text:p>1438.75067302282</text:p>
          </table:table-cell>
          <table:table-cell office:value-type="float" office:value="0.10095" calcext:value-type="float">
            <text:p>0.10095</text:p>
          </table:table-cell>
          <table:table-cell office:value-type="float" office:value="890.293574306127" calcext:value-type="float">
            <text:p>890.293574306127</text:p>
          </table:table-cell>
          <table:table-cell office:value-type="float" office:value="163.940736704022" calcext:value-type="float">
            <text:p>163.940736704022</text:p>
          </table:table-cell>
          <table:table-cell office:value-type="float" office:value="134.761234392041" calcext:value-type="float">
            <text:p>134.761234392041</text:p>
          </table:table-cell>
          <table:table-cell office:value-type="float" office:value="188.56175" calcext:value-type="float">
            <text:p>188.561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office:value-type="float" office:value="276.727866146029" calcext:value-type="float">
            <text:p>276.72786614602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1067.2073850751" calcext:value-type="float">
            <text:p>1067.2073850751</text:p>
          </table:table-cell>
          <table:table-cell office:value-type="float" office:value="189.750567370801" calcext:value-type="float">
            <text:p>189.750567370801</text:p>
          </table:table-cell>
          <table:table-cell office:value-type="float" office:value="159.455790934073" calcext:value-type="float">
            <text:p>159.455790934073</text:p>
          </table:table-cell>
          <table:table-cell office:value-type="float" office:value="182.06825" calcext:value-type="float">
            <text:p>182.06825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050" calcext:value-type="float">
            <text:p>2050</text:p>
          </table:table-cell>
          <table:table-cell office:value-type="float" office:value="2" calcext:value-type="float">
            <text:p>2</text:p>
          </table:table-cell>
          <table:table-cell office:value-type="float" office:value="4613" calcext:value-type="float">
            <text:p>4613</text:p>
          </table:table-cell>
          <table:table-cell office:value-type="float" office:value="910.964472172077" calcext:value-type="float">
            <text:p>910.964472172077</text:p>
          </table:table-cell>
          <table:table-cell office:value-type="float" office:value="0.097925" calcext:value-type="float">
            <text:p>0.097925</text:p>
          </table:table-cell>
          <table:table-cell office:value-type="float" office:value="876.885303402315" calcext:value-type="float">
            <text:p>876.885303402315</text:p>
          </table:table-cell>
          <table:table-cell office:value-type="float" office:value="161.30332986918" calcext:value-type="float">
            <text:p>161.30332986918</text:p>
          </table:table-cell>
          <table:table-cell office:value-type="float" office:value="132.731662136093" calcext:value-type="float">
            <text:p>132.731662136093</text:p>
          </table:table-cell>
          <table:table-cell office:value-type="float" office:value="188.365125" calcext:value-type="float">
            <text:p>188.36512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office:value-type="float" office:value="1893" calcext:value-type="float">
            <text:p>1893</text:p>
          </table:table-cell>
          <table:table-cell office:value-type="float" office:value="345.607452947267" calcext:value-type="float">
            <text:p>345.607452947267</text:p>
          </table:table-cell>
          <table:table-cell office:value-type="float" office:value="0" calcext:value-type="float">
            <text:p>0</text:p>
          </table:table-cell>
          <table:table-cell office:value-type="float" office:value="1131.95800435804" calcext:value-type="float">
            <text:p>1131.95800435804</text:p>
          </table:table-cell>
          <table:table-cell office:value-type="float" office:value="201.187848430823" calcext:value-type="float">
            <text:p>201.187848430823</text:p>
          </table:table-cell>
          <table:table-cell office:value-type="float" office:value="163.603305317373" calcext:value-type="float">
            <text:p>163.603305317373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926" calcext:value-type="float">
            <text:p>926</text:p>
          </table:table-cell>
          <table:table-cell office:value-type="float" office:value="11" calcext:value-type="float">
            <text:p>11</text:p>
          </table:table-cell>
          <table:table-cell office:value-type="float" office:value="3077" calcext:value-type="float">
            <text:p>3077</text:p>
          </table:table-cell>
          <table:table-cell office:value-type="float" office:value="696.709694932394" calcext:value-type="float">
            <text:p>696.709694932394</text:p>
          </table:table-cell>
          <table:table-cell office:value-type="float" office:value="0" calcext:value-type="float">
            <text:p>0</text:p>
          </table:table-cell>
          <table:table-cell office:value-type="float" office:value="1024.24909738048" calcext:value-type="float">
            <text:p>1024.24909738048</text:p>
          </table:table-cell>
          <table:table-cell office:value-type="float" office:value="182.044273167234" calcext:value-type="float">
            <text:p>182.044273167234</text:p>
          </table:table-cell>
          <table:table-cell office:value-type="float" office:value="149.036245614934" calcext:value-type="float">
            <text:p>149.036245614934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95" calcext:value-type="float">
            <text:p>395</text:p>
          </table:table-cell>
          <table:table-cell office:value-type="float" office:value="21" calcext:value-type="float">
            <text:p>21</text:p>
          </table:table-cell>
          <table:table-cell office:value-type="float" office:value="1547" calcext:value-type="float">
            <text:p>1547</text:p>
          </table:table-cell>
          <table:table-cell office:value-type="float" office:value="250.291739321731" calcext:value-type="float">
            <text:p>250.291739321731</text:p>
          </table:table-cell>
          <table:table-cell office:value-type="float" office:value="0" calcext:value-type="float">
            <text:p>0</text:p>
          </table:table-cell>
          <table:table-cell office:value-type="float" office:value="1142.40018278403" calcext:value-type="float">
            <text:p>1142.40018278403</text:p>
          </table:table-cell>
          <table:table-cell office:value-type="float" office:value="203.043782487005" calcext:value-type="float">
            <text:p>203.043782487005</text:p>
          </table:table-cell>
          <table:table-cell office:value-type="float" office:value="166.228151596504" calcext:value-type="float">
            <text:p>166.228151596504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3" calcext:value-type="float">
            <text:p>413</text:p>
          </table:table-cell>
          <table:table-cell office:value-type="float" office:value="15" calcext:value-type="float">
            <text:p>15</text:p>
          </table:table-cell>
          <table:table-cell office:value-type="float" office:value="1955" calcext:value-type="float">
            <text:p>1955</text:p>
          </table:table-cell>
          <table:table-cell office:value-type="float" office:value="312.149798714511" calcext:value-type="float">
            <text:p>312.149798714511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1095.08035152079" calcext:value-type="float">
            <text:p>1095.08035152079</text:p>
          </table:table-cell>
          <table:table-cell office:value-type="float" office:value="194.713360579161" calcext:value-type="float">
            <text:p>194.713360579161</text:p>
          </table:table-cell>
          <table:table-cell office:value-type="float" office:value="159.342746461522" calcext:value-type="float">
            <text:p>159.342746461522</text:p>
          </table:table-cell>
          <table:table-cell office:value-type="float" office:value="182.07475" calcext:value-type="float">
            <text:p>182.07475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67" calcext:value-type="float">
            <text:p>467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319.680740137906" calcext:value-type="float">
            <text:p>319.680740137906</text:p>
          </table:table-cell>
          <table:table-cell office:value-type="float" office:value="0.0016" calcext:value-type="float">
            <text:p>0.0016</text:p>
          </table:table-cell>
          <table:table-cell office:value-type="float" office:value="1012.83771807662" calcext:value-type="float">
            <text:p>1012.83771807662</text:p>
          </table:table-cell>
          <table:table-cell office:value-type="float" office:value="180.118945129517" calcext:value-type="float">
            <text:p>180.118945129517</text:p>
          </table:table-cell>
          <table:table-cell office:value-type="float" office:value="147.375800774821" calcext:value-type="float">
            <text:p>147.375800774821</text:p>
          </table:table-cell>
          <table:table-cell office:value-type="float" office:value="182.104" calcext:value-type="float">
            <text:p>182.104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48" calcext:value-type="float">
            <text:p>648</text:p>
          </table:table-cell>
          <table:table-cell office:value-type="float" office:value="4" calcext:value-type="float">
            <text:p>4</text:p>
          </table:table-cell>
          <table:table-cell office:value-type="float" office:value="3006" calcext:value-type="float">
            <text:p>3006</text:p>
          </table:table-cell>
          <table:table-cell office:value-type="float" office:value="429.070639439006" calcext:value-type="float">
            <text:p>429.070639439006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1069.31857673697" calcext:value-type="float">
            <text:p>1069.31857673697</text:p>
          </table:table-cell>
          <table:table-cell office:value-type="float" office:value="190.438172083434" calcext:value-type="float">
            <text:p>190.438172083434</text:p>
          </table:table-cell>
          <table:table-cell office:value-type="float" office:value="155.594206966611" calcext:value-type="float">
            <text:p>155.594206966611</text:p>
          </table:table-cell>
          <table:table-cell office:value-type="float" office:value="182.36725" calcext:value-type="float">
            <text:p>182.36725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97" calcext:value-type="float">
            <text:p>397</text:p>
          </table:table-cell>
          <table:table-cell office:value-type="float" office:value="4" calcext:value-type="float">
            <text:p>4</text:p>
          </table:table-cell>
          <table:table-cell office:value-type="float" office:value="1393" calcext:value-type="float">
            <text:p>1393</text:p>
          </table:table-cell>
          <table:table-cell office:value-type="float" office:value="249.081539047954" calcext:value-type="float">
            <text:p>249.081539047954</text:p>
          </table:table-cell>
          <table:table-cell office:value-type="float" office:value="0.012975" calcext:value-type="float">
            <text:p>0.012975</text:p>
          </table:table-cell>
          <table:table-cell office:value-type="float" office:value="1041.20571621938" calcext:value-type="float">
            <text:p>1041.20571621938</text:p>
          </table:table-cell>
          <table:table-cell office:value-type="float" office:value="185.915592991059" calcext:value-type="float">
            <text:p>185.915592991059</text:p>
          </table:table-cell>
          <table:table-cell office:value-type="float" office:value="151.503566129578" calcext:value-type="float">
            <text:p>151.503566129578</text:p>
          </table:table-cell>
          <table:table-cell office:value-type="float" office:value="182.843375" calcext:value-type="float">
            <text:p>182.843375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10" calcext:value-type="float">
            <text:p>810</text:p>
          </table:table-cell>
          <table:table-cell office:value-type="float" office:value="5" calcext:value-type="float">
            <text:p>5</text:p>
          </table:table-cell>
          <table:table-cell office:value-type="float" office:value="2262" calcext:value-type="float">
            <text:p>2262</text:p>
          </table:table-cell>
          <table:table-cell office:value-type="float" office:value="326.38783885603" calcext:value-type="float">
            <text:p>326.38783885603</text:p>
          </table:table-cell>
          <table:table-cell office:value-type="float" office:value="0.031125" calcext:value-type="float">
            <text:p>0.031125</text:p>
          </table:table-cell>
          <table:table-cell office:value-type="float" office:value="1006.64384940608" calcext:value-type="float">
            <text:p>1006.64384940608</text:p>
          </table:table-cell>
          <table:table-cell office:value-type="float" office:value="180.904049736071" calcext:value-type="float">
            <text:p>180.904049736071</text:p>
          </table:table-cell>
          <table:table-cell office:value-type="float" office:value="146.474544493658" calcext:value-type="float">
            <text:p>146.474544493658</text:p>
          </table:table-cell>
          <table:table-cell office:value-type="float" office:value="184.023125" calcext:value-type="float">
            <text:p>184.023125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263" calcext:value-type="float">
            <text:p>1263</text:p>
          </table:table-cell>
          <table:table-cell office:value-type="float" office:value="4" calcext:value-type="float">
            <text:p>4</text:p>
          </table:table-cell>
          <table:table-cell office:value-type="float" office:value="3143" calcext:value-type="float">
            <text:p>3143</text:p>
          </table:table-cell>
          <table:table-cell office:value-type="float" office:value="651.691597389192" calcext:value-type="float">
            <text:p>651.691597389192</text:p>
          </table:table-cell>
          <table:table-cell office:value-type="float" office:value="0.04295" calcext:value-type="float">
            <text:p>0.04295</text:p>
          </table:table-cell>
          <table:table-cell office:value-type="float" office:value="942.418245217227" calcext:value-type="float">
            <text:p>942.418245217227</text:p>
          </table:table-cell>
          <table:table-cell office:value-type="float" office:value="170.069449966426" calcext:value-type="float">
            <text:p>170.069449966426</text:p>
          </table:table-cell>
          <table:table-cell office:value-type="float" office:value="137.129217321647" calcext:value-type="float">
            <text:p>137.129217321647</text:p>
          </table:table-cell>
          <table:table-cell office:value-type="float" office:value="184.79175" calcext:value-type="float">
            <text:p>184.79175</text:p>
          </table:table-cell>
          <table:table-cell table:number-columns-repeated="100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943" calcext:value-type="float">
            <text:p>943</text:p>
          </table:table-cell>
          <table:table-cell office:value-type="float" office:value="3" calcext:value-type="float">
            <text:p>3</text:p>
          </table:table-cell>
          <table:table-cell office:value-type="float" office:value="2906" calcext:value-type="float">
            <text:p>2906</text:p>
          </table:table-cell>
          <table:table-cell office:value-type="float" office:value="641.967750975388" calcext:value-type="float">
            <text:p>641.967750975388</text:p>
          </table:table-cell>
          <table:table-cell office:value-type="float" office:value="0.062325" calcext:value-type="float">
            <text:p>0.062325</text:p>
          </table:table-cell>
          <table:table-cell office:value-type="float" office:value="914.118561177385" calcext:value-type="float">
            <text:p>914.118561177385</text:p>
          </table:table-cell>
          <table:table-cell office:value-type="float" office:value="166.086705752377" calcext:value-type="float">
            <text:p>166.086705752377</text:p>
          </table:table-cell>
          <table:table-cell office:value-type="float" office:value="133.011392202569" calcext:value-type="float">
            <text:p>133.011392202569</text:p>
          </table:table-cell>
          <table:table-cell office:value-type="float" office:value="186.051125" calcext:value-type="float">
            <text:p>186.051125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063" calcext:value-type="float">
            <text:p>2063</text:p>
          </table:table-cell>
          <table:table-cell office:value-type="float" office:value="2" calcext:value-type="float">
            <text:p>2</text:p>
          </table:table-cell>
          <table:table-cell office:value-type="float" office:value="3971" calcext:value-type="float">
            <text:p>3971</text:p>
          </table:table-cell>
          <table:table-cell office:value-type="float" office:value="588.103802887883" calcext:value-type="float">
            <text:p>588.103802887883</text:p>
          </table:table-cell>
          <table:table-cell office:value-type="float" office:value="0.0935" calcext:value-type="float">
            <text:p>0.0935</text:p>
          </table:table-cell>
          <table:table-cell office:value-type="float" office:value="879.198171267804" calcext:value-type="float">
            <text:p>879.198171267804</text:p>
          </table:table-cell>
          <table:table-cell office:value-type="float" office:value="161.481830133418" calcext:value-type="float">
            <text:p>161.481830133418</text:p>
          </table:table-cell>
          <table:table-cell office:value-type="float" office:value="128.788794619307" calcext:value-type="float">
            <text:p>128.788794619307</text:p>
          </table:table-cell>
          <table:table-cell office:value-type="float" office:value="188.0775" calcext:value-type="float">
            <text:p>188.07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3495" calcext:value-type="float">
            <text:p>3495</text:p>
          </table:table-cell>
          <table:table-cell office:value-type="float" office:value="579.089095227905" calcext:value-type="float">
            <text:p>579.089095227905</text:p>
          </table:table-cell>
          <table:table-cell office:value-type="float" office:value="0" calcext:value-type="float">
            <text:p>0</text:p>
          </table:table-cell>
          <table:table-cell office:value-type="float" office:value="1133.20868037849" calcext:value-type="float">
            <text:p>1133.20868037849</text:p>
          </table:table-cell>
          <table:table-cell office:value-type="float" office:value="201.410136551646" calcext:value-type="float">
            <text:p>201.410136551646</text:p>
          </table:table-cell>
          <table:table-cell office:value-type="float" office:value="167.10401439175" calcext:value-type="float">
            <text:p>167.10401439175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293" calcext:value-type="float">
            <text:p>3293</text:p>
          </table:table-cell>
          <table:table-cell office:value-type="float" office:value="22" calcext:value-type="float">
            <text:p>22</text:p>
          </table:table-cell>
          <table:table-cell office:value-type="float" office:value="6034" calcext:value-type="float">
            <text:p>6034</text:p>
          </table:table-cell>
          <table:table-cell office:value-type="float" office:value="1379.25883079071" calcext:value-type="float">
            <text:p>1379.25883079071</text:p>
          </table:table-cell>
          <table:table-cell office:value-type="float" office:value="0" calcext:value-type="float">
            <text:p>0</text:p>
          </table:table-cell>
          <table:table-cell office:value-type="float" office:value="714.732422049495" calcext:value-type="float">
            <text:p>714.732422049495</text:p>
          </table:table-cell>
          <table:table-cell office:value-type="float" office:value="127.032520325203" calcext:value-type="float">
            <text:p>127.032520325203</text:p>
          </table:table-cell>
          <table:table-cell office:value-type="float" office:value="106.093093897972" calcext:value-type="float">
            <text:p>106.093093897972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301" calcext:value-type="float">
            <text:p>3301</text:p>
          </table:table-cell>
          <table:table-cell office:value-type="float" office:value="42" calcext:value-type="float">
            <text:p>42</text:p>
          </table:table-cell>
          <table:table-cell office:value-type="float" office:value="5515" calcext:value-type="float">
            <text:p>5515</text:p>
          </table:table-cell>
          <table:table-cell office:value-type="float" office:value="1160.16717440603" calcext:value-type="float">
            <text:p>1160.16717440603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840.548037320333" calcext:value-type="float">
            <text:p>840.548037320333</text:p>
          </table:table-cell>
          <table:table-cell office:value-type="float" office:value="149.416955988117" calcext:value-type="float">
            <text:p>149.416955988117</text:p>
          </table:table-cell>
          <table:table-cell office:value-type="float" office:value="124.768849289737" calcext:value-type="float">
            <text:p>124.768849289737</text:p>
          </table:table-cell>
          <table:table-cell office:value-type="float" office:value="182.027625" calcext:value-type="float">
            <text:p>182.027625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461" calcext:value-type="float">
            <text:p>4461</text:p>
          </table:table-cell>
          <table:table-cell office:value-type="float" office:value="81" calcext:value-type="float">
            <text:p>81</text:p>
          </table:table-cell>
          <table:table-cell office:value-type="float" office:value="7278" calcext:value-type="float">
            <text:p>7278</text:p>
          </table:table-cell>
          <table:table-cell office:value-type="float" office:value="1897.79511369872" calcext:value-type="float">
            <text:p>1897.79511369872</text:p>
          </table:table-cell>
          <table:table-cell office:value-type="float" office:value="0.013" calcext:value-type="float">
            <text:p>0.013</text:p>
          </table:table-cell>
          <table:table-cell office:value-type="float" office:value="837.152843180344" calcext:value-type="float">
            <text:p>837.152843180344</text:p>
          </table:table-cell>
          <table:table-cell office:value-type="float" office:value="149.48165196417" calcext:value-type="float">
            <text:p>149.48165196417</text:p>
          </table:table-cell>
          <table:table-cell office:value-type="float" office:value="124.264875159582" calcext:value-type="float">
            <text:p>124.264875159582</text:p>
          </table:table-cell>
          <table:table-cell office:value-type="float" office:value="182.845" calcext:value-type="float">
            <text:p>182.845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336" calcext:value-type="float">
            <text:p>5336</text:p>
          </table:table-cell>
          <table:table-cell office:value-type="float" office:value="4" calcext:value-type="float">
            <text:p>4</text:p>
          </table:table-cell>
          <table:table-cell office:value-type="float" office:value="8760" calcext:value-type="float">
            <text:p>8760</text:p>
          </table:table-cell>
          <table:table-cell office:value-type="float" office:value="2195.8113617356" calcext:value-type="float">
            <text:p>2195.8113617356</text:p>
          </table:table-cell>
          <table:table-cell office:value-type="float" office:value="0.07045" calcext:value-type="float">
            <text:p>0.07045</text:p>
          </table:table-cell>
          <table:table-cell office:value-type="float" office:value="816.876672044438" calcext:value-type="float">
            <text:p>816.876672044438</text:p>
          </table:table-cell>
          <table:table-cell office:value-type="float" office:value="148.840075012253" calcext:value-type="float">
            <text:p>148.840075012253</text:p>
          </table:table-cell>
          <table:table-cell office:value-type="float" office:value="122.05286213164" calcext:value-type="float">
            <text:p>122.05286213164</text:p>
          </table:table-cell>
          <table:table-cell office:value-type="float" office:value="186.57925" calcext:value-type="float">
            <text:p>186.5792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1936" calcext:value-type="float">
            <text:p>1936</text:p>
          </table:table-cell>
          <table:table-cell office:value-type="float" office:value="318.064796331816" calcext:value-type="float">
            <text:p>318.064796331816</text:p>
          </table:table-cell>
          <table:table-cell office:value-type="float" office:value="0" calcext:value-type="float">
            <text:p>0</text:p>
          </table:table-cell>
          <table:table-cell office:value-type="float" office:value="1040.71809548589" calcext:value-type="float">
            <text:p>1040.71809548589</text:p>
          </table:table-cell>
          <table:table-cell office:value-type="float" office:value="184.971380252374" calcext:value-type="float">
            <text:p>184.971380252374</text:p>
          </table:table-cell>
          <table:table-cell office:value-type="float" office:value="155.497918563809" calcext:value-type="float">
            <text:p>155.497918563809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4288" calcext:value-type="float">
            <text:p>5242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office:value-type="float" office:value="6.36138721978157" calcext:value-type="float">
            <text:p>6.36138721978157</text:p>
          </table:table-cell>
          <table:table-cell office:value-type="float" office:value="0.0003" calcext:value-type="float">
            <text:p>0.0003</text:p>
          </table:table-cell>
          <table:table-cell office:value-type="float" office:value="426.202957848527" calcext:value-type="float">
            <text:p>426.202957848527</text:p>
          </table:table-cell>
          <table:table-cell office:value-type="float" office:value="75.7590325059668" calcext:value-type="float">
            <text:p>75.7590325059668</text:p>
          </table:table-cell>
          <table:table-cell office:value-type="float" office:value="64.5131430337127" calcext:value-type="float">
            <text:p>64.5131430337127</text:p>
          </table:table-cell>
          <table:table-cell office:value-type="float" office:value="182.0195" calcext:value-type="float">
            <text:p>182.0195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office:value-type="float" office:value="3376" calcext:value-type="float">
            <text:p>3376</text:p>
          </table:table-cell>
          <table:table-cell office:value-type="float" office:value="372.849418048413" calcext:value-type="float">
            <text:p>372.849418048413</text:p>
          </table:table-cell>
          <table:table-cell office:value-type="float" office:value="0.2482" calcext:value-type="float">
            <text:p>0.2482</text:p>
          </table:table-cell>
          <table:table-cell office:value-type="float" office:value="561.419267909275" calcext:value-type="float">
            <text:p>561.419267909275</text:p>
          </table:table-cell>
          <table:table-cell office:value-type="float" office:value="108.628597469403" calcext:value-type="float">
            <text:p>108.628597469403</text:p>
          </table:table-cell>
          <table:table-cell office:value-type="float" office:value="84.9804555917359" calcext:value-type="float">
            <text:p>84.9804555917359</text:p>
          </table:table-cell>
          <table:table-cell office:value-type="float" office:value="198.133" calcext:value-type="float">
            <text:p>198.13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.02703596113426" calcext:value-type="float">
            <text:p>3.02703596113426</text:p>
          </table:table-cell>
          <table:table-cell office:value-type="float" office:value="0" calcext:value-type="float">
            <text:p>0</text:p>
          </table:table-cell>
          <table:table-cell office:value-type="float" office:value="590.946696607966" calcext:value-type="float">
            <text:p>590.946696607966</text:p>
          </table:table-cell>
          <table:table-cell office:value-type="float" office:value="105.031541779931" calcext:value-type="float">
            <text:p>105.031541779931</text:p>
          </table:table-cell>
          <table:table-cell office:value-type="float" office:value="87.1415538943387" calcext:value-type="float">
            <text:p>87.1415538943387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 office:value-type="float" office:value="7.01942012134913" calcext:value-type="float">
            <text:p>7.019420121349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608.013619505077" calcext:value-type="float">
            <text:p>608.013619505077</text:p>
          </table:table-cell>
          <table:table-cell office:value-type="float" office:value="108.072639577127" calcext:value-type="float">
            <text:p>108.072639577127</text:p>
          </table:table-cell>
          <table:table-cell office:value-type="float" office:value="90.8457849455828" calcext:value-type="float">
            <text:p>90.8457849455828</text:p>
          </table:table-cell>
          <table:table-cell office:value-type="float" office:value="182.013" calcext:value-type="float">
            <text:p>182.013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162" calcext:value-type="float">
            <text:p>1162</text:p>
          </table:table-cell>
          <table:table-cell office:value-type="float" office:value="2" calcext:value-type="float">
            <text:p>2</text:p>
          </table:table-cell>
          <table:table-cell office:value-type="float" office:value="4938" calcext:value-type="float">
            <text:p>4938</text:p>
          </table:table-cell>
          <table:table-cell office:value-type="float" office:value="591.613735205531" calcext:value-type="float">
            <text:p>591.613735205531</text:p>
          </table:table-cell>
          <table:table-cell office:value-type="float" office:value="0.2702" calcext:value-type="float">
            <text:p>0.2702</text:p>
          </table:table-cell>
          <table:table-cell office:value-type="float" office:value="571.069613385872" calcext:value-type="float">
            <text:p>571.069613385872</text:p>
          </table:table-cell>
          <table:table-cell office:value-type="float" office:value="111.293325445434" calcext:value-type="float">
            <text:p>111.293325445434</text:p>
          </table:table-cell>
          <table:table-cell office:value-type="float" office:value="85.3258309062875" calcext:value-type="float">
            <text:p>85.3258309062875</text:p>
          </table:table-cell>
          <table:table-cell office:value-type="float" office:value="199.563" calcext:value-type="float">
            <text:p>199.5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.11837379435136" calcext:value-type="float">
            <text:p>4.11837379435136</text:p>
          </table:table-cell>
          <table:table-cell office:value-type="float" office:value="0" calcext:value-type="float">
            <text:p>0</text:p>
          </table:table-cell>
          <table:table-cell office:value-type="float" office:value="583.839327417095" calcext:value-type="float">
            <text:p>583.839327417095</text:p>
          </table:table-cell>
          <table:table-cell office:value-type="float" office:value="103.768317958898" calcext:value-type="float">
            <text:p>103.768317958898</text:p>
          </table:table-cell>
          <table:table-cell office:value-type="float" office:value="87.2338057566558" calcext:value-type="float">
            <text:p>87.2338057566558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float" office:value="7.13086868200512" calcext:value-type="float">
            <text:p>7.130868682005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486.973459946433" calcext:value-type="float">
            <text:p>486.973459946433</text:p>
          </table:table-cell>
          <table:table-cell office:value-type="float" office:value="86.5704703859265" calcext:value-type="float">
            <text:p>86.5704703859265</text:p>
          </table:table-cell>
          <table:table-cell office:value-type="float" office:value="73.7118030192355" calcext:value-type="float">
            <text:p>73.7118030192355</text:p>
          </table:table-cell>
          <table:table-cell office:value-type="float" office:value="182.039" calcext:value-type="float">
            <text:p>182.039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614" calcext:value-type="float">
            <text:p>614</text:p>
          </table:table-cell>
          <table:table-cell office:value-type="float" office:value="3" calcext:value-type="float">
            <text:p>3</text:p>
          </table:table-cell>
          <table:table-cell office:value-type="float" office:value="4562" calcext:value-type="float">
            <text:p>4562</text:p>
          </table:table-cell>
          <table:table-cell office:value-type="float" office:value="419.437419520529" calcext:value-type="float">
            <text:p>419.437419520529</text:p>
          </table:table-cell>
          <table:table-cell office:value-type="float" office:value="0.2719" calcext:value-type="float">
            <text:p>0.2719</text:p>
          </table:table-cell>
          <table:table-cell office:value-type="float" office:value="599.664188054689" calcext:value-type="float">
            <text:p>599.664188054689</text:p>
          </table:table-cell>
          <table:table-cell office:value-type="float" office:value="116.930710208533" calcext:value-type="float">
            <text:p>116.930710208533</text:p>
          </table:table-cell>
          <table:table-cell office:value-type="float" office:value="90.7694815903094" calcext:value-type="float">
            <text:p>90.7694815903094</text:p>
          </table:table-cell>
          <table:table-cell office:value-type="float" office:value="199.6735" calcext:value-type="float">
            <text:p>199.673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3.02808152961574" calcext:value-type="float">
            <text:p>3.02808152961574</text:p>
          </table:table-cell>
          <table:table-cell office:value-type="float" office:value="0" calcext:value-type="float">
            <text:p>0</text:p>
          </table:table-cell>
          <table:table-cell office:value-type="float" office:value="634.678852500635" calcext:value-type="float">
            <text:p>634.678852500635</text:p>
          </table:table-cell>
          <table:table-cell office:value-type="float" office:value="112.804249174918" calcext:value-type="float">
            <text:p>112.804249174918</text:p>
          </table:table-cell>
          <table:table-cell office:value-type="float" office:value="93.5903386011678" calcext:value-type="float">
            <text:p>93.5903386011678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office:value-type="float" office:value="7.37150118700385" calcext:value-type="float">
            <text:p>7.37150118700385</text:p>
          </table:table-cell>
          <table:table-cell office:value-type="float" office:value="0.0002" calcext:value-type="float">
            <text:p>0.0002</text:p>
          </table:table-cell>
          <table:table-cell office:value-type="float" office:value="551.085638708255" calcext:value-type="float">
            <text:p>551.085638708255</text:p>
          </table:table-cell>
          <table:table-cell office:value-type="float" office:value="97.9538577716852" calcext:value-type="float">
            <text:p>97.9538577716852</text:p>
          </table:table-cell>
          <table:table-cell office:value-type="float" office:value="82.3399440648077" calcext:value-type="float">
            <text:p>82.3399440648077</text:p>
          </table:table-cell>
          <table:table-cell office:value-type="float" office:value="182.013" calcext:value-type="float">
            <text:p>182.013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36" calcext:value-type="float">
            <text:p>1036</text:p>
          </table:table-cell>
          <table:table-cell office:value-type="float" office:value="3" calcext:value-type="float">
            <text:p>3</text:p>
          </table:table-cell>
          <table:table-cell office:value-type="float" office:value="3412" calcext:value-type="float">
            <text:p>3412</text:p>
          </table:table-cell>
          <table:table-cell office:value-type="float" office:value="526.02216489802" calcext:value-type="float">
            <text:p>526.02216489802</text:p>
          </table:table-cell>
          <table:table-cell office:value-type="float" office:value="0.2922" calcext:value-type="float">
            <text:p>0.2922</text:p>
          </table:table-cell>
          <table:table-cell office:value-type="float" office:value="613.647520864016" calcext:value-type="float">
            <text:p>613.647520864016</text:p>
          </table:table-cell>
          <table:table-cell office:value-type="float" office:value="120.448101719747" calcext:value-type="float">
            <text:p>120.448101719747</text:p>
          </table:table-cell>
          <table:table-cell office:value-type="float" office:value="91.6875690353461" calcext:value-type="float">
            <text:p>91.6875690353461</text:p>
          </table:table-cell>
          <table:table-cell office:value-type="float" office:value="200.993" calcext:value-type="float">
            <text:p>200.99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.91975783042214" calcext:value-type="float">
            <text:p>4.91975783042214</text:p>
          </table:table-cell>
          <table:table-cell office:value-type="float" office:value="0" calcext:value-type="float">
            <text:p>0</text:p>
          </table:table-cell>
          <table:table-cell office:value-type="float" office:value="567.988185845734" calcext:value-type="float">
            <text:p>567.988185845734</text:p>
          </table:table-cell>
          <table:table-cell office:value-type="float" office:value="100.951025218675" calcext:value-type="float">
            <text:p>100.951025218675</text:p>
          </table:table-cell>
          <table:table-cell office:value-type="float" office:value="84.8654222992162" calcext:value-type="float">
            <text:p>84.8654222992162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244" calcext:value-type="float">
            <text:p>244</text:p>
          </table:table-cell>
          <table:table-cell office:value-type="float" office:value="11.4015531393754" calcext:value-type="float">
            <text:p>11.4015531393754</text:p>
          </table:table-cell>
          <table:table-cell office:value-type="float" office:value="0.0007" calcext:value-type="float">
            <text:p>0.0007</text:p>
          </table:table-cell>
          <table:table-cell office:value-type="float" office:value="415.990681808728" calcext:value-type="float">
            <text:p>415.990681808728</text:p>
          </table:table-cell>
          <table:table-cell office:value-type="float" office:value="73.9543277980573" calcext:value-type="float">
            <text:p>73.9543277980573</text:p>
          </table:table-cell>
          <table:table-cell office:value-type="float" office:value="62.9673395315945" calcext:value-type="float">
            <text:p>62.9673395315945</text:p>
          </table:table-cell>
          <table:table-cell office:value-type="float" office:value="182.0455" calcext:value-type="float">
            <text:p>182.0455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538" calcext:value-type="float">
            <text:p>538</text:p>
          </table:table-cell>
          <table:table-cell office:value-type="float" office:value="3" calcext:value-type="float">
            <text:p>3</text:p>
          </table:table-cell>
          <table:table-cell office:value-type="float" office:value="4013" calcext:value-type="float">
            <text:p>4013</text:p>
          </table:table-cell>
          <table:table-cell office:value-type="float" office:value="312.788519535868" calcext:value-type="float">
            <text:p>312.788519535868</text:p>
          </table:table-cell>
          <table:table-cell office:value-type="float" office:value="0.2588" calcext:value-type="float">
            <text:p>0.2588</text:p>
          </table:table-cell>
          <table:table-cell office:value-type="float" office:value="594.071169726133" calcext:value-type="float">
            <text:p>594.071169726133</text:p>
          </table:table-cell>
          <table:table-cell office:value-type="float" office:value="115.3461114329" calcext:value-type="float">
            <text:p>115.3461114329</text:p>
          </table:table-cell>
          <table:table-cell office:value-type="float" office:value="89.9228821362799" calcext:value-type="float">
            <text:p>89.9228821362799</text:p>
          </table:table-cell>
          <table:table-cell office:value-type="float" office:value="198.822" calcext:value-type="float">
            <text:p>198.82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.92595234240068" calcext:value-type="float">
            <text:p>2.92595234240068</text:p>
          </table:table-cell>
          <table:table-cell office:value-type="float" office:value="0" calcext:value-type="float">
            <text:p>0</text:p>
          </table:table-cell>
          <table:table-cell office:value-type="float" office:value="611.172228333945" calcext:value-type="float">
            <text:p>611.172228333945</text:p>
          </table:table-cell>
          <table:table-cell office:value-type="float" office:value="108.626314020291" calcext:value-type="float">
            <text:p>108.626314020291</text:p>
          </table:table-cell>
          <table:table-cell office:value-type="float" office:value="90.1240297640875" calcext:value-type="float">
            <text:p>90.1240297640875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office:value-type="float" office:value="8.22955019366172" calcext:value-type="float">
            <text:p>8.22955019366172</text:p>
          </table:table-cell>
          <table:table-cell office:value-type="float" office:value="0.0007" calcext:value-type="float">
            <text:p>0.0007</text:p>
          </table:table-cell>
          <table:table-cell office:value-type="float" office:value="620.616893191833" calcext:value-type="float">
            <text:p>620.616893191833</text:p>
          </table:table-cell>
          <table:table-cell office:value-type="float" office:value="110.332531864799" calcext:value-type="float">
            <text:p>110.332531864799</text:p>
          </table:table-cell>
          <table:table-cell office:value-type="float" office:value="92.7288912679203" calcext:value-type="float">
            <text:p>92.7288912679203</text:p>
          </table:table-cell>
          <table:table-cell office:value-type="float" office:value="182.0455" calcext:value-type="float">
            <text:p>182.0455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44" calcext:value-type="float">
            <text:p>944</text:p>
          </table:table-cell>
          <table:table-cell office:value-type="float" office:value="2" calcext:value-type="float">
            <text:p>2</text:p>
          </table:table-cell>
          <table:table-cell office:value-type="float" office:value="4512" calcext:value-type="float">
            <text:p>4512</text:p>
          </table:table-cell>
          <table:table-cell office:value-type="float" office:value="643.757654535183" calcext:value-type="float">
            <text:p>643.757654535183</text:p>
          </table:table-cell>
          <table:table-cell office:value-type="float" office:value="0.3013" calcext:value-type="float">
            <text:p>0.3013</text:p>
          </table:table-cell>
          <table:table-cell office:value-type="float" office:value="622.93652276833" calcext:value-type="float">
            <text:p>622.93652276833</text:p>
          </table:table-cell>
          <table:table-cell office:value-type="float" office:value="122.631198705071" calcext:value-type="float">
            <text:p>122.631198705071</text:p>
          </table:table-cell>
          <table:table-cell office:value-type="float" office:value="93.0754765464399" calcext:value-type="float">
            <text:p>93.0754765464399</text:p>
          </table:table-cell>
          <table:table-cell office:value-type="float" office:value="201.5845" calcext:value-type="float">
            <text:p>201.584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4.63001079912348" calcext:value-type="float">
            <text:p>4.63001079912348</text:p>
          </table:table-cell>
          <table:table-cell office:value-type="float" office:value="0" calcext:value-type="float">
            <text:p>0</text:p>
          </table:table-cell>
          <table:table-cell office:value-type="float" office:value="610.314311870613" calcext:value-type="float">
            <text:p>610.314311870613</text:p>
          </table:table-cell>
          <table:table-cell office:value-type="float" office:value="108.473832773879" calcext:value-type="float">
            <text:p>108.473832773879</text:p>
          </table:table-cell>
          <table:table-cell office:value-type="float" office:value="91.1895407384803" calcext:value-type="float">
            <text:p>91.1895407384803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68" calcext:value-type="float">
            <text:p>268</text:p>
          </table:table-cell>
          <table:table-cell office:value-type="float" office:value="10.5768012361961" calcext:value-type="float">
            <text:p>10.5768012361961</text:p>
          </table:table-cell>
          <table:table-cell office:value-type="float" office:value="0.001" calcext:value-type="float">
            <text:p>0.001</text:p>
          </table:table-cell>
          <table:table-cell office:value-type="float" office:value="533.418680322185" calcext:value-type="float">
            <text:p>533.418680322185</text:p>
          </table:table-cell>
          <table:table-cell office:value-type="float" office:value="94.8406953445885" calcext:value-type="float">
            <text:p>94.8406953445885</text:p>
          </table:table-cell>
          <table:table-cell office:value-type="float" office:value="80.7420854003307" calcext:value-type="float">
            <text:p>80.7420854003307</text:p>
          </table:table-cell>
          <table:table-cell office:value-type="float" office:value="182.065" calcext:value-type="float">
            <text:p>182.065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2138" calcext:value-type="float">
            <text:p>2138</text:p>
          </table:table-cell>
          <table:table-cell office:value-type="float" office:value="239.674808422558" calcext:value-type="float">
            <text:p>239.674808422558</text:p>
          </table:table-cell>
          <table:table-cell office:value-type="float" office:value="0.2637" calcext:value-type="float">
            <text:p>0.2637</text:p>
          </table:table-cell>
          <table:table-cell office:value-type="float" office:value="609.087586794981" calcext:value-type="float">
            <text:p>609.087586794981</text:p>
          </table:table-cell>
          <table:table-cell office:value-type="float" office:value="118.451178298971" calcext:value-type="float">
            <text:p>118.451178298971</text:p>
          </table:table-cell>
          <table:table-cell office:value-type="float" office:value="92.1958749543184" calcext:value-type="float">
            <text:p>92.1958749543184</text:p>
          </table:table-cell>
          <table:table-cell office:value-type="float" office:value="199.1405" calcext:value-type="float">
            <text:p>199.140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.57267334389851" calcext:value-type="float">
            <text:p>4.57267334389851</text:p>
          </table:table-cell>
          <table:table-cell office:value-type="float" office:value="0" calcext:value-type="float">
            <text:p>0</text:p>
          </table:table-cell>
          <table:table-cell office:value-type="float" office:value="499.800079968013" calcext:value-type="float">
            <text:p>499.800079968013</text:p>
          </table:table-cell>
          <table:table-cell office:value-type="float" office:value="88.8316548380648" calcext:value-type="float">
            <text:p>88.8316548380648</text:p>
          </table:table-cell>
          <table:table-cell office:value-type="float" office:value="73.7009883546581" calcext:value-type="float">
            <text:p>73.7009883546581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513" calcext:value-type="float">
            <text:p>513</text:p>
          </table:table-cell>
          <table:table-cell office:value-type="float" office:value="25.8064806984602" calcext:value-type="float">
            <text:p>25.8064806984602</text:p>
          </table:table-cell>
          <table:table-cell office:value-type="float" office:value="0.0058" calcext:value-type="float">
            <text:p>0.0058</text:p>
          </table:table-cell>
          <table:table-cell office:value-type="float" office:value="497.017892644135" calcext:value-type="float">
            <text:p>497.017892644135</text:p>
          </table:table-cell>
          <table:table-cell office:value-type="float" office:value="88.5201486394135" calcext:value-type="float">
            <text:p>88.5201486394135</text:p>
          </table:table-cell>
          <table:table-cell office:value-type="float" office:value="74.2614624751491" calcext:value-type="float">
            <text:p>74.2614624751491</text:p>
          </table:table-cell>
          <table:table-cell office:value-type="float" office:value="182.377" calcext:value-type="float">
            <text:p>182.377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679" calcext:value-type="float">
            <text:p>679</text:p>
          </table:table-cell>
          <table:table-cell office:value-type="float" office:value="69.710142635846" calcext:value-type="float">
            <text:p>69.710142635846</text:p>
          </table:table-cell>
          <table:table-cell office:value-type="float" office:value="0.1049" calcext:value-type="float">
            <text:p>0.1049</text:p>
          </table:table-cell>
          <table:table-cell office:value-type="float" office:value="495.098524606397" calcext:value-type="float">
            <text:p>495.098524606397</text:p>
          </table:table-cell>
          <table:table-cell office:value-type="float" office:value="91.2927351253837" calcext:value-type="float">
            <text:p>91.2927351253837</text:p>
          </table:table-cell>
          <table:table-cell office:value-type="float" office:value="73.9746818991979" calcext:value-type="float">
            <text:p>73.9746818991979</text:p>
          </table:table-cell>
          <table:table-cell office:value-type="float" office:value="188.8185" calcext:value-type="float">
            <text:p>188.818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7.82479757629551" calcext:value-type="float">
            <text:p>7.82479757629551</text:p>
          </table:table-cell>
          <table:table-cell office:value-type="float" office:value="0" calcext:value-type="float">
            <text:p>0</text:p>
          </table:table-cell>
          <table:table-cell office:value-type="float" office:value="499.975001249937" calcext:value-type="float">
            <text:p>499.975001249937</text:p>
          </table:table-cell>
          <table:table-cell office:value-type="float" office:value="88.8627443627819" calcext:value-type="float">
            <text:p>88.8627443627819</text:p>
          </table:table-cell>
          <table:table-cell office:value-type="float" office:value="74.7032960851957" calcext:value-type="float">
            <text:p>74.7032960851957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23.3884643010181" calcext:value-type="float">
            <text:p>23.3884643010181</text:p>
          </table:table-cell>
          <table:table-cell office:value-type="float" office:value="0.0071" calcext:value-type="float">
            <text:p>0.0071</text:p>
          </table:table-cell>
          <table:table-cell office:value-type="float" office:value="496.302546032061" calcext:value-type="float">
            <text:p>496.302546032061</text:p>
          </table:table-cell>
          <table:table-cell office:value-type="float" office:value="88.4336982449501" calcext:value-type="float">
            <text:p>88.4336982449501</text:p>
          </table:table-cell>
          <table:table-cell office:value-type="float" office:value="75.1239205419624" calcext:value-type="float">
            <text:p>75.1239205419624</text:p>
          </table:table-cell>
          <table:table-cell office:value-type="float" office:value="182.4615" calcext:value-type="float">
            <text:p>182.4615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582" calcext:value-type="float">
            <text:p>582</text:p>
          </table:table-cell>
          <table:table-cell office:value-type="float" office:value="65.8163690858133" calcext:value-type="float">
            <text:p>65.8163690858133</text:p>
          </table:table-cell>
          <table:table-cell office:value-type="float" office:value="0.0953" calcext:value-type="float">
            <text:p>0.0953</text:p>
          </table:table-cell>
          <table:table-cell office:value-type="float" office:value="495.000495000495" calcext:value-type="float">
            <text:p>495.000495000495</text:p>
          </table:table-cell>
          <table:table-cell office:value-type="float" office:value="90.973018219112" calcext:value-type="float">
            <text:p>90.973018219112</text:p>
          </table:table-cell>
          <table:table-cell office:value-type="float" office:value="74.9268327393327" calcext:value-type="float">
            <text:p>74.9268327393327</text:p>
          </table:table-cell>
          <table:table-cell office:value-type="float" office:value="188.1945" calcext:value-type="float">
            <text:p>188.194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3.11355901822978" calcext:value-type="float">
            <text:p>3.11355901822978</text:p>
          </table:table-cell>
          <table:table-cell office:value-type="float" office:value="0" calcext:value-type="float">
            <text:p>0</text:p>
          </table:table-cell>
          <table:table-cell office:value-type="float" office:value="333.344444814827" calcext:value-type="float">
            <text:p>333.344444814827</text:p>
          </table:table-cell>
          <table:table-cell office:value-type="float" office:value="59.2467665588853" calcext:value-type="float">
            <text:p>59.2467665588853</text:p>
          </table:table-cell>
          <table:table-cell office:value-type="float" office:value="49.1552843428114" calcext:value-type="float">
            <text:p>49.1552843428114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77" calcext:value-type="float">
            <text:p>177</text:p>
          </table:table-cell>
          <table:table-cell office:value-type="float" office:value="171" calcext:value-type="float">
            <text:p>171</text:p>
          </table:table-cell>
          <table:table-cell office:value-type="float" office:value="406" calcext:value-type="float">
            <text:p>406</text:p>
          </table:table-cell>
          <table:table-cell office:value-type="float" office:value="18.7729801339584" calcext:value-type="float">
            <text:p>18.7729801339584</text:p>
          </table:table-cell>
          <table:table-cell office:value-type="float" office:value="0" calcext:value-type="float">
            <text:p>0</text:p>
          </table:table-cell>
          <table:table-cell office:value-type="float" office:value="331.455087835598" calcext:value-type="float">
            <text:p>331.455087835598</text:p>
          </table:table-cell>
          <table:table-cell office:value-type="float" office:value="58.9109628770302" calcext:value-type="float">
            <text:p>58.9109628770302</text:p>
          </table:table-cell>
          <table:table-cell office:value-type="float" office:value="49.5240512098111" calcext:value-type="float">
            <text:p>49.5240512098111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20.2449849592436" calcext:value-type="float">
            <text:p>20.2449849592436</text:p>
          </table:table-cell>
          <table:table-cell office:value-type="float" office:value="0.002" calcext:value-type="float">
            <text:p>0.002</text:p>
          </table:table-cell>
          <table:table-cell office:value-type="float" office:value="331.356241094801" calcext:value-type="float">
            <text:p>331.356241094801</text:p>
          </table:table-cell>
          <table:table-cell office:value-type="float" office:value="58.935461123629" calcext:value-type="float">
            <text:p>58.935461123629</text:p>
          </table:table-cell>
          <table:table-cell office:value-type="float" office:value="49.5092821167037" calcext:value-type="float">
            <text:p>49.5092821167037</text:p>
          </table:table-cell>
          <table:table-cell office:value-type="float" office:value="182.13" calcext:value-type="float">
            <text:p>182.13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516" calcext:value-type="float">
            <text:p>516</text:p>
          </table:table-cell>
          <table:table-cell office:value-type="float" office:value="23.5534245473986" calcext:value-type="float">
            <text:p>23.5534245473986</text:p>
          </table:table-cell>
          <table:table-cell office:value-type="float" office:value="0.0031" calcext:value-type="float">
            <text:p>0.0031</text:p>
          </table:table-cell>
          <table:table-cell office:value-type="float" office:value="331.147758129677" calcext:value-type="float">
            <text:p>331.147758129677</text:p>
          </table:table-cell>
          <table:table-cell office:value-type="float" office:value="58.9215022000629" calcext:value-type="float">
            <text:p>58.9215022000629</text:p>
          </table:table-cell>
          <table:table-cell office:value-type="float" office:value="49.4781318299225" calcext:value-type="float">
            <text:p>49.4781318299225</text:p>
          </table:table-cell>
          <table:table-cell office:value-type="float" office:value="182.2015" calcext:value-type="float">
            <text:p>182.20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3.85117095829307" calcext:value-type="float">
            <text:p>3.85117095829307</text:p>
          </table:table-cell>
          <table:table-cell office:value-type="float" office:value="0" calcext:value-type="float">
            <text:p>0</text:p>
          </table:table-cell>
          <table:table-cell office:value-type="float" office:value="333.355557037136" calcext:value-type="float">
            <text:p>333.355557037136</text:p>
          </table:table-cell>
          <table:table-cell office:value-type="float" office:value="59.2487415827722" calcext:value-type="float">
            <text:p>59.2487415827722</text:p>
          </table:table-cell>
          <table:table-cell office:value-type="float" office:value="49.8080080338689" calcext:value-type="float">
            <text:p>49.8080080338689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351" calcext:value-type="float">
            <text:p>351</text:p>
          </table:table-cell>
          <table:table-cell office:value-type="float" office:value="14.4517424468471" calcext:value-type="float">
            <text:p>14.4517424468471</text:p>
          </table:table-cell>
          <table:table-cell office:value-type="float" office:value="0" calcext:value-type="float">
            <text:p>0</text:p>
          </table:table-cell>
          <table:table-cell office:value-type="float" office:value="330.589440973255" calcext:value-type="float">
            <text:p>330.589440973255</text:p>
          </table:table-cell>
          <table:table-cell office:value-type="float" office:value="58.7571076729809" calcext:value-type="float">
            <text:p>58.7571076729809</text:p>
          </table:table-cell>
          <table:table-cell office:value-type="float" office:value="50.0403938973189" calcext:value-type="float">
            <text:p>50.0403938973189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 office:value-type="float" office:value="20.5454326308792" calcext:value-type="float">
            <text:p>20.5454326308792</text:p>
          </table:table-cell>
          <table:table-cell office:value-type="float" office:value="0.0008" calcext:value-type="float">
            <text:p>0.0008</text:p>
          </table:table-cell>
          <table:table-cell office:value-type="float" office:value="331.543001127246" calcext:value-type="float">
            <text:p>331.543001127246</text:p>
          </table:table-cell>
          <table:table-cell office:value-type="float" office:value="58.9434242590014" calcext:value-type="float">
            <text:p>58.9434242590014</text:p>
          </table:table-cell>
          <table:table-cell office:value-type="float" office:value="50.1847316159406" calcext:value-type="float">
            <text:p>50.1847316159406</text:p>
          </table:table-cell>
          <table:table-cell office:value-type="float" office:value="182.052" calcext:value-type="float">
            <text:p>182.052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489" calcext:value-type="float">
            <text:p>489</text:p>
          </table:table-cell>
          <table:table-cell office:value-type="float" office:value="23.6993914689808" calcext:value-type="float">
            <text:p>23.6993914689808</text:p>
          </table:table-cell>
          <table:table-cell office:value-type="float" office:value="0.0063" calcext:value-type="float">
            <text:p>0.0063</text:p>
          </table:table-cell>
          <table:table-cell office:value-type="float" office:value="331.290376014577" calcext:value-type="float">
            <text:p>331.290376014577</text:p>
          </table:table-cell>
          <table:table-cell office:value-type="float" office:value="59.0141717222958" calcext:value-type="float">
            <text:p>59.0141717222958</text:p>
          </table:table-cell>
          <table:table-cell office:value-type="float" office:value="50.146492463144" calcext:value-type="float">
            <text:p>50.146492463144</text:p>
          </table:table-cell>
          <table:table-cell office:value-type="float" office:value="182.4095" calcext:value-type="float">
            <text:p>182.409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4.99604578041475" calcext:value-type="float">
            <text:p>4.99604578041475</text:p>
          </table:table-cell>
          <table:table-cell office:value-type="float" office:value="0" calcext:value-type="float">
            <text:p>0</text:p>
          </table:table-cell>
          <table:table-cell office:value-type="float" office:value="250.012500625031" calcext:value-type="float">
            <text:p>250.012500625031</text:p>
          </table:table-cell>
          <table:table-cell office:value-type="float" office:value="44.435815540777" calcext:value-type="float">
            <text:p>44.435815540777</text:p>
          </table:table-cell>
          <table:table-cell office:value-type="float" office:value="36.8670777288864" calcext:value-type="float">
            <text:p>36.8670777288864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23" calcext:value-type="float">
            <text:p>323</text:p>
          </table:table-cell>
          <table:table-cell office:value-type="float" office:value="12.2340386786212" calcext:value-type="float">
            <text:p>12.2340386786212</text:p>
          </table:table-cell>
          <table:table-cell office:value-type="float" office:value="0" calcext:value-type="float">
            <text:p>0</text:p>
          </table:table-cell>
          <table:table-cell office:value-type="float" office:value="249.444984908578" calcext:value-type="float">
            <text:p>249.444984908578</text:p>
          </table:table-cell>
          <table:table-cell office:value-type="float" office:value="44.3349484896106" calcext:value-type="float">
            <text:p>44.3349484896106</text:p>
          </table:table-cell>
          <table:table-cell office:value-type="float" office:value="37.0269899473671" calcext:value-type="float">
            <text:p>37.0269899473671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663" calcext:value-type="float">
            <text:p>663</text:p>
          </table:table-cell>
          <table:table-cell office:value-type="float" office:value="28.6443546661467" calcext:value-type="float">
            <text:p>28.6443546661467</text:p>
          </table:table-cell>
          <table:table-cell office:value-type="float" office:value="0" calcext:value-type="float">
            <text:p>0</text:p>
          </table:table-cell>
          <table:table-cell office:value-type="float" office:value="249.444984908578" calcext:value-type="float">
            <text:p>249.444984908578</text:p>
          </table:table-cell>
          <table:table-cell office:value-type="float" office:value="44.3349484896106" calcext:value-type="float">
            <text:p>44.3349484896106</text:p>
          </table:table-cell>
          <table:table-cell office:value-type="float" office:value="37.0269899473671" calcext:value-type="float">
            <text:p>37.0269899473671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480" calcext:value-type="float">
            <text:p>480</text:p>
          </table:table-cell>
          <table:table-cell office:value-type="float" office:value="17.4129704459062" calcext:value-type="float">
            <text:p>17.4129704459062</text:p>
          </table:table-cell>
          <table:table-cell office:value-type="float" office:value="0" calcext:value-type="float">
            <text:p>0</text:p>
          </table:table-cell>
          <table:table-cell office:value-type="float" office:value="248.780973231167" calcext:value-type="float">
            <text:p>248.780973231167</text:p>
          </table:table-cell>
          <table:table-cell office:value-type="float" office:value="44.2169307891333" calcext:value-type="float">
            <text:p>44.2169307891333</text:p>
          </table:table-cell>
          <table:table-cell office:value-type="float" office:value="37.1713758831725" calcext:value-type="float">
            <text:p>37.1713758831725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3.0909505010595" calcext:value-type="float">
            <text:p>3.0909505010595</text:p>
          </table:table-cell>
          <table:table-cell office:value-type="float" office:value="0" calcext:value-type="float">
            <text:p>0</text:p>
          </table:table-cell>
          <table:table-cell office:value-type="float" office:value="249.781441238916" calcext:value-type="float">
            <text:p>249.781441238916</text:p>
          </table:table-cell>
          <table:table-cell office:value-type="float" office:value="44.394748345198" calcext:value-type="float">
            <text:p>44.394748345198</text:p>
          </table:table-cell>
          <table:table-cell office:value-type="float" office:value="37.3208598726115" calcext:value-type="float">
            <text:p>37.3208598726115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office:value-type="float" office:value="446" calcext:value-type="float">
            <text:p>446</text:p>
          </table:table-cell>
          <table:table-cell office:value-type="float" office:value="22.162655464542" calcext:value-type="float">
            <text:p>22.162655464542</text:p>
          </table:table-cell>
          <table:table-cell office:value-type="float" office:value="0" calcext:value-type="float">
            <text:p>0</text:p>
          </table:table-cell>
          <table:table-cell office:value-type="float" office:value="248.774784187875" calcext:value-type="float">
            <text:p>248.774784187875</text:p>
          </table:table-cell>
          <table:table-cell office:value-type="float" office:value="44.2158307833918" calcext:value-type="float">
            <text:p>44.2158307833918</text:p>
          </table:table-cell>
          <table:table-cell office:value-type="float" office:value="37.6563394034381" calcext:value-type="float">
            <text:p>37.6563394034381</text:p>
          </table:table-cell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_zuul_2" table:style-name="ta1">
        <table:table-column table:style-name="co1" table:number-columns-repeated="5" table:default-cell-style-name="ce50"/>
        <table:table-column table:style-name="co1" table:number-columns-repeated="5" table:default-cell-style-name="ce63"/>
        <table:table-column table:style-name="co1" table:default-cell-style-name="ce68"/>
        <table:table-column table:style-name="co1" table:default-cell-style-name="ce63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51" office:value-type="string" calcext:value-type="string">
            <text:p>size</text:p>
          </table:table-cell>
          <table:table-cell table:style-name="ce57" office:value-type="string" calcext:value-type="string">
            <text:p>delay</text:p>
          </table:table-cell>
          <table:table-cell table:style-name="ce57" office:value-type="string" calcext:value-type="string">
            <text:p>rampup</text:p>
          </table:table-cell>
          <table:table-cell table:style-name="ce57" office:value-type="string" calcext:value-type="string">
            <text:p>avg</text:p>
          </table:table-cell>
          <table:table-cell table:style-name="ce57" office:value-type="string" calcext:value-type="string">
            <text:p>min</text:p>
          </table:table-cell>
          <table:table-cell table:style-name="ce57" office:value-type="string" calcext:value-type="string">
            <text:p>sem kB/s</text:p>
          </table:table-cell>
          <table:table-cell table:style-name="ce57" office:value-type="string" calcext:value-type="string">
            <text:p>avg Bytes</text:p>
          </table:table-cell>
          <table:table-cell table:style-name="ce57" office:value-type="string" calcext:value-type="string">
            <text:p>throughput</text:p>
          </table:table-cell>
          <table:table-cell table:style-name="ce57" office:value-type="string" calcext:value-type="string">
            <text:p>rec kB/s</text:p>
          </table:table-cell>
          <table:table-cell table:style-name="ce57" office:value-type="string" calcext:value-type="string">
            <text:p>max</text:p>
          </table:table-cell>
          <table:table-cell table:style-name="ce57" office:value-type="string" calcext:value-type="string">
            <text:p>Err %</text:p>
          </table:table-cell>
          <table:table-cell table:style-name="ce57" office:value-type="string" calcext:value-type="string">
            <text:p>std dev</text:p>
          </table:table-cell>
          <table:table-cell table:style-name="ce70" office:value-type="string" calcext:value-type="string">
            <text:p>(empty)</text:p>
          </table:table-cell>
        </table:table-row>
        <table:table-row table:style-name="ro1">
          <table:table-cell table:style-name="ce52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518" calcext:value-type="float">
            <text:p>518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164.422229174369" calcext:value-type="float">
            <text:p>164,42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1137.62407212537" calcext:value-type="float">
            <text:p>1137,62407212537</text:p>
          </table:table-cell>
          <table:table-cell table:style-name="ce61" office:value-type="float" office:value="202.194903444157" calcext:value-type="float">
            <text:p>202,194903444157</text:p>
          </table:table-cell>
          <table:table-cell table:style-name="ce61" office:value-type="float" office:value="1932" calcext:value-type="float">
            <text:p>193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48.933650397284" calcext:value-type="float">
            <text:p>348,933650397284</text:p>
          </table:table-cell>
          <table:table-cell table:style-name="ce71"/>
        </table:table-row>
        <table:table-row table:style-name="ro1">
          <table:table-cell table:style-name="ce53"/>
          <table:table-cell table:style-name="ce59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647" calcext:value-type="float">
            <text:p>647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163.603305317373" calcext:value-type="float">
            <text:p>163,60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1131.95800435804" calcext:value-type="float">
            <text:p>1131,95800435804</text:p>
          </table:table-cell>
          <table:table-cell table:style-name="ce61" office:value-type="float" office:value="201.187848430823" calcext:value-type="float">
            <text:p>201,187848430823</text:p>
          </table:table-cell>
          <table:table-cell table:style-name="ce61" office:value-type="float" office:value="1893" calcext:value-type="float">
            <text:p>1893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45.607452947267" calcext:value-type="float">
            <text:p>345,607452947267</text:p>
          </table:table-cell>
          <table:table-cell table:style-name="ce71"/>
        </table:table-row>
        <table:table-row table:style-name="ro1">
          <table:table-cell table:style-name="ce52" office:value-type="float" office:value="1024" calcext:value-type="float">
            <text:p>1024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034" calcext:value-type="float">
            <text:p>1034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105.757938428989" calcext:value-type="float">
            <text:p>105,76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717.19290696215" calcext:value-type="float">
            <text:p>717,19290696215</text:p>
          </table:table-cell>
          <table:table-cell table:style-name="ce61" office:value-type="float" office:value="127.469833073351" calcext:value-type="float">
            <text:p>127,469833073351</text:p>
          </table:table-cell>
          <table:table-cell table:style-name="ce61" office:value-type="float" office:value="4317" calcext:value-type="float">
            <text:p>4317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205.50220765705" calcext:value-type="float">
            <text:p>1205,50220765705</text:p>
          </table:table-cell>
          <table:table-cell table:style-name="ce71"/>
        </table:table-row>
        <table:table-row table:style-name="ro1">
          <table:table-cell table:style-name="ce54"/>
          <table:table-cell table:style-name="ce60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1240" calcext:value-type="float">
            <text:p>124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167.10401439175" calcext:value-type="float">
            <text:p>167,10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1133.20868037849" calcext:value-type="float">
            <text:p>1133,20868037849</text:p>
          </table:table-cell>
          <table:table-cell table:style-name="ce61" office:value-type="float" office:value="201.410136551646" calcext:value-type="float">
            <text:p>201,410136551646</text:p>
          </table:table-cell>
          <table:table-cell table:style-name="ce61" office:value-type="float" office:value="3495" calcext:value-type="float">
            <text:p>3495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579.089095227905" calcext:value-type="float">
            <text:p>579,089095227905</text:p>
          </table:table-cell>
          <table:table-cell table:style-name="ce71"/>
        </table:table-row>
        <table:table-row table:style-name="ro1">
          <table:table-cell table:style-name="ce54"/>
          <table:table-cell table:style-name="ce60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87.1415538943387" calcext:value-type="float">
            <text:p>87,14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590.946696607966" calcext:value-type="float">
            <text:p>590,946696607966</text:p>
          </table:table-cell>
          <table:table-cell table:style-name="ce61" office:value-type="float" office:value="105.031541779931" calcext:value-type="float">
            <text:p>105,031541779931</text:p>
          </table:table-cell>
          <table:table-cell table:style-name="ce61" office:value-type="float" office:value="95" calcext:value-type="float">
            <text:p>95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.02703596113426" calcext:value-type="float">
            <text:p>3,02703596113426</text:p>
          </table:table-cell>
          <table:table-cell table:style-name="ce71"/>
        </table:table-row>
        <table:table-row table:style-name="ro1">
          <table:table-cell table:style-name="ce54"/>
          <table:table-cell table:style-name="ce60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93.5903386011678" calcext:value-type="float">
            <text:p>93,59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634.678852500635" calcext:value-type="float">
            <text:p>634,678852500635</text:p>
          </table:table-cell>
          <table:table-cell table:style-name="ce61" office:value-type="float" office:value="112.804249174918" calcext:value-type="float">
            <text:p>112,804249174918</text:p>
          </table:table-cell>
          <table:table-cell table:style-name="ce61" office:value-type="float" office:value="73" calcext:value-type="float">
            <text:p>73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.02808152961574" calcext:value-type="float">
            <text:p>3,02808152961574</text:p>
          </table:table-cell>
          <table:table-cell table:style-name="ce71"/>
        </table:table-row>
        <table:table-row table:style-name="ro1">
          <table:table-cell table:style-name="ce54"/>
          <table:table-cell table:style-name="ce60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90.1240297640875" calcext:value-type="float">
            <text:p>90,12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611.172228333945" calcext:value-type="float">
            <text:p>611,172228333945</text:p>
          </table:table-cell>
          <table:table-cell table:style-name="ce61" office:value-type="float" office:value="108.626314020291" calcext:value-type="float">
            <text:p>108,626314020291</text:p>
          </table:table-cell>
          <table:table-cell table:style-name="ce61" office:value-type="float" office:value="69" calcext:value-type="float">
            <text:p>69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.92595234240068" calcext:value-type="float">
            <text:p>2,92595234240068</text:p>
          </table:table-cell>
          <table:table-cell table:style-name="ce71"/>
        </table:table-row>
        <table:table-row table:style-name="ro1">
          <table:table-cell table:style-name="ce54"/>
          <table:table-cell table:style-name="ce60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73.7009883546581" calcext:value-type="float">
            <text:p>73,70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499.800079968013" calcext:value-type="float">
            <text:p>499,800079968013</text:p>
          </table:table-cell>
          <table:table-cell table:style-name="ce61" office:value-type="float" office:value="88.8316548380648" calcext:value-type="float">
            <text:p>88,8316548380648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.57267334389851" calcext:value-type="float">
            <text:p>4,57267334389851</text:p>
          </table:table-cell>
          <table:table-cell table:style-name="ce71"/>
        </table:table-row>
        <table:table-row table:style-name="ro1">
          <table:table-cell table:style-name="ce54"/>
          <table:table-cell table:style-name="ce60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49.1552843428114" calcext:value-type="float">
            <text:p>49,16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333.344444814827" calcext:value-type="float">
            <text:p>333,344444814827</text:p>
          </table:table-cell>
          <table:table-cell table:style-name="ce61" office:value-type="float" office:value="59.2467665588853" calcext:value-type="float">
            <text:p>59,2467665588853</text:p>
          </table:table-cell>
          <table:table-cell table:style-name="ce61" office:value-type="float" office:value="104" calcext:value-type="float">
            <text:p>104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.11355901822978" calcext:value-type="float">
            <text:p>3,11355901822978</text:p>
          </table:table-cell>
          <table:table-cell table:style-name="ce71"/>
        </table:table-row>
        <table:table-row table:style-name="ro1">
          <table:table-cell table:style-name="ce53"/>
          <table:table-cell table:style-name="ce59"/>
          <table:table-cell table:style-name="ce61" office:value-type="float" office:value="35" calcext:value-type="float">
            <text:p>3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4" office:value-type="float" office:value="36.8670777288864" calcext:value-type="float">
            <text:p>36,87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250.012500625031" calcext:value-type="float">
            <text:p>250,012500625031</text:p>
          </table:table-cell>
          <table:table-cell table:style-name="ce61" office:value-type="float" office:value="44.435815540777" calcext:value-type="float">
            <text:p>44,435815540777</text:p>
          </table:table-cell>
          <table:table-cell table:style-name="ce61" office:value-type="float" office:value="264" calcext:value-type="float">
            <text:p>264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.99604578041475" calcext:value-type="float">
            <text:p>4,99604578041475</text:p>
          </table:table-cell>
          <table:table-cell table:style-name="ce71"/>
        </table:table-row>
        <table:table-row table:style-name="ro1">
          <table:table-cell table:style-name="ce55" office:value-type="float" office:value="2048" calcext:value-type="float">
            <text:p>2048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657" calcext:value-type="float">
            <text:p>657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169.053265885185" calcext:value-type="float">
            <text:p>169,05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1146.42744547304" calcext:value-type="float">
            <text:p>1146,42744547304</text:p>
          </table:table-cell>
          <table:table-cell table:style-name="ce61" office:value-type="float" office:value="203.759565503998" calcext:value-type="float">
            <text:p>203,759565503998</text:p>
          </table:table-cell>
          <table:table-cell table:style-name="ce61" office:value-type="float" office:value="1929" calcext:value-type="float">
            <text:p>1929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74.50236288099" calcext:value-type="float">
            <text:p>374,50236288099</text:p>
          </table:table-cell>
          <table:table-cell table:style-name="ce71"/>
        </table:table-row>
        <table:table-row table:style-name="ro1">
          <table:table-cell table:style-name="ce55" office:value-type="float" office:value="4096" calcext:value-type="float">
            <text:p>4096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606" calcext:value-type="float">
            <text:p>606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168.932223049605" calcext:value-type="float">
            <text:p>168,93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1145.60659869401" calcext:value-type="float">
            <text:p>1145,60659869401</text:p>
          </table:table-cell>
          <table:table-cell table:style-name="ce61" office:value-type="float" office:value="203.613672814755" calcext:value-type="float">
            <text:p>203,613672814755</text:p>
          </table:table-cell>
          <table:table-cell table:style-name="ce61" office:value-type="float" office:value="1951" calcext:value-type="float">
            <text:p>195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36.840571185493" calcext:value-type="float">
            <text:p>336,840571185493</text:p>
          </table:table-cell>
          <table:table-cell table:style-name="ce71"/>
        </table:table-row>
        <table:table-row table:style-name="ro1">
          <table:table-cell table:style-name="ce55" office:value-type="float" office:value="8192" calcext:value-type="float">
            <text:p>8192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891" calcext:value-type="float">
            <text:p>891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171.00885712629" calcext:value-type="float">
            <text:p>171,01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1159.68920329352" calcext:value-type="float">
            <text:p>1159,68920329352</text:p>
          </table:table-cell>
          <table:table-cell table:style-name="ce61" office:value-type="float" office:value="206.116635741621" calcext:value-type="float">
            <text:p>206,116635741621</text:p>
          </table:table-cell>
          <table:table-cell table:style-name="ce61" office:value-type="float" office:value="2224" calcext:value-type="float">
            <text:p>2224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87.559731677118" calcext:value-type="float">
            <text:p>387,559731677118</text:p>
          </table:table-cell>
          <table:table-cell table:style-name="ce71"/>
        </table:table-row>
        <table:table-row table:style-name="ro1">
          <table:table-cell table:style-name="ce55" office:value-type="float" office:value="16384" calcext:value-type="float">
            <text:p>16384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731" calcext:value-type="float">
            <text:p>731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168.770074756261" calcext:value-type="float">
            <text:p>168,77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1136.97734572639" calcext:value-type="float">
            <text:p>1136,97734572639</text:p>
          </table:table-cell>
          <table:table-cell table:style-name="ce61" office:value-type="float" office:value="202.079957931838" calcext:value-type="float">
            <text:p>202,079957931838</text:p>
          </table:table-cell>
          <table:table-cell table:style-name="ce61" office:value-type="float" office:value="2903" calcext:value-type="float">
            <text:p>2903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503.293895143006" calcext:value-type="float">
            <text:p>503,293895143006</text:p>
          </table:table-cell>
          <table:table-cell table:style-name="ce71"/>
        </table:table-row>
        <table:table-row table:style-name="ro1">
          <table:table-cell table:style-name="ce55" office:value-type="float" office:value="32768" calcext:value-type="float">
            <text:p>32768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003" calcext:value-type="float">
            <text:p>1003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168.631070718546" calcext:value-type="float">
            <text:p>168,63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1136.04089747231" calcext:value-type="float">
            <text:p>1136,04089747231</text:p>
          </table:table-cell>
          <table:table-cell table:style-name="ce61" office:value-type="float" office:value="201.91351888668" calcext:value-type="float">
            <text:p>201,91351888668</text:p>
          </table:table-cell>
          <table:table-cell table:style-name="ce61" office:value-type="float" office:value="2399" calcext:value-type="float">
            <text:p>2399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02.011878489485" calcext:value-type="float">
            <text:p>402,011878489485</text:p>
          </table:table-cell>
          <table:table-cell table:style-name="ce71"/>
        </table:table-row>
        <table:table-row table:style-name="ro1">
          <table:table-cell table:style-name="ce55" office:value-type="float" office:value="65536" calcext:value-type="float">
            <text:p>65536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837" calcext:value-type="float">
            <text:p>837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171.857362007583" calcext:value-type="float">
            <text:p>171,86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1157.77591247214" calcext:value-type="float">
            <text:p>1157,77591247214</text:p>
          </table:table-cell>
          <table:table-cell table:style-name="ce61" office:value-type="float" office:value="205.776578193291" calcext:value-type="float">
            <text:p>205,776578193291</text:p>
          </table:table-cell>
          <table:table-cell table:style-name="ce61" office:value-type="float" office:value="2164" calcext:value-type="float">
            <text:p>2164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67.21696365533" calcext:value-type="float">
            <text:p>367,21696365533</text:p>
          </table:table-cell>
          <table:table-cell table:style-name="ce71"/>
        </table:table-row>
        <table:table-row table:style-name="ro1">
          <table:table-cell table:style-name="ce55" office:value-type="float" office:value="131072" calcext:value-type="float">
            <text:p>131072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742" calcext:value-type="float">
            <text:p>742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170.671154834656" calcext:value-type="float">
            <text:p>170,67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1142.26968987378" calcext:value-type="float">
            <text:p>1142,26968987378</text:p>
          </table:table-cell>
          <table:table-cell table:style-name="ce61" office:value-type="float" office:value="203.02058941116" calcext:value-type="float">
            <text:p>203,02058941116</text:p>
          </table:table-cell>
          <table:table-cell table:style-name="ce61" office:value-type="float" office:value="2131" calcext:value-type="float">
            <text:p>213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68.939680215818" calcext:value-type="float">
            <text:p>368,939680215818</text:p>
          </table:table-cell>
          <table:table-cell table:style-name="ce71"/>
        </table:table-row>
        <table:table-row table:style-name="ro1">
          <table:table-cell table:style-name="ce55" office:value-type="float" office:value="262144" calcext:value-type="float">
            <text:p>262144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416" calcext:value-type="float">
            <text:p>416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164.743439550141" calcext:value-type="float">
            <text:p>164,74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1102.59661502839" calcext:value-type="float">
            <text:p>1102,59661502839</text:p>
          </table:table-cell>
          <table:table-cell table:style-name="ce61" office:value-type="float" office:value="195.969320249187" calcext:value-type="float">
            <text:p>195,969320249187</text:p>
          </table:table-cell>
          <table:table-cell table:style-name="ce61" office:value-type="float" office:value="2470" calcext:value-type="float">
            <text:p>247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23.524679989772" calcext:value-type="float">
            <text:p>323,524679989772</text:p>
          </table:table-cell>
          <table:table-cell table:style-name="ce71"/>
        </table:table-row>
        <table:table-row table:style-name="ro1">
          <table:table-cell table:style-name="ce52" office:value-type="float" office:value="524288" calcext:value-type="float">
            <text:p>524288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19" calcext:value-type="float">
            <text:p>319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159.455790934073" calcext:value-type="float">
            <text:p>159,46</text:p>
          </table:table-cell>
          <table:table-cell table:style-name="ce66" office:value-type="percentage" office:value="182.06825" calcext:value-type="percentage">
            <text:p>18206,83%</text:p>
          </table:table-cell>
          <table:table-cell table:style-name="ce61" office:value-type="float" office:value="1067.2073850751" calcext:value-type="float">
            <text:p>1067,2073850751</text:p>
          </table:table-cell>
          <table:table-cell table:style-name="ce61" office:value-type="float" office:value="189.750567370801" calcext:value-type="float">
            <text:p>189,750567370801</text:p>
          </table:table-cell>
          <table:table-cell table:style-name="ce61" office:value-type="float" office:value="1960" calcext:value-type="float">
            <text:p>1960</text:p>
          </table:table-cell>
          <table:table-cell table:style-name="ce61" office:value-type="float" office:value="0.00105" calcext:value-type="float">
            <text:p>0,00105</text:p>
          </table:table-cell>
          <table:table-cell table:style-name="ce61" office:value-type="float" office:value="276.727866146029" calcext:value-type="float">
            <text:p>276,727866146029</text:p>
          </table:table-cell>
          <table:table-cell table:style-name="ce71"/>
        </table:table-row>
        <table:table-row table:style-name="ro1">
          <table:table-cell table:style-name="ce54"/>
          <table:table-cell table:style-name="ce60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54" calcext:value-type="float">
            <text:p>454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155.497918563809" calcext:value-type="float">
            <text:p>155,50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1040.71809548589" calcext:value-type="float">
            <text:p>1040,71809548589</text:p>
          </table:table-cell>
          <table:table-cell table:style-name="ce61" office:value-type="float" office:value="184.971380252374" calcext:value-type="float">
            <text:p>184,971380252374</text:p>
          </table:table-cell>
          <table:table-cell table:style-name="ce61" office:value-type="float" office:value="1936" calcext:value-type="float">
            <text:p>1936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18.064796331816" calcext:value-type="float">
            <text:p>318,064796331816</text:p>
          </table:table-cell>
          <table:table-cell table:style-name="ce71"/>
        </table:table-row>
        <table:table-row table:style-name="ro1">
          <table:table-cell table:style-name="ce54"/>
          <table:table-cell table:style-name="ce60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87.2338057566558" calcext:value-type="float">
            <text:p>87,23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583.839327417095" calcext:value-type="float">
            <text:p>583,839327417095</text:p>
          </table:table-cell>
          <table:table-cell table:style-name="ce61" office:value-type="float" office:value="103.768317958898" calcext:value-type="float">
            <text:p>103,768317958898</text:p>
          </table:table-cell>
          <table:table-cell table:style-name="ce61" office:value-type="float" office:value="89" calcext:value-type="float">
            <text:p>89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.11837379435136" calcext:value-type="float">
            <text:p>4,11837379435136</text:p>
          </table:table-cell>
          <table:table-cell table:style-name="ce71"/>
        </table:table-row>
        <table:table-row table:style-name="ro1">
          <table:table-cell table:style-name="ce54"/>
          <table:table-cell table:style-name="ce60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84.8654222992162" calcext:value-type="float">
            <text:p>84,87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567.988185845734" calcext:value-type="float">
            <text:p>567,988185845734</text:p>
          </table:table-cell>
          <table:table-cell table:style-name="ce61" office:value-type="float" office:value="100.951025218675" calcext:value-type="float">
            <text:p>100,951025218675</text:p>
          </table:table-cell>
          <table:table-cell table:style-name="ce61" office:value-type="float" office:value="73" calcext:value-type="float">
            <text:p>73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.91975783042214" calcext:value-type="float">
            <text:p>4,91975783042214</text:p>
          </table:table-cell>
          <table:table-cell table:style-name="ce71"/>
        </table:table-row>
        <table:table-row table:style-name="ro1">
          <table:table-cell table:style-name="ce54"/>
          <table:table-cell table:style-name="ce60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91.1895407384803" calcext:value-type="float">
            <text:p>91,19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610.314311870613" calcext:value-type="float">
            <text:p>610,314311870613</text:p>
          </table:table-cell>
          <table:table-cell table:style-name="ce61" office:value-type="float" office:value="108.473832773879" calcext:value-type="float">
            <text:p>108,473832773879</text:p>
          </table:table-cell>
          <table:table-cell table:style-name="ce61" office:value-type="float" office:value="78" calcext:value-type="float">
            <text:p>78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.63001079912348" calcext:value-type="float">
            <text:p>4,63001079912348</text:p>
          </table:table-cell>
          <table:table-cell table:style-name="ce71"/>
        </table:table-row>
        <table:table-row table:style-name="ro1">
          <table:table-cell table:style-name="ce54"/>
          <table:table-cell table:style-name="ce60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74.7032960851957" calcext:value-type="float">
            <text:p>74,70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499.975001249937" calcext:value-type="float">
            <text:p>499,975001249937</text:p>
          </table:table-cell>
          <table:table-cell table:style-name="ce61" office:value-type="float" office:value="88.8627443627819" calcext:value-type="float">
            <text:p>88,8627443627819</text:p>
          </table:table-cell>
          <table:table-cell table:style-name="ce61" office:value-type="float" office:value="135" calcext:value-type="float">
            <text:p>135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7.82479757629551" calcext:value-type="float">
            <text:p>7,82479757629551</text:p>
          </table:table-cell>
          <table:table-cell table:style-name="ce71"/>
        </table:table-row>
        <table:table-row table:style-name="ro1">
          <table:table-cell table:style-name="ce54"/>
          <table:table-cell table:style-name="ce60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49.8080080338689" calcext:value-type="float">
            <text:p>49,81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333.355557037136" calcext:value-type="float">
            <text:p>333,355557037136</text:p>
          </table:table-cell>
          <table:table-cell table:style-name="ce61" office:value-type="float" office:value="59.2487415827722" calcext:value-type="float">
            <text:p>59,2487415827722</text:p>
          </table:table-cell>
          <table:table-cell table:style-name="ce61" office:value-type="float" office:value="289" calcext:value-type="float">
            <text:p>289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.85117095829307" calcext:value-type="float">
            <text:p>3,85117095829307</text:p>
          </table:table-cell>
          <table:table-cell table:style-name="ce71"/>
        </table:table-row>
        <table:table-row table:style-name="ro1">
          <table:table-cell table:style-name="ce53"/>
          <table:table-cell table:style-name="ce59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37.3208598726115" calcext:value-type="float">
            <text:p>37,32</text:p>
          </table:table-cell>
          <table:table-cell table:style-name="ce66" office:value-type="percentage" office:value="182" calcext:value-type="percentage">
            <text:p>18200,00%</text:p>
          </table:table-cell>
          <table:table-cell table:style-name="ce61" office:value-type="float" office:value="249.781441238916" calcext:value-type="float">
            <text:p>249,781441238916</text:p>
          </table:table-cell>
          <table:table-cell table:style-name="ce61" office:value-type="float" office:value="44.394748345198" calcext:value-type="float">
            <text:p>44,394748345198</text:p>
          </table:table-cell>
          <table:table-cell table:style-name="ce61" office:value-type="float" office:value="162" calcext:value-type="float">
            <text:p>16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.0909505010595" calcext:value-type="float">
            <text:p>3,0909505010595</text:p>
          </table:table-cell>
          <table:table-cell table:style-name="ce71"/>
        </table:table-row>
        <table:table-row table:style-name="ro1">
          <table:table-cell table:style-name="ce56" office:value-type="string" calcext:value-type="string">
            <text:p>Total Result</text:p>
          </table:table-cell>
          <table:table-cell table:style-name="ce62" table:number-columns-repeated="4"/>
          <table:table-cell table:style-name="ce65"/>
          <table:table-cell table:style-name="ce67"/>
          <table:table-cell table:style-name="ce62" table:number-columns-repeated="4"/>
          <table:table-cell table:style-name="ce69"/>
          <table:table-cell table:style-name="ce72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yservice" table:style-name="ta1">
        <office:forms form:automatic-focus="false" form:apply-design-mode="false"/>
        <table:table-column table:style-name="co1" table:number-columns-repeated="1024" table:default-cell-style-name="ce49"/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ampup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Er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 kB/s</text:p>
          </table:table-cell>
          <table:table-cell office:value-type="string" calcext:value-type="string">
            <text:p>sem kB/s</text:p>
          </table:table-cell>
          <table:table-cell office:value-type="string" calcext:value-type="string">
            <text:p>avg Bytes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.92929043315313" calcext:value-type="float">
            <text:p>4.92929043315313</text:p>
          </table:table-cell>
          <table:table-cell office:value-type="float" office:value="0" calcext:value-type="float">
            <text:p>0</text:p>
          </table:table-cell>
          <table:table-cell office:value-type="float" office:value="2549.0695895998" calcext:value-type="float">
            <text:p>2549.0695895998</text:p>
          </table:table-cell>
          <table:table-cell office:value-type="float" office:value="405.760100688249" calcext:value-type="float">
            <text:p>405.760100688249</text:p>
          </table:table-cell>
          <table:table-cell office:value-type="float" office:value="343.52695641091" calcext:value-type="float">
            <text:p>343.52695641091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0.0888279470102" calcext:value-type="float">
            <text:p>10.0888279470102</text:p>
          </table:table-cell>
          <table:table-cell office:value-type="float" office:value="0" calcext:value-type="float">
            <text:p>0</text:p>
          </table:table-cell>
          <table:table-cell office:value-type="float" office:value="2489.41996514812" calcext:value-type="float">
            <text:p>2489.41996514812</text:p>
          </table:table-cell>
          <table:table-cell office:value-type="float" office:value="396.265092108539" calcext:value-type="float">
            <text:p>396.265092108539</text:p>
          </table:table-cell>
          <table:table-cell office:value-type="float" office:value="337.91931167538" calcext:value-type="float">
            <text:p>337.91931167538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43" calcext:value-type="float">
            <text:p>243</text:p>
          </table:table-cell>
          <table:table-cell office:value-type="float" office:value="12.9862011164736" calcext:value-type="float">
            <text:p>12.9862011164736</text:p>
          </table:table-cell>
          <table:table-cell office:value-type="float" office:value="0" calcext:value-type="float">
            <text:p>0</text:p>
          </table:table-cell>
          <table:table-cell office:value-type="float" office:value="2445.28670986673" calcext:value-type="float">
            <text:p>2445.28670986673</text:p>
          </table:table-cell>
          <table:table-cell office:value-type="float" office:value="389.23997432449" calcext:value-type="float">
            <text:p>389.23997432449</text:p>
          </table:table-cell>
          <table:table-cell office:value-type="float" office:value="331.928567061988" calcext:value-type="float">
            <text:p>331.928567061988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2.4112379527336" calcext:value-type="float">
            <text:p>12.4112379527336</text:p>
          </table:table-cell>
          <table:table-cell office:value-type="float" office:value="0" calcext:value-type="float">
            <text:p>0</text:p>
          </table:table-cell>
          <table:table-cell office:value-type="float" office:value="2447.98041615667" calcext:value-type="float">
            <text:p>2447.98041615667</text:p>
          </table:table-cell>
          <table:table-cell office:value-type="float" office:value="389.668757649939" calcext:value-type="float">
            <text:p>389.668757649939</text:p>
          </table:table-cell>
          <table:table-cell office:value-type="float" office:value="332.294216646267" calcext:value-type="float">
            <text:p>332.294216646267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12" calcext:value-type="float">
            <text:p>212</text:p>
          </table:table-cell>
          <table:table-cell office:value-type="float" office:value="15.0043170312539" calcext:value-type="float">
            <text:p>15.0043170312539</text:p>
          </table:table-cell>
          <table:table-cell office:value-type="float" office:value="0" calcext:value-type="float">
            <text:p>0</text:p>
          </table:table-cell>
          <table:table-cell office:value-type="float" office:value="2233.63859727496" calcext:value-type="float">
            <text:p>2233.63859727496</text:p>
          </table:table-cell>
          <table:table-cell office:value-type="float" office:value="355.549893902167" calcext:value-type="float">
            <text:p>355.549893902167</text:p>
          </table:table-cell>
          <table:table-cell office:value-type="float" office:value="303.198989278535" calcext:value-type="float">
            <text:p>303.198989278535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57" calcext:value-type="float">
            <text:p>257</text:p>
          </table:table-cell>
          <table:table-cell office:value-type="float" office:value="14.5309645048083" calcext:value-type="float">
            <text:p>14.5309645048083</text:p>
          </table:table-cell>
          <table:table-cell office:value-type="float" office:value="0" calcext:value-type="float">
            <text:p>0</text:p>
          </table:table-cell>
          <table:table-cell office:value-type="float" office:value="2380.52728679402" calcext:value-type="float">
            <text:p>2380.52728679402</text:p>
          </table:table-cell>
          <table:table-cell office:value-type="float" office:value="378.931589597096" calcext:value-type="float">
            <text:p>378.931589597096</text:p>
          </table:table-cell>
          <table:table-cell office:value-type="float" office:value="323.137981312861" calcext:value-type="float">
            <text:p>323.137981312861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60" calcext:value-type="float">
            <text:p>260</text:p>
          </table:table-cell>
          <table:table-cell office:value-type="float" office:value="14.5745352282457" calcext:value-type="float">
            <text:p>14.5745352282457</text:p>
          </table:table-cell>
          <table:table-cell office:value-type="float" office:value="0" calcext:value-type="float">
            <text:p>0</text:p>
          </table:table-cell>
          <table:table-cell office:value-type="float" office:value="2170.13888888889" calcext:value-type="float">
            <text:p>2170.13888888889</text:p>
          </table:table-cell>
          <table:table-cell office:value-type="float" office:value="345.442030164931" calcext:value-type="float">
            <text:p>345.442030164931</text:p>
          </table:table-cell>
          <table:table-cell office:value-type="float" office:value="294.579399956597" calcext:value-type="float">
            <text:p>294.579399956597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243" calcext:value-type="float">
            <text:p>243</text:p>
          </table:table-cell>
          <table:table-cell office:value-type="float" office:value="21.1324844124957" calcext:value-type="float">
            <text:p>21.1324844124957</text:p>
          </table:table-cell>
          <table:table-cell office:value-type="float" office:value="0" calcext:value-type="float">
            <text:p>0</text:p>
          </table:table-cell>
          <table:table-cell office:value-type="float" office:value="2236.76116982609" calcext:value-type="float">
            <text:p>2236.76116982609</text:p>
          </table:table-cell>
          <table:table-cell office:value-type="float" office:value="356.046944025052" calcext:value-type="float">
            <text:p>356.046944025052</text:p>
          </table:table-cell>
          <table:table-cell office:value-type="float" office:value="303.622854107253" calcext:value-type="float">
            <text:p>303.622854107253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581" calcext:value-type="float">
            <text:p>581</text:p>
          </table:table-cell>
          <table:table-cell office:value-type="float" office:value="75.4162334513598" calcext:value-type="float">
            <text:p>75.4162334513598</text:p>
          </table:table-cell>
          <table:table-cell office:value-type="float" office:value="0" calcext:value-type="float">
            <text:p>0</text:p>
          </table:table-cell>
          <table:table-cell office:value-type="float" office:value="2184.47927475288" calcext:value-type="float">
            <text:p>2184.47927475288</text:p>
          </table:table-cell>
          <table:table-cell office:value-type="float" office:value="347.72472830539" calcext:value-type="float">
            <text:p>347.72472830539</text:p>
          </table:table-cell>
          <table:table-cell office:value-type="float" office:value="296.52599530337" calcext:value-type="float">
            <text:p>296.52599530337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float" office:value="686" calcext:value-type="float">
            <text:p>686</text:p>
          </table:table-cell>
          <table:table-cell office:value-type="float" office:value="167.801099008601" calcext:value-type="float">
            <text:p>167.801099008601</text:p>
          </table:table-cell>
          <table:table-cell office:value-type="float" office:value="0" calcext:value-type="float">
            <text:p>0</text:p>
          </table:table-cell>
          <table:table-cell office:value-type="float" office:value="1887.05948955041" calcext:value-type="float">
            <text:p>1887.05948955041</text:p>
          </table:table-cell>
          <table:table-cell office:value-type="float" office:value="300.381539840543" calcext:value-type="float">
            <text:p>300.381539840543</text:p>
          </table:table-cell>
          <table:table-cell office:value-type="float" office:value="256.153583054206" calcext:value-type="float">
            <text:p>256.153583054206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81" calcext:value-type="float">
            <text:p>281</text:p>
          </table:table-cell>
          <table:table-cell office:value-type="float" office:value="100" calcext:value-type="float">
            <text:p>100</text:p>
          </table:table-cell>
          <table:table-cell office:value-type="float" office:value="1570" calcext:value-type="float">
            <text:p>1570</text:p>
          </table:table-cell>
          <table:table-cell office:value-type="float" office:value="161.302486308914" calcext:value-type="float">
            <text:p>161.302486308914</text:p>
          </table:table-cell>
          <table:table-cell office:value-type="float" office:value="0" calcext:value-type="float">
            <text:p>0</text:p>
          </table:table-cell>
          <table:table-cell office:value-type="float" office:value="1892.41614230969" calcext:value-type="float">
            <text:p>1892.41614230969</text:p>
          </table:table-cell>
          <table:table-cell office:value-type="float" office:value="301.234210152813" calcext:value-type="float">
            <text:p>301.234210152813</text:p>
          </table:table-cell>
          <table:table-cell office:value-type="float" office:value="258.728769456403" calcext:value-type="float">
            <text:p>258.728769456403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3619" calcext:value-type="float">
            <text:p>3619</text:p>
          </table:table-cell>
          <table:table-cell office:value-type="float" office:value="230.484648444553" calcext:value-type="float">
            <text:p>230.484648444553</text:p>
          </table:table-cell>
          <table:table-cell office:value-type="float" office:value="0" calcext:value-type="float">
            <text:p>0</text:p>
          </table:table-cell>
          <table:table-cell office:value-type="float" office:value="2181.02508178844" calcext:value-type="float">
            <text:p>2181.02508178844</text:p>
          </table:table-cell>
          <table:table-cell office:value-type="float" office:value="347.174890948746" calcext:value-type="float">
            <text:p>347.174890948746</text:p>
          </table:table-cell>
          <table:table-cell office:value-type="float" office:value="300.316930207197" calcext:value-type="float">
            <text:p>300.316930207197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041" calcext:value-type="float">
            <text:p>1041</text:p>
          </table:table-cell>
          <table:table-cell office:value-type="float" office:value="15.2889508858522" calcext:value-type="float">
            <text:p>15.2889508858522</text:p>
          </table:table-cell>
          <table:table-cell office:value-type="float" office:value="0" calcext:value-type="float">
            <text:p>0</text:p>
          </table:table-cell>
          <table:table-cell office:value-type="float" office:value="2221.23500666371" calcext:value-type="float">
            <text:p>2221.23500666371</text:p>
          </table:table-cell>
          <table:table-cell office:value-type="float" office:value="353.575494224789" calcext:value-type="float">
            <text:p>353.575494224789</text:p>
          </table:table-cell>
          <table:table-cell office:value-type="float" office:value="308.022823189693" calcext:value-type="float">
            <text:p>308.022823189693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3105" calcext:value-type="float">
            <text:p>3105</text:p>
          </table:table-cell>
          <table:table-cell office:value-type="float" office:value="75.4356834224982" calcext:value-type="float">
            <text:p>75.4356834224982</text:p>
          </table:table-cell>
          <table:table-cell office:value-type="float" office:value="0" calcext:value-type="float">
            <text:p>0</text:p>
          </table:table-cell>
          <table:table-cell office:value-type="float" office:value="2842.12022168538" calcext:value-type="float">
            <text:p>2842.12022168538</text:p>
          </table:table-cell>
          <table:table-cell office:value-type="float" office:value="452.407808725309" calcext:value-type="float">
            <text:p>452.407808725309</text:p>
          </table:table-cell>
          <table:table-cell office:value-type="float" office:value="394.122140116527" calcext:value-type="float">
            <text:p>394.122140116527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073" calcext:value-type="float">
            <text:p>1073</text:p>
          </table:table-cell>
          <table:table-cell office:value-type="float" office:value="28.4076897518964" calcext:value-type="float">
            <text:p>28.4076897518964</text:p>
          </table:table-cell>
          <table:table-cell office:value-type="float" office:value="0" calcext:value-type="float">
            <text:p>0</text:p>
          </table:table-cell>
          <table:table-cell office:value-type="float" office:value="2930.188264596" calcext:value-type="float">
            <text:p>2930.188264596</text:p>
          </table:table-cell>
          <table:table-cell office:value-type="float" office:value="466.426452274559" calcext:value-type="float">
            <text:p>466.426452274559</text:p>
          </table:table-cell>
          <table:table-cell office:value-type="float" office:value="406.334700754524" calcext:value-type="float">
            <text:p>406.334700754524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258" calcext:value-type="float">
            <text:p>258</text:p>
          </table:table-cell>
          <table:table-cell office:value-type="float" office:value="25.53974292156" calcext:value-type="float">
            <text:p>25.53974292156</text:p>
          </table:table-cell>
          <table:table-cell office:value-type="float" office:value="0" calcext:value-type="float">
            <text:p>0</text:p>
          </table:table-cell>
          <table:table-cell office:value-type="float" office:value="2625.01640635254" calcext:value-type="float">
            <text:p>2625.01640635254</text:p>
          </table:table-cell>
          <table:table-cell office:value-type="float" office:value="417.84929124557" calcext:value-type="float">
            <text:p>417.84929124557</text:p>
          </table:table-cell>
          <table:table-cell office:value-type="float" office:value="364.015946974669" calcext:value-type="float">
            <text:p>364.015946974669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1215" calcext:value-type="float">
            <text:p>1215</text:p>
          </table:table-cell>
          <table:table-cell office:value-type="float" office:value="105.012825765046" calcext:value-type="float">
            <text:p>105.012825765046</text:p>
          </table:table-cell>
          <table:table-cell office:value-type="float" office:value="0" calcext:value-type="float">
            <text:p>0</text:p>
          </table:table-cell>
          <table:table-cell office:value-type="float" office:value="2422.04056917953" calcext:value-type="float">
            <text:p>2422.04056917953</text:p>
          </table:table-cell>
          <table:table-cell office:value-type="float" office:value="385.53966091432" calcext:value-type="float">
            <text:p>385.53966091432</text:p>
          </table:table-cell>
          <table:table-cell office:value-type="float" office:value="335.868907054193" calcext:value-type="float">
            <text:p>335.868907054193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office:value-type="float" office:value="19.0460578499692" calcext:value-type="float">
            <text:p>19.0460578499692</text:p>
          </table:table-cell>
          <table:table-cell office:value-type="float" office:value="0" calcext:value-type="float">
            <text:p>0</text:p>
          </table:table-cell>
          <table:table-cell office:value-type="float" office:value="2563.44527044348" calcext:value-type="float">
            <text:p>2563.44527044348</text:p>
          </table:table-cell>
          <table:table-cell office:value-type="float" office:value="408.048417072546" calcext:value-type="float">
            <text:p>408.048417072546</text:p>
          </table:table-cell>
          <table:table-cell office:value-type="float" office:value="355.477762112279" calcext:value-type="float">
            <text:p>355.477762112279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1399" calcext:value-type="float">
            <text:p>1399</text:p>
          </table:table-cell>
          <table:table-cell office:value-type="float" office:value="134.625418962681" calcext:value-type="float">
            <text:p>134.625418962681</text:p>
          </table:table-cell>
          <table:table-cell office:value-type="float" office:value="0" calcext:value-type="float">
            <text:p>0</text:p>
          </table:table-cell>
          <table:table-cell office:value-type="float" office:value="2386.35007755638" calcext:value-type="float">
            <text:p>2386.35007755638</text:p>
          </table:table-cell>
          <table:table-cell office:value-type="float" office:value="379.858459611025" calcext:value-type="float">
            <text:p>379.858459611025</text:p>
          </table:table-cell>
          <table:table-cell office:value-type="float" office:value="330.919639661138" calcext:value-type="float">
            <text:p>330.919639661138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float" office:value="117.346997807315" calcext:value-type="float">
            <text:p>117.346997807315</text:p>
          </table:table-cell>
          <table:table-cell office:value-type="float" office:value="0" calcext:value-type="float">
            <text:p>0</text:p>
          </table:table-cell>
          <table:table-cell office:value-type="float" office:value="2271.69468423444" calcext:value-type="float">
            <text:p>2271.69468423444</text:p>
          </table:table-cell>
          <table:table-cell office:value-type="float" office:value="361.607649931849" calcext:value-type="float">
            <text:p>361.607649931849</text:p>
          </table:table-cell>
          <table:table-cell office:value-type="float" office:value="315.020161290323" calcext:value-type="float">
            <text:p>315.020161290323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50" calcext:value-type="float">
            <text:p>250</text:p>
          </table:table-cell>
          <table:table-cell office:value-type="float" office:value="90" calcext:value-type="float">
            <text:p>90</text:p>
          </table:table-cell>
          <table:table-cell office:value-type="float" office:value="1521" calcext:value-type="float">
            <text:p>1521</text:p>
          </table:table-cell>
          <table:table-cell office:value-type="float" office:value="155.461580351817" calcext:value-type="float">
            <text:p>155.461580351817</text:p>
          </table:table-cell>
          <table:table-cell office:value-type="float" office:value="0" calcext:value-type="float">
            <text:p>0</text:p>
          </table:table-cell>
          <table:table-cell office:value-type="float" office:value="1959.82361587457" calcext:value-type="float">
            <text:p>1959.82361587457</text:p>
          </table:table-cell>
          <table:table-cell office:value-type="float" office:value="311.964110730034" calcext:value-type="float">
            <text:p>311.964110730034</text:p>
          </table:table-cell>
          <table:table-cell office:value-type="float" office:value="271.772415482607" calcext:value-type="float">
            <text:p>271.772415482607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44" calcext:value-type="float">
            <text:p>344</text:p>
          </table:table-cell>
          <table:table-cell office:value-type="float" office:value="100" calcext:value-type="float">
            <text:p>100</text:p>
          </table:table-cell>
          <table:table-cell office:value-type="float" office:value="880" calcext:value-type="float">
            <text:p>880</text:p>
          </table:table-cell>
          <table:table-cell office:value-type="float" office:value="165.305692750424" calcext:value-type="float">
            <text:p>165.305692750424</text:p>
          </table:table-cell>
          <table:table-cell office:value-type="float" office:value="0" calcext:value-type="float">
            <text:p>0</text:p>
          </table:table-cell>
          <table:table-cell office:value-type="float" office:value="1931.34083337357" calcext:value-type="float">
            <text:p>1931.34083337357</text:p>
          </table:table-cell>
          <table:table-cell office:value-type="float" office:value="307.430230312394" calcext:value-type="float">
            <text:p>307.430230312394</text:p>
          </table:table-cell>
          <table:table-cell office:value-type="float" office:value="269.708729660567" calcext:value-type="float">
            <text:p>269.708729660567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36.9787748505731" calcext:value-type="float">
            <text:p>36.9787748505731</text:p>
          </table:table-cell>
          <table:table-cell office:value-type="float" office:value="0" calcext:value-type="float">
            <text:p>0</text:p>
          </table:table-cell>
          <table:table-cell office:value-type="float" office:value="2674.69073888332" calcext:value-type="float">
            <text:p>2674.69073888332</text:p>
          </table:table-cell>
          <table:table-cell office:value-type="float" office:value="425.75643597459" calcext:value-type="float">
            <text:p>425.75643597459</text:p>
          </table:table-cell>
          <table:table-cell office:value-type="float" office:value="368.292377131394" calcext:value-type="float">
            <text:p>368.292377131394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082" calcext:value-type="float">
            <text:p>1082</text:p>
          </table:table-cell>
          <table:table-cell office:value-type="float" office:value="18.6378722518827" calcext:value-type="float">
            <text:p>18.6378722518827</text:p>
          </table:table-cell>
          <table:table-cell office:value-type="float" office:value="0" calcext:value-type="float">
            <text:p>0</text:p>
          </table:table-cell>
          <table:table-cell office:value-type="float" office:value="2446.03436678285" calcext:value-type="float">
            <text:p>2446.03436678285</text:p>
          </table:table-cell>
          <table:table-cell office:value-type="float" office:value="389.358986118755" calcext:value-type="float">
            <text:p>389.358986118755</text:p>
          </table:table-cell>
          <table:table-cell office:value-type="float" office:value="339.196171956216" calcext:value-type="float">
            <text:p>339.196171956216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72" calcext:value-type="float">
            <text:p>272</text:p>
          </table:table-cell>
          <table:table-cell office:value-type="float" office:value="36.9737089353706" calcext:value-type="float">
            <text:p>36.9737089353706</text:p>
          </table:table-cell>
          <table:table-cell office:value-type="float" office:value="0" calcext:value-type="float">
            <text:p>0</text:p>
          </table:table-cell>
          <table:table-cell office:value-type="float" office:value="3023.43159486017" calcext:value-type="float">
            <text:p>3023.43159486017</text:p>
          </table:table-cell>
          <table:table-cell office:value-type="float" office:value="481.268896447468" calcext:value-type="float">
            <text:p>481.268896447468</text:p>
          </table:table-cell>
          <table:table-cell office:value-type="float" office:value="419.2649281935" calcext:value-type="float">
            <text:p>419.2649281935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office:value-type="float" office:value="643" calcext:value-type="float">
            <text:p>643</text:p>
          </table:table-cell>
          <table:table-cell office:value-type="float" office:value="127.84605925581" calcext:value-type="float">
            <text:p>127.84605925581</text:p>
          </table:table-cell>
          <table:table-cell office:value-type="float" office:value="0" calcext:value-type="float">
            <text:p>0</text:p>
          </table:table-cell>
          <table:table-cell office:value-type="float" office:value="2207.87106033008" calcext:value-type="float">
            <text:p>2207.87106033008</text:p>
          </table:table-cell>
          <table:table-cell office:value-type="float" office:value="351.448225423635" calcext:value-type="float">
            <text:p>351.448225423635</text:p>
          </table:table-cell>
          <table:table-cell office:value-type="float" office:value="306.16961969421" calcext:value-type="float">
            <text:p>306.16961969421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26" calcext:value-type="float">
            <text:p>426</text:p>
          </table:table-cell>
          <table:table-cell office:value-type="float" office:value="100" calcext:value-type="float">
            <text:p>100</text:p>
          </table:table-cell>
          <table:table-cell office:value-type="float" office:value="1816" calcext:value-type="float">
            <text:p>1816</text:p>
          </table:table-cell>
          <table:table-cell office:value-type="float" office:value="205.935529424221" calcext:value-type="float">
            <text:p>205.935529424221</text:p>
          </table:table-cell>
          <table:table-cell office:value-type="float" office:value="0" calcext:value-type="float">
            <text:p>0</text:p>
          </table:table-cell>
          <table:table-cell office:value-type="float" office:value="1952.74360476469" calcext:value-type="float">
            <text:p>1952.74360476469</text:p>
          </table:table-cell>
          <table:table-cell office:value-type="float" office:value="310.837116774068" calcext:value-type="float">
            <text:p>310.837116774068</text:p>
          </table:table-cell>
          <table:table-cell office:value-type="float" office:value="272.697593243507" calcext:value-type="float">
            <text:p>272.697593243507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5.1430082637995" calcext:value-type="float">
            <text:p>15.1430082637995</text:p>
          </table:table-cell>
          <table:table-cell office:value-type="float" office:value="0" calcext:value-type="float">
            <text:p>0</text:p>
          </table:table-cell>
          <table:table-cell office:value-type="float" office:value="2756.90950444552" calcext:value-type="float">
            <text:p>2756.90950444552</text:p>
          </table:table-cell>
          <table:table-cell office:value-type="float" office:value="438.843993383417" calcext:value-type="float">
            <text:p>438.843993383417</text:p>
          </table:table-cell>
          <table:table-cell office:value-type="float" office:value="379.613515748846" calcext:value-type="float">
            <text:p>379.613515748846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36" calcext:value-type="float">
            <text:p>1136</text:p>
          </table:table-cell>
          <table:table-cell office:value-type="float" office:value="35.292554571184" calcext:value-type="float">
            <text:p>35.292554571184</text:p>
          </table:table-cell>
          <table:table-cell office:value-type="float" office:value="0" calcext:value-type="float">
            <text:p>0</text:p>
          </table:table-cell>
          <table:table-cell office:value-type="float" office:value="3005.25920360631" calcext:value-type="float">
            <text:p>3005.25920360631</text:p>
          </table:table-cell>
          <table:table-cell office:value-type="float" office:value="478.376220886551" calcext:value-type="float">
            <text:p>478.376220886551</text:p>
          </table:table-cell>
          <table:table-cell office:value-type="float" office:value="416.744928625094" calcext:value-type="float">
            <text:p>416.744928625094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29" calcext:value-type="float">
            <text:p>229</text:p>
          </table:table-cell>
          <table:table-cell office:value-type="float" office:value="22.1983535337505" calcext:value-type="float">
            <text:p>22.1983535337505</text:p>
          </table:table-cell>
          <table:table-cell office:value-type="float" office:value="0" calcext:value-type="float">
            <text:p>0</text:p>
          </table:table-cell>
          <table:table-cell office:value-type="float" office:value="2790.56788056369" calcext:value-type="float">
            <text:p>2790.56788056369</text:p>
          </table:table-cell>
          <table:table-cell office:value-type="float" office:value="444.201723175666" calcext:value-type="float">
            <text:p>444.201723175666</text:p>
          </table:table-cell>
          <table:table-cell office:value-type="float" office:value="386.973280312544" calcext:value-type="float">
            <text:p>386.973280312544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office:value-type="float" office:value="555" calcext:value-type="float">
            <text:p>555</text:p>
          </table:table-cell>
          <table:table-cell office:value-type="float" office:value="95.1996354081484" calcext:value-type="float">
            <text:p>95.1996354081484</text:p>
          </table:table-cell>
          <table:table-cell office:value-type="float" office:value="0" calcext:value-type="float">
            <text:p>0</text:p>
          </table:table-cell>
          <table:table-cell office:value-type="float" office:value="2298.190175237" calcext:value-type="float">
            <text:p>2298.190175237</text:p>
          </table:table-cell>
          <table:table-cell office:value-type="float" office:value="365.825193909796" calcext:value-type="float">
            <text:p>365.825193909796</text:p>
          </table:table-cell>
          <table:table-cell office:value-type="float" office:value="318.694340706693" calcext:value-type="float">
            <text:p>318.694340706693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59" calcext:value-type="float">
            <text:p>459</text:p>
          </table:table-cell>
          <table:table-cell office:value-type="float" office:value="100" calcext:value-type="float">
            <text:p>100</text:p>
          </table:table-cell>
          <table:table-cell office:value-type="float" office:value="1015" calcext:value-type="float">
            <text:p>1015</text:p>
          </table:table-cell>
          <table:table-cell office:value-type="float" office:value="177.8733380839" calcext:value-type="float">
            <text:p>177.8733380839</text:p>
          </table:table-cell>
          <table:table-cell office:value-type="float" office:value="0" calcext:value-type="float">
            <text:p>0</text:p>
          </table:table-cell>
          <table:table-cell office:value-type="float" office:value="1934.42305832286" calcext:value-type="float">
            <text:p>1934.42305832286</text:p>
          </table:table-cell>
          <table:table-cell office:value-type="float" office:value="307.920857916626" calcext:value-type="float">
            <text:p>307.920857916626</text:p>
          </table:table-cell>
          <table:table-cell office:value-type="float" office:value="270.139157558758" calcext:value-type="float">
            <text:p>270.139157558758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8.7179379969972" calcext:value-type="float">
            <text:p>28.7179379969972</text:p>
          </table:table-cell>
          <table:table-cell office:value-type="float" office:value="0" calcext:value-type="float">
            <text:p>0</text:p>
          </table:table-cell>
          <table:table-cell office:value-type="float" office:value="2803.0833917309" calcext:value-type="float">
            <text:p>2803.0833917309</text:p>
          </table:table-cell>
          <table:table-cell office:value-type="float" office:value="446.193938332165" calcext:value-type="float">
            <text:p>446.193938332165</text:p>
          </table:table-cell>
          <table:table-cell office:value-type="float" office:value="385.971443587947" calcext:value-type="float">
            <text:p>385.971443587947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8" calcext:value-type="float">
            <text:p>1108</text:p>
          </table:table-cell>
          <table:table-cell office:value-type="float" office:value="50.9793891175395" calcext:value-type="float">
            <text:p>50.9793891175395</text:p>
          </table:table-cell>
          <table:table-cell office:value-type="float" office:value="0" calcext:value-type="float">
            <text:p>0</text:p>
          </table:table-cell>
          <table:table-cell office:value-type="float" office:value="2950.07006416402" calcext:value-type="float">
            <text:p>2950.07006416402</text:p>
          </table:table-cell>
          <table:table-cell office:value-type="float" office:value="469.591230916734" calcext:value-type="float">
            <text:p>469.591230916734</text:p>
          </table:table-cell>
          <table:table-cell office:value-type="float" office:value="409.091747178996" calcext:value-type="float">
            <text:p>409.091747178996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274" calcext:value-type="float">
            <text:p>274</text:p>
          </table:table-cell>
          <table:table-cell office:value-type="float" office:value="19.5643686832562" calcext:value-type="float">
            <text:p>19.5643686832562</text:p>
          </table:table-cell>
          <table:table-cell office:value-type="float" office:value="0" calcext:value-type="float">
            <text:p>0</text:p>
          </table:table-cell>
          <table:table-cell office:value-type="float" office:value="2607.73192515809" calcext:value-type="float">
            <text:p>2607.73192515809</text:p>
          </table:table-cell>
          <table:table-cell office:value-type="float" office:value="415.097952930439" calcext:value-type="float">
            <text:p>415.097952930439</text:p>
          </table:table-cell>
          <table:table-cell office:value-type="float" office:value="361.619075559033" calcext:value-type="float">
            <text:p>361.619075559033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office:value-type="float" office:value="619" calcext:value-type="float">
            <text:p>619</text:p>
          </table:table-cell>
          <table:table-cell office:value-type="float" office:value="114.896784482832" calcext:value-type="float">
            <text:p>114.896784482832</text:p>
          </table:table-cell>
          <table:table-cell office:value-type="float" office:value="0" calcext:value-type="float">
            <text:p>0</text:p>
          </table:table-cell>
          <table:table-cell office:value-type="float" office:value="2226.55162816588" calcext:value-type="float">
            <text:p>2226.55162816588</text:p>
          </table:table-cell>
          <table:table-cell office:value-type="float" office:value="354.421792374061" calcext:value-type="float">
            <text:p>354.421792374061</text:p>
          </table:table-cell>
          <table:table-cell office:value-type="float" office:value="308.760089062065" calcext:value-type="float">
            <text:p>308.760089062065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15" calcext:value-type="float">
            <text:p>515</text:p>
          </table:table-cell>
          <table:table-cell office:value-type="float" office:value="100" calcext:value-type="float">
            <text:p>100</text:p>
          </table:table-cell>
          <table:table-cell office:value-type="float" office:value="1090" calcext:value-type="float">
            <text:p>1090</text:p>
          </table:table-cell>
          <table:table-cell office:value-type="float" office:value="264.986571688076" calcext:value-type="float">
            <text:p>264.986571688076</text:p>
          </table:table-cell>
          <table:table-cell office:value-type="float" office:value="0" calcext:value-type="float">
            <text:p>0</text:p>
          </table:table-cell>
          <table:table-cell office:value-type="float" office:value="1885.458402074" calcext:value-type="float">
            <text:p>1885.458402074</text:p>
          </table:table-cell>
          <table:table-cell office:value-type="float" office:value="300.126679236389" calcext:value-type="float">
            <text:p>300.126679236389</text:p>
          </table:table-cell>
          <table:table-cell office:value-type="float" office:value="263.301319820881" calcext:value-type="float">
            <text:p>263.301319820881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36.4253467188715" calcext:value-type="float">
            <text:p>36.4253467188715</text:p>
          </table:table-cell>
          <table:table-cell office:value-type="float" office:value="0" calcext:value-type="float">
            <text:p>0</text:p>
          </table:table-cell>
          <table:table-cell office:value-type="float" office:value="2696.32625547691" calcext:value-type="float">
            <text:p>2696.32625547691</text:p>
          </table:table-cell>
          <table:table-cell office:value-type="float" office:value="429.20037074486" calcext:value-type="float">
            <text:p>429.20037074486</text:p>
          </table:table-cell>
          <table:table-cell office:value-type="float" office:value="373.904617458712" calcext:value-type="float">
            <text:p>373.904617458712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1131" calcext:value-type="float">
            <text:p>1131</text:p>
          </table:table-cell>
          <table:table-cell office:value-type="float" office:value="40.2831243609219" calcext:value-type="float">
            <text:p>40.2831243609219</text:p>
          </table:table-cell>
          <table:table-cell office:value-type="float" office:value="0" calcext:value-type="float">
            <text:p>0</text:p>
          </table:table-cell>
          <table:table-cell office:value-type="float" office:value="3100.53484226029" calcext:value-type="float">
            <text:p>3100.53484226029</text:p>
          </table:table-cell>
          <table:table-cell office:value-type="float" office:value="493.542167273855" calcext:value-type="float">
            <text:p>493.542167273855</text:p>
          </table:table-cell>
          <table:table-cell office:value-type="float" office:value="432.984846135958" calcext:value-type="float">
            <text:p>432.984846135958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339" calcext:value-type="float">
            <text:p>339</text:p>
          </table:table-cell>
          <table:table-cell office:value-type="float" office:value="46.9379105785238" calcext:value-type="float">
            <text:p>46.9379105785238</text:p>
          </table:table-cell>
          <table:table-cell office:value-type="float" office:value="0" calcext:value-type="float">
            <text:p>0</text:p>
          </table:table-cell>
          <table:table-cell office:value-type="float" office:value="3088.32612723904" calcext:value-type="float">
            <text:p>3088.32612723904</text:p>
          </table:table-cell>
          <table:table-cell office:value-type="float" office:value="491.598787831995" calcext:value-type="float">
            <text:p>491.598787831995</text:p>
          </table:table-cell>
          <table:table-cell office:value-type="float" office:value="431.279918159358" calcext:value-type="float">
            <text:p>431.279918159358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41" calcext:value-type="float">
            <text:p>341</text:p>
          </table:table-cell>
          <table:table-cell office:value-type="float" office:value="80" calcext:value-type="float">
            <text:p>80</text:p>
          </table:table-cell>
          <table:table-cell office:value-type="float" office:value="1712" calcext:value-type="float">
            <text:p>1712</text:p>
          </table:table-cell>
          <table:table-cell office:value-type="float" office:value="219.932091462791" calcext:value-type="float">
            <text:p>219.932091462791</text:p>
          </table:table-cell>
          <table:table-cell office:value-type="float" office:value="0" calcext:value-type="float">
            <text:p>0</text:p>
          </table:table-cell>
          <table:table-cell office:value-type="float" office:value="2291.21319738802" calcext:value-type="float">
            <text:p>2291.21319738802</text:p>
          </table:table-cell>
          <table:table-cell office:value-type="float" office:value="364.7146007561" calcext:value-type="float">
            <text:p>364.7146007561</text:p>
          </table:table-cell>
          <table:table-cell office:value-type="float" office:value="319.964342994616" calcext:value-type="float">
            <text:p>319.964342994616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56" calcext:value-type="float">
            <text:p>456</text:p>
          </table:table-cell>
          <table:table-cell office:value-type="float" office:value="100" calcext:value-type="float">
            <text:p>100</text:p>
          </table:table-cell>
          <table:table-cell office:value-type="float" office:value="1112" calcext:value-type="float">
            <text:p>1112</text:p>
          </table:table-cell>
          <table:table-cell office:value-type="float" office:value="182.513459781517" calcext:value-type="float">
            <text:p>182.513459781517</text:p>
          </table:table-cell>
          <table:table-cell office:value-type="float" office:value="0" calcext:value-type="float">
            <text:p>0</text:p>
          </table:table-cell>
          <table:table-cell office:value-type="float" office:value="1944.39043359907" calcext:value-type="float">
            <text:p>1944.39043359907</text:p>
          </table:table-cell>
          <table:table-cell office:value-type="float" office:value="309.507461598289" calcext:value-type="float">
            <text:p>309.507461598289</text:p>
          </table:table-cell>
          <table:table-cell office:value-type="float" office:value="273.429904724869" calcext:value-type="float">
            <text:p>273.429904724869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float" office:value="63.5117871047572" calcext:value-type="float">
            <text:p>63.5117871047572</text:p>
          </table:table-cell>
          <table:table-cell office:value-type="float" office:value="0" calcext:value-type="float">
            <text:p>0</text:p>
          </table:table-cell>
          <table:table-cell office:value-type="float" office:value="2886.62769719275" calcext:value-type="float">
            <text:p>2886.62769719275</text:p>
          </table:table-cell>
          <table:table-cell office:value-type="float" office:value="459.492494767987" calcext:value-type="float">
            <text:p>459.492494767987</text:p>
          </table:table-cell>
          <table:table-cell office:value-type="float" office:value="400.294075196652" calcext:value-type="float">
            <text:p>400.294075196652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74.1656651304362" calcext:value-type="float">
            <text:p>74.1656651304362</text:p>
          </table:table-cell>
          <table:table-cell office:value-type="float" office:value="0" calcext:value-type="float">
            <text:p>0</text:p>
          </table:table-cell>
          <table:table-cell office:value-type="float" office:value="2634.35194942044" calcext:value-type="float">
            <text:p>2634.35194942044</text:p>
          </table:table-cell>
          <table:table-cell office:value-type="float" office:value="419.335320073762" calcext:value-type="float">
            <text:p>419.335320073762</text:p>
          </table:table-cell>
          <table:table-cell office:value-type="float" office:value="367.883133561644" calcext:value-type="float">
            <text:p>367.883133561644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1115" calcext:value-type="float">
            <text:p>1115</text:p>
          </table:table-cell>
          <table:table-cell office:value-type="float" office:value="69.9293221902658" calcext:value-type="float">
            <text:p>69.9293221902658</text:p>
          </table:table-cell>
          <table:table-cell office:value-type="float" office:value="0" calcext:value-type="float">
            <text:p>0</text:p>
          </table:table-cell>
          <table:table-cell office:value-type="float" office:value="2735.22975929978" calcext:value-type="float">
            <text:p>2735.22975929978</text:p>
          </table:table-cell>
          <table:table-cell office:value-type="float" office:value="435.393018326039" calcext:value-type="float">
            <text:p>435.393018326039</text:p>
          </table:table-cell>
          <table:table-cell office:value-type="float" office:value="381.970562089716" calcext:value-type="float">
            <text:p>381.970562089716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531" calcext:value-type="float">
            <text:p>531</text:p>
          </table:table-cell>
          <table:table-cell office:value-type="float" office:value="125.047155364646" calcext:value-type="float">
            <text:p>125.047155364646</text:p>
          </table:table-cell>
          <table:table-cell office:value-type="float" office:value="0" calcext:value-type="float">
            <text:p>0</text:p>
          </table:table-cell>
          <table:table-cell office:value-type="float" office:value="2323.8250159763" calcext:value-type="float">
            <text:p>2323.8250159763</text:p>
          </table:table-cell>
          <table:table-cell office:value-type="float" office:value="369.905739847789" calcext:value-type="float">
            <text:p>369.905739847789</text:p>
          </table:table-cell>
          <table:table-cell office:value-type="float" office:value="324.518532504502" calcext:value-type="float">
            <text:p>324.518532504502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22" calcext:value-type="float">
            <text:p>422</text:p>
          </table:table-cell>
          <table:table-cell office:value-type="float" office:value="100" calcext:value-type="float">
            <text:p>100</text:p>
          </table:table-cell>
          <table:table-cell office:value-type="float" office:value="1040" calcext:value-type="float">
            <text:p>1040</text:p>
          </table:table-cell>
          <table:table-cell office:value-type="float" office:value="212.631057687898" calcext:value-type="float">
            <text:p>212.631057687898</text:p>
          </table:table-cell>
          <table:table-cell office:value-type="float" office:value="0" calcext:value-type="float">
            <text:p>0</text:p>
          </table:table-cell>
          <table:table-cell office:value-type="float" office:value="1931.99381761978" calcext:value-type="float">
            <text:p>1931.99381761978</text:p>
          </table:table-cell>
          <table:table-cell office:value-type="float" office:value="307.534172140649" calcext:value-type="float">
            <text:p>307.534172140649</text:p>
          </table:table-cell>
          <table:table-cell office:value-type="float" office:value="271.686630602782" calcext:value-type="float">
            <text:p>271.686630602782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 office:value-type="float" office:value="102.209182901428" calcext:value-type="float">
            <text:p>102.209182901428</text:p>
          </table:table-cell>
          <table:table-cell office:value-type="float" office:value="0" calcext:value-type="float">
            <text:p>0</text:p>
          </table:table-cell>
          <table:table-cell office:value-type="float" office:value="2805.83613916947" calcext:value-type="float">
            <text:p>2805.83613916947</text:p>
          </table:table-cell>
          <table:table-cell office:value-type="float" office:value="446.632119809203" calcext:value-type="float">
            <text:p>446.632119809203</text:p>
          </table:table-cell>
          <table:table-cell office:value-type="float" office:value="389.090558361392" calcext:value-type="float">
            <text:p>389.090558361392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office:value-type="float" office:value="1629" calcext:value-type="float">
            <text:p>1629</text:p>
          </table:table-cell>
          <table:table-cell office:value-type="float" office:value="158.521062575244" calcext:value-type="float">
            <text:p>158.521062575244</text:p>
          </table:table-cell>
          <table:table-cell office:value-type="float" office:value="0" calcext:value-type="float">
            <text:p>0</text:p>
          </table:table-cell>
          <table:table-cell office:value-type="float" office:value="2778.35660206988" calcext:value-type="float">
            <text:p>2778.35660206988</text:p>
          </table:table-cell>
          <table:table-cell office:value-type="float" office:value="442.257935681045" calcext:value-type="float">
            <text:p>442.257935681045</text:p>
          </table:table-cell>
          <table:table-cell office:value-type="float" office:value="387.993158296867" calcext:value-type="float">
            <text:p>387.993158296867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424" calcext:value-type="float">
            <text:p>3424</text:p>
          </table:table-cell>
          <table:table-cell office:value-type="float" office:value="165.251440670725" calcext:value-type="float">
            <text:p>165.251440670725</text:p>
          </table:table-cell>
          <table:table-cell office:value-type="float" office:value="0" calcext:value-type="float">
            <text:p>0</text:p>
          </table:table-cell>
          <table:table-cell office:value-type="float" office:value="2700.14850816795" calcext:value-type="float">
            <text:p>2700.14850816795</text:p>
          </table:table-cell>
          <table:table-cell office:value-type="float" office:value="429.808795733765" calcext:value-type="float">
            <text:p>429.808795733765</text:p>
          </table:table-cell>
          <table:table-cell office:value-type="float" office:value="377.07152018361" calcext:value-type="float">
            <text:p>377.07152018361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office:value-type="float" office:value="624" calcext:value-type="float">
            <text:p>624</text:p>
          </table:table-cell>
          <table:table-cell office:value-type="float" office:value="111.335588007134" calcext:value-type="float">
            <text:p>111.335588007134</text:p>
          </table:table-cell>
          <table:table-cell office:value-type="float" office:value="0" calcext:value-type="float">
            <text:p>0</text:p>
          </table:table-cell>
          <table:table-cell office:value-type="float" office:value="2286.6289372892" calcext:value-type="float">
            <text:p>2286.6289372892</text:p>
          </table:table-cell>
          <table:table-cell office:value-type="float" office:value="363.984879666152" calcext:value-type="float">
            <text:p>363.984879666152</text:p>
          </table:table-cell>
          <table:table-cell office:value-type="float" office:value="319.324158234722" calcext:value-type="float">
            <text:p>319.324158234722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90" calcext:value-type="float">
            <text:p>490</text:p>
          </table:table-cell>
          <table:table-cell office:value-type="float" office:value="100" calcext:value-type="float">
            <text:p>100</text:p>
          </table:table-cell>
          <table:table-cell office:value-type="float" office:value="1679" calcext:value-type="float">
            <text:p>1679</text:p>
          </table:table-cell>
          <table:table-cell office:value-type="float" office:value="188.790312931767" calcext:value-type="float">
            <text:p>188.790312931767</text:p>
          </table:table-cell>
          <table:table-cell office:value-type="float" office:value="0" calcext:value-type="float">
            <text:p>0</text:p>
          </table:table-cell>
          <table:table-cell office:value-type="float" office:value="1925.76187954359" calcext:value-type="float">
            <text:p>1925.76187954359</text:p>
          </table:table-cell>
          <table:table-cell office:value-type="float" office:value="306.542174185162" calcext:value-type="float">
            <text:p>306.542174185162</text:p>
          </table:table-cell>
          <table:table-cell office:value-type="float" office:value="270.810264310818" calcext:value-type="float">
            <text:p>270.810264310818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734" calcext:value-type="float">
            <text:p>1734</text:p>
          </table:table-cell>
          <table:table-cell office:value-type="float" office:value="208.277126203934" calcext:value-type="float">
            <text:p>208.277126203934</text:p>
          </table:table-cell>
          <table:table-cell office:value-type="float" office:value="0" calcext:value-type="float">
            <text:p>0</text:p>
          </table:table-cell>
          <table:table-cell office:value-type="float" office:value="2516.98968034231" calcext:value-type="float">
            <text:p>2516.98968034231</text:p>
          </table:table-cell>
          <table:table-cell office:value-type="float" office:value="400.653630757614" calcext:value-type="float">
            <text:p>400.653630757614</text:p>
          </table:table-cell>
          <table:table-cell office:value-type="float" office:value="351.493676063428" calcext:value-type="float">
            <text:p>351.493676063428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22" calcext:value-type="float">
            <text:p>322</text:p>
          </table:table-cell>
          <table:table-cell office:value-type="float" office:value="20" calcext:value-type="float">
            <text:p>20</text:p>
          </table:table-cell>
          <table:table-cell office:value-type="float" office:value="3909" calcext:value-type="float">
            <text:p>3909</text:p>
          </table:table-cell>
          <table:table-cell office:value-type="float" office:value="341.244236413731" calcext:value-type="float">
            <text:p>341.244236413731</text:p>
          </table:table-cell>
          <table:table-cell office:value-type="float" office:value="0" calcext:value-type="float">
            <text:p>0</text:p>
          </table:table-cell>
          <table:table-cell office:value-type="float" office:value="2317.49710312862" calcext:value-type="float">
            <text:p>2317.49710312862</text:p>
          </table:table-cell>
          <table:table-cell office:value-type="float" office:value="368.898464658169" calcext:value-type="float">
            <text:p>368.898464658169</text:p>
          </table:table-cell>
          <table:table-cell office:value-type="float" office:value="325.898030127462" calcext:value-type="float">
            <text:p>325.898030127462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71" calcext:value-type="float">
            <text:p>271</text:p>
          </table:table-cell>
          <table:table-cell office:value-type="float" office:value="40" calcext:value-type="float">
            <text:p>40</text:p>
          </table:table-cell>
          <table:table-cell office:value-type="float" office:value="3612" calcext:value-type="float">
            <text:p>3612</text:p>
          </table:table-cell>
          <table:table-cell office:value-type="float" office:value="215.966651818017" calcext:value-type="float">
            <text:p>215.966651818017</text:p>
          </table:table-cell>
          <table:table-cell office:value-type="float" office:value="0" calcext:value-type="float">
            <text:p>0</text:p>
          </table:table-cell>
          <table:table-cell office:value-type="float" office:value="2305.60839241455" calcext:value-type="float">
            <text:p>2305.60839241455</text:p>
          </table:table-cell>
          <table:table-cell office:value-type="float" office:value="367.006023401925" calcext:value-type="float">
            <text:p>367.006023401925</text:p>
          </table:table-cell>
          <table:table-cell office:value-type="float" office:value="324.226180183296" calcext:value-type="float">
            <text:p>324.226180183296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31" calcext:value-type="float">
            <text:p>331</text:p>
          </table:table-cell>
          <table:table-cell office:value-type="float" office:value="80" calcext:value-type="float">
            <text:p>80</text:p>
          </table:table-cell>
          <table:table-cell office:value-type="float" office:value="1008" calcext:value-type="float">
            <text:p>1008</text:p>
          </table:table-cell>
          <table:table-cell office:value-type="float" office:value="156.346440216461" calcext:value-type="float">
            <text:p>156.346440216461</text:p>
          </table:table-cell>
          <table:table-cell office:value-type="float" office:value="0" calcext:value-type="float">
            <text:p>0</text:p>
          </table:table-cell>
          <table:table-cell office:value-type="float" office:value="2197.92296280015" calcext:value-type="float">
            <text:p>2197.92296280015</text:p>
          </table:table-cell>
          <table:table-cell office:value-type="float" office:value="349.864690367603" calcext:value-type="float">
            <text:p>349.864690367603</text:p>
          </table:table-cell>
          <table:table-cell office:value-type="float" office:value="309.082916643772" calcext:value-type="float">
            <text:p>309.082916643772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4" calcext:value-type="float">
            <text:p>414</text:p>
          </table:table-cell>
          <table:table-cell office:value-type="float" office:value="100" calcext:value-type="float">
            <text:p>100</text:p>
          </table:table-cell>
          <table:table-cell office:value-type="float" office:value="1841" calcext:value-type="float">
            <text:p>1841</text:p>
          </table:table-cell>
          <table:table-cell office:value-type="float" office:value="247.656119727254" calcext:value-type="float">
            <text:p>247.656119727254</text:p>
          </table:table-cell>
          <table:table-cell office:value-type="float" office:value="0" calcext:value-type="float">
            <text:p>0</text:p>
          </table:table-cell>
          <table:table-cell office:value-type="float" office:value="1881.64455734312" calcext:value-type="float">
            <text:p>1881.64455734312</text:p>
          </table:table-cell>
          <table:table-cell office:value-type="float" office:value="299.519592623953" calcext:value-type="float">
            <text:p>299.519592623953</text:p>
          </table:table-cell>
          <table:table-cell office:value-type="float" office:value="266.443809389406" calcext:value-type="float">
            <text:p>266.443809389406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2406" calcext:value-type="float">
            <text:p>2406</text:p>
          </table:table-cell>
          <table:table-cell office:value-type="float" office:value="303.324858928097" calcext:value-type="float">
            <text:p>303.324858928097</text:p>
          </table:table-cell>
          <table:table-cell office:value-type="float" office:value="0" calcext:value-type="float">
            <text:p>0</text:p>
          </table:table-cell>
          <table:table-cell office:value-type="float" office:value="1971.80321403924" calcext:value-type="float">
            <text:p>1971.80321403924</text:p>
          </table:table-cell>
          <table:table-cell office:value-type="float" office:value="313.871019422262" calcext:value-type="float">
            <text:p>313.871019422262</text:p>
          </table:table-cell>
          <table:table-cell office:value-type="float" office:value="275.359237898058" calcext:value-type="float">
            <text:p>275.359237898058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38" calcext:value-type="float">
            <text:p>538</text:p>
          </table:table-cell>
          <table:table-cell office:value-type="float" office:value="20" calcext:value-type="float">
            <text:p>20</text:p>
          </table:table-cell>
          <table:table-cell office:value-type="float" office:value="4252" calcext:value-type="float">
            <text:p>4252</text:p>
          </table:table-cell>
          <table:table-cell office:value-type="float" office:value="467.1582323463" calcext:value-type="float">
            <text:p>467.1582323463</text:p>
          </table:table-cell>
          <table:table-cell office:value-type="float" office:value="0" calcext:value-type="float">
            <text:p>0</text:p>
          </table:table-cell>
          <table:table-cell office:value-type="float" office:value="1867.23928671459" calcext:value-type="float">
            <text:p>1867.23928671459</text:p>
          </table:table-cell>
          <table:table-cell office:value-type="float" office:value="297.226566146952" calcext:value-type="float">
            <text:p>297.226566146952</text:p>
          </table:table-cell>
          <table:table-cell office:value-type="float" office:value="262.58052469424" calcext:value-type="float">
            <text:p>262.58052469424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05" calcext:value-type="float">
            <text:p>405</text:p>
          </table:table-cell>
          <table:table-cell office:value-type="float" office:value="40" calcext:value-type="float">
            <text:p>40</text:p>
          </table:table-cell>
          <table:table-cell office:value-type="float" office:value="3621" calcext:value-type="float">
            <text:p>3621</text:p>
          </table:table-cell>
          <table:table-cell office:value-type="float" office:value="315.538207290606" calcext:value-type="float">
            <text:p>315.538207290606</text:p>
          </table:table-cell>
          <table:table-cell office:value-type="float" office:value="0" calcext:value-type="float">
            <text:p>0</text:p>
          </table:table-cell>
          <table:table-cell office:value-type="float" office:value="1853.56811862836" calcext:value-type="float">
            <text:p>1853.56811862836</text:p>
          </table:table-cell>
          <table:table-cell office:value-type="float" office:value="295.050393883225" calcext:value-type="float">
            <text:p>295.050393883225</text:p>
          </table:table-cell>
          <table:table-cell office:value-type="float" office:value="260.658016682113" calcext:value-type="float">
            <text:p>260.658016682113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13" calcext:value-type="float">
            <text:p>613</text:p>
          </table:table-cell>
          <table:table-cell office:value-type="float" office:value="80" calcext:value-type="float">
            <text:p>80</text:p>
          </table:table-cell>
          <table:table-cell office:value-type="float" office:value="2521" calcext:value-type="float">
            <text:p>2521</text:p>
          </table:table-cell>
          <table:table-cell office:value-type="float" office:value="454.270897853737" calcext:value-type="float">
            <text:p>454.270897853737</text:p>
          </table:table-cell>
          <table:table-cell office:value-type="float" office:value="0" calcext:value-type="float">
            <text:p>0</text:p>
          </table:table-cell>
          <table:table-cell office:value-type="float" office:value="1732.35166738848" calcext:value-type="float">
            <text:p>1732.35166738848</text:p>
          </table:table-cell>
          <table:table-cell office:value-type="float" office:value="275.755197055002" calcext:value-type="float">
            <text:p>275.755197055002</text:p>
          </table:table-cell>
          <table:table-cell office:value-type="float" office:value="243.611953226505" calcext:value-type="float">
            <text:p>243.611953226505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98" calcext:value-type="float">
            <text:p>498</text:p>
          </table:table-cell>
          <table:table-cell office:value-type="float" office:value="100" calcext:value-type="float">
            <text:p>100</text:p>
          </table:table-cell>
          <table:table-cell office:value-type="float" office:value="1672" calcext:value-type="float">
            <text:p>1672</text:p>
          </table:table-cell>
          <table:table-cell office:value-type="float" office:value="214.813046760613" calcext:value-type="float">
            <text:p>214.813046760613</text:p>
          </table:table-cell>
          <table:table-cell office:value-type="float" office:value="0" calcext:value-type="float">
            <text:p>0</text:p>
          </table:table-cell>
          <table:table-cell office:value-type="float" office:value="1773.83592017738" calcext:value-type="float">
            <text:p>1773.83592017738</text:p>
          </table:table-cell>
          <table:table-cell office:value-type="float" office:value="282.358647450111" calcext:value-type="float">
            <text:p>282.358647450111</text:p>
          </table:table-cell>
          <table:table-cell office:value-type="float" office:value="251.177937915743" calcext:value-type="float">
            <text:p>251.177937915743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  <table:table-cell office:value-type="float" office:value="5370" calcext:value-type="float">
            <text:p>5370</text:p>
          </table:table-cell>
          <table:table-cell office:value-type="float" office:value="1049.06515899526" calcext:value-type="float">
            <text:p>1049.06515899526</text:p>
          </table:table-cell>
          <table:table-cell office:value-type="float" office:value="0" calcext:value-type="float">
            <text:p>0</text:p>
          </table:table-cell>
          <table:table-cell office:value-type="float" office:value="1357.6349998303" calcext:value-type="float">
            <text:p>1357.6349998303</text:p>
          </table:table-cell>
          <table:table-cell office:value-type="float" office:value="216.107915012049" calcext:value-type="float">
            <text:p>216.107915012049</text:p>
          </table:table-cell>
          <table:table-cell office:value-type="float" office:value="189.591606421614" calcext:value-type="float">
            <text:p>189.591606421614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759" calcext:value-type="float">
            <text:p>1759</text:p>
          </table:table-cell>
          <table:table-cell office:value-type="float" office:value="100" calcext:value-type="float">
            <text:p>100</text:p>
          </table:table-cell>
          <table:table-cell office:value-type="float" office:value="5652" calcext:value-type="float">
            <text:p>5652</text:p>
          </table:table-cell>
          <table:table-cell office:value-type="float" office:value="1145.03274532733" calcext:value-type="float">
            <text:p>1145.03274532733</text:p>
          </table:table-cell>
          <table:table-cell office:value-type="float" office:value="0" calcext:value-type="float">
            <text:p>0</text:p>
          </table:table-cell>
          <table:table-cell office:value-type="float" office:value="1260.04095133092" calcext:value-type="float">
            <text:p>1260.04095133092</text:p>
          </table:table-cell>
          <table:table-cell office:value-type="float" office:value="200.572924870058" calcext:value-type="float">
            <text:p>200.572924870058</text:p>
          </table:table-cell>
          <table:table-cell office:value-type="float" office:value="178.423767522444" calcext:value-type="float">
            <text:p>178.423767522444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 office:value-type="float" office:value="49.5508802759787" calcext:value-type="float">
            <text:p>49.5508802759787</text:p>
          </table:table-cell>
          <table:table-cell office:value-type="float" office:value="0" calcext:value-type="float">
            <text:p>0</text:p>
          </table:table-cell>
          <table:table-cell office:value-type="float" office:value="2807.80569984557" calcext:value-type="float">
            <text:p>2807.80569984557</text:p>
          </table:table-cell>
          <table:table-cell office:value-type="float" office:value="446.945633862137" calcext:value-type="float">
            <text:p>446.945633862137</text:p>
          </table:table-cell>
          <table:table-cell office:value-type="float" office:value="386.621683279517" calcext:value-type="float">
            <text:p>386.621683279517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039" calcext:value-type="float">
            <text:p>1039</text:p>
          </table:table-cell>
          <table:table-cell office:value-type="float" office:value="28.4384802610829" calcext:value-type="float">
            <text:p>28.4384802610829</text:p>
          </table:table-cell>
          <table:table-cell office:value-type="float" office:value="0" calcext:value-type="float">
            <text:p>0</text:p>
          </table:table-cell>
          <table:table-cell office:value-type="float" office:value="1938.92389723703" calcext:value-type="float">
            <text:p>1938.92389723703</text:p>
          </table:table-cell>
          <table:table-cell office:value-type="float" office:value="308.637300048473" calcext:value-type="float">
            <text:p>308.637300048473</text:p>
          </table:table-cell>
          <table:table-cell office:value-type="float" office:value="268.874212312167" calcext:value-type="float">
            <text:p>268.874212312167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1143" calcext:value-type="float">
            <text:p>1143</text:p>
          </table:table-cell>
          <table:table-cell office:value-type="float" office:value="30.4877303974894" calcext:value-type="float">
            <text:p>30.4877303974894</text:p>
          </table:table-cell>
          <table:table-cell office:value-type="float" office:value="0" calcext:value-type="float">
            <text:p>0</text:p>
          </table:table-cell>
          <table:table-cell office:value-type="float" office:value="2467.46036641786" calcext:value-type="float">
            <text:p>2467.46036641786</text:p>
          </table:table-cell>
          <table:table-cell office:value-type="float" office:value="392.769570045031" calcext:value-type="float">
            <text:p>392.769570045031</text:p>
          </table:table-cell>
          <table:table-cell office:value-type="float" office:value="342.167355499352" calcext:value-type="float">
            <text:p>342.167355499352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float" office:value="572" calcext:value-type="float">
            <text:p>572</text:p>
          </table:table-cell>
          <table:table-cell office:value-type="float" office:value="94.3903815519589" calcext:value-type="float">
            <text:p>94.3903815519589</text:p>
          </table:table-cell>
          <table:table-cell office:value-type="float" office:value="0" calcext:value-type="float">
            <text:p>0</text:p>
          </table:table-cell>
          <table:table-cell office:value-type="float" office:value="2224.69410456062" calcext:value-type="float">
            <text:p>2224.69410456062</text:p>
          </table:table-cell>
          <table:table-cell office:value-type="float" office:value="354.126112347052" calcext:value-type="float">
            <text:p>354.126112347052</text:p>
          </table:table-cell>
          <table:table-cell office:value-type="float" office:value="308.502502780868" calcext:value-type="float">
            <text:p>308.502502780868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56" calcext:value-type="float">
            <text:p>356</text:p>
          </table:table-cell>
          <table:table-cell office:value-type="float" office:value="100" calcext:value-type="float">
            <text:p>100</text:p>
          </table:table-cell>
          <table:table-cell office:value-type="float" office:value="1031" calcext:value-type="float">
            <text:p>1031</text:p>
          </table:table-cell>
          <table:table-cell office:value-type="float" office:value="250.205060933147" calcext:value-type="float">
            <text:p>250.205060933147</text:p>
          </table:table-cell>
          <table:table-cell office:value-type="float" office:value="0" calcext:value-type="float">
            <text:p>0</text:p>
          </table:table-cell>
          <table:table-cell office:value-type="float" office:value="1569.73549956832" calcext:value-type="float">
            <text:p>1569.73549956832</text:p>
          </table:table-cell>
          <table:table-cell office:value-type="float" office:value="249.870006278942" calcext:value-type="float">
            <text:p>249.870006278942</text:p>
          </table:table-cell>
          <table:table-cell office:value-type="float" office:value="219.211109802998" calcext:value-type="float">
            <text:p>219.211109802998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  <table:table-cell office:value-type="float" office:value="5445" calcext:value-type="float">
            <text:p>5445</text:p>
          </table:table-cell>
          <table:table-cell office:value-type="float" office:value="1228.53255174211" calcext:value-type="float">
            <text:p>1228.53255174211</text:p>
          </table:table-cell>
          <table:table-cell office:value-type="float" office:value="0" calcext:value-type="float">
            <text:p>0</text:p>
          </table:table-cell>
          <table:table-cell office:value-type="float" office:value="1335.47008547009" calcext:value-type="float">
            <text:p>1335.47008547009</text:p>
          </table:table-cell>
          <table:table-cell office:value-type="float" office:value="212.579710870726" calcext:value-type="float">
            <text:p>212.579710870726</text:p>
          </table:table-cell>
          <table:table-cell office:value-type="float" office:value="186.496310763889" calcext:value-type="float">
            <text:p>186.496310763889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4288" calcext:value-type="float">
            <text:p>5242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30" calcext:value-type="float">
            <text:p>230</text:p>
          </table:table-cell>
          <table:table-cell office:value-type="float" office:value="11.280239606941" calcext:value-type="float">
            <text:p>11.280239606941</text:p>
          </table:table-cell>
          <table:table-cell office:value-type="float" office:value="0" calcext:value-type="float">
            <text:p>0</text:p>
          </table:table-cell>
          <table:table-cell office:value-type="float" office:value="653.722952212852" calcext:value-type="float">
            <text:p>653.722952212852</text:p>
          </table:table-cell>
          <table:table-cell office:value-type="float" office:value="104.059415244819" calcext:value-type="float">
            <text:p>104.059415244819</text:p>
          </table:table-cell>
          <table:table-cell office:value-type="float" office:value="92.5681914754527" calcext:value-type="float">
            <text:p>92.5681914754527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office:value-type="float" office:value="1247" calcext:value-type="float">
            <text:p>1247</text:p>
          </table:table-cell>
          <table:table-cell office:value-type="float" office:value="107.411209349444" calcext:value-type="float">
            <text:p>107.411209349444</text:p>
          </table:table-cell>
          <table:table-cell office:value-type="float" office:value="0" calcext:value-type="float">
            <text:p>0</text:p>
          </table:table-cell>
          <table:table-cell office:value-type="float" office:value="831.600831600832" calcext:value-type="float">
            <text:p>831.600831600832</text:p>
          </table:table-cell>
          <table:table-cell office:value-type="float" office:value="132.37396049896" calcext:value-type="float">
            <text:p>132.37396049896</text:p>
          </table:table-cell>
          <table:table-cell office:value-type="float" office:value="117.755977130977" calcext:value-type="float">
            <text:p>117.755977130977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.85153341854799" calcext:value-type="float">
            <text:p>1.85153341854799</text:p>
          </table:table-cell>
          <table:table-cell office:value-type="float" office:value="0" calcext:value-type="float">
            <text:p>0</text:p>
          </table:table-cell>
          <table:table-cell office:value-type="float" office:value="909.752547307132" calcext:value-type="float">
            <text:p>909.752547307132</text:p>
          </table:table-cell>
          <table:table-cell office:value-type="float" office:value="144.814126182678" calcext:value-type="float">
            <text:p>144.814126182678</text:p>
          </table:table-cell>
          <table:table-cell office:value-type="float" office:value="125.268661299127" calcext:value-type="float">
            <text:p>125.268661299127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296" calcext:value-type="float">
            <text:p>296</text:p>
          </table:table-cell>
          <table:table-cell office:value-type="float" office:value="13.4948849861716" calcext:value-type="float">
            <text:p>13.4948849861716</text:p>
          </table:table-cell>
          <table:table-cell office:value-type="float" office:value="0" calcext:value-type="float">
            <text:p>0</text:p>
          </table:table-cell>
          <table:table-cell office:value-type="float" office:value="928.677563150074" calcext:value-type="float">
            <text:p>928.677563150074</text:p>
          </table:table-cell>
          <table:table-cell office:value-type="float" office:value="147.82660429049" calcext:value-type="float">
            <text:p>147.82660429049</text:p>
          </table:table-cell>
          <table:table-cell office:value-type="float" office:value="129.688370635215" calcext:value-type="float">
            <text:p>129.688370635215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98" calcext:value-type="float">
            <text:p>298</text:p>
          </table:table-cell>
          <table:table-cell office:value-type="float" office:value="200" calcext:value-type="float">
            <text:p>200</text:p>
          </table:table-cell>
          <table:table-cell office:value-type="float" office:value="640" calcext:value-type="float">
            <text:p>640</text:p>
          </table:table-cell>
          <table:table-cell office:value-type="float" office:value="103.261341142559" calcext:value-type="float">
            <text:p>103.261341142559</text:p>
          </table:table-cell>
          <table:table-cell office:value-type="float" office:value="0" calcext:value-type="float">
            <text:p>0</text:p>
          </table:table-cell>
          <table:table-cell office:value-type="float" office:value="942.595909133754" calcext:value-type="float">
            <text:p>942.595909133754</text:p>
          </table:table-cell>
          <table:table-cell office:value-type="float" office:value="150.042122254689" calcext:value-type="float">
            <text:p>150.042122254689</text:p>
          </table:table-cell>
          <table:table-cell office:value-type="float" office:value="131.632045904421" calcext:value-type="float">
            <text:p>131.632045904421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.16486306812791" calcext:value-type="float">
            <text:p>3.16486306812791</text:p>
          </table:table-cell>
          <table:table-cell office:value-type="float" office:value="0" calcext:value-type="float">
            <text:p>0</text:p>
          </table:table-cell>
          <table:table-cell office:value-type="float" office:value="856.311012159616" calcext:value-type="float">
            <text:p>856.311012159616</text:p>
          </table:table-cell>
          <table:table-cell office:value-type="float" office:value="136.307319318376" calcext:value-type="float">
            <text:p>136.307319318376</text:p>
          </table:table-cell>
          <table:table-cell office:value-type="float" office:value="119.582494862134" calcext:value-type="float">
            <text:p>119.582494862134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7.22971124665421" calcext:value-type="float">
            <text:p>7.22971124665421</text:p>
          </table:table-cell>
          <table:table-cell office:value-type="float" office:value="0" calcext:value-type="float">
            <text:p>0</text:p>
          </table:table-cell>
          <table:table-cell office:value-type="float" office:value="757.862826828344" calcext:value-type="float">
            <text:p>757.862826828344</text:p>
          </table:table-cell>
          <table:table-cell office:value-type="float" office:value="120.636367942402" calcext:value-type="float">
            <text:p>120.636367942402</text:p>
          </table:table-cell>
          <table:table-cell office:value-type="float" office:value="107.31456043956" calcext:value-type="float">
            <text:p>107.31456043956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office:value-type="float" office:value="569" calcext:value-type="float">
            <text:p>569</text:p>
          </table:table-cell>
          <table:table-cell office:value-type="float" office:value="103.026442469688" calcext:value-type="float">
            <text:p>103.026442469688</text:p>
          </table:table-cell>
          <table:table-cell office:value-type="float" office:value="0" calcext:value-type="float">
            <text:p>0</text:p>
          </table:table-cell>
          <table:table-cell office:value-type="float" office:value="907.523368726745" calcext:value-type="float">
            <text:p>907.523368726745</text:p>
          </table:table-cell>
          <table:table-cell office:value-type="float" office:value="144.45928623287" calcext:value-type="float">
            <text:p>144.45928623287</text:p>
          </table:table-cell>
          <table:table-cell office:value-type="float" office:value="128.506727016971" calcext:value-type="float">
            <text:p>128.506727016971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.47496521653902" calcext:value-type="float">
            <text:p>1.47496521653902</text:p>
          </table:table-cell>
          <table:table-cell office:value-type="float" office:value="0" calcext:value-type="float">
            <text:p>0</text:p>
          </table:table-cell>
          <table:table-cell office:value-type="float" office:value="999.700089973008" calcext:value-type="float">
            <text:p>999.700089973008</text:p>
          </table:table-cell>
          <table:table-cell office:value-type="float" office:value="159.131947915625" calcext:value-type="float">
            <text:p>159.131947915625</text:p>
          </table:table-cell>
          <table:table-cell office:value-type="float" office:value="137.654016295111" calcext:value-type="float">
            <text:p>137.654016295111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  <table:table-cell office:value-type="float" office:value="9.34083508044118" calcext:value-type="float">
            <text:p>9.34083508044118</text:p>
          </table:table-cell>
          <table:table-cell office:value-type="float" office:value="0" calcext:value-type="float">
            <text:p>0</text:p>
          </table:table-cell>
          <table:table-cell office:value-type="float" office:value="905.305087814594" calcext:value-type="float">
            <text:p>905.305087814594</text:p>
          </table:table-cell>
          <table:table-cell office:value-type="float" office:value="144.106180970487" calcext:value-type="float">
            <text:p>144.106180970487</text:p>
          </table:table-cell>
          <table:table-cell office:value-type="float" office:value="126.424440974108" calcext:value-type="float">
            <text:p>126.424440974108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42" calcext:value-type="float">
            <text:p>342</text:p>
          </table:table-cell>
          <table:table-cell office:value-type="float" office:value="200" calcext:value-type="float">
            <text:p>200</text:p>
          </table:table-cell>
          <table:table-cell office:value-type="float" office:value="678" calcext:value-type="float">
            <text:p>678</text:p>
          </table:table-cell>
          <table:table-cell office:value-type="float" office:value="150.838029790236" calcext:value-type="float">
            <text:p>150.838029790236</text:p>
          </table:table-cell>
          <table:table-cell office:value-type="float" office:value="0" calcext:value-type="float">
            <text:p>0</text:p>
          </table:table-cell>
          <table:table-cell office:value-type="float" office:value="938.262338149747" calcext:value-type="float">
            <text:p>938.262338149747</text:p>
          </table:table-cell>
          <table:table-cell office:value-type="float" office:value="149.352305779696" calcext:value-type="float">
            <text:p>149.352305779696</text:p>
          </table:table-cell>
          <table:table-cell office:value-type="float" office:value="131.026869487709" calcext:value-type="float">
            <text:p>131.026869487709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office:value-type="float" office:value="27.2470635113217" calcext:value-type="float">
            <text:p>27.2470635113217</text:p>
          </table:table-cell>
          <table:table-cell office:value-type="float" office:value="0" calcext:value-type="float">
            <text:p>0</text:p>
          </table:table-cell>
          <table:table-cell office:value-type="float" office:value="890.392663164456" calcext:value-type="float">
            <text:p>890.392663164456</text:p>
          </table:table-cell>
          <table:table-cell office:value-type="float" office:value="141.732425874811" calcext:value-type="float">
            <text:p>141.732425874811</text:p>
          </table:table-cell>
          <table:table-cell office:value-type="float" office:value="124.34194417238" calcext:value-type="float">
            <text:p>124.34194417238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224" calcext:value-type="float">
            <text:p>224</text:p>
          </table:table-cell>
          <table:table-cell office:value-type="float" office:value="11.1896873664996" calcext:value-type="float">
            <text:p>11.1896873664996</text:p>
          </table:table-cell>
          <table:table-cell office:value-type="float" office:value="0" calcext:value-type="float">
            <text:p>0</text:p>
          </table:table-cell>
          <table:table-cell office:value-type="float" office:value="835.701153267592" calcext:value-type="float">
            <text:p>835.701153267592</text:p>
          </table:table-cell>
          <table:table-cell office:value-type="float" office:value="133.026648420525" calcext:value-type="float">
            <text:p>133.026648420525</text:p>
          </table:table-cell>
          <table:table-cell office:value-type="float" office:value="118.336589085743" calcext:value-type="float">
            <text:p>118.336589085743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59" calcext:value-type="float">
            <text:p>359</text:p>
          </table:table-cell>
          <table:table-cell office:value-type="float" office:value="200" calcext:value-type="float">
            <text:p>200</text:p>
          </table:table-cell>
          <table:table-cell office:value-type="float" office:value="574" calcext:value-type="float">
            <text:p>574</text:p>
          </table:table-cell>
          <table:table-cell office:value-type="float" office:value="102.244316559699" calcext:value-type="float">
            <text:p>102.244316559699</text:p>
          </table:table-cell>
          <table:table-cell office:value-type="float" office:value="0" calcext:value-type="float">
            <text:p>0</text:p>
          </table:table-cell>
          <table:table-cell office:value-type="float" office:value="932.053313449529" calcext:value-type="float">
            <text:p>932.053313449529</text:p>
          </table:table-cell>
          <table:table-cell office:value-type="float" office:value="148.363955168236" calcext:value-type="float">
            <text:p>148.363955168236</text:p>
          </table:table-cell>
          <table:table-cell office:value-type="float" office:value="131.980205517756" calcext:value-type="float">
            <text:p>131.980205517756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.90904169616044" calcext:value-type="float">
            <text:p>2.90904169616044</text:p>
          </table:table-cell>
          <table:table-cell office:value-type="float" office:value="0" calcext:value-type="float">
            <text:p>0</text:p>
          </table:table-cell>
          <table:table-cell office:value-type="float" office:value="1000.100010001" calcext:value-type="float">
            <text:p>1000.100010001</text:p>
          </table:table-cell>
          <table:table-cell office:value-type="float" office:value="159.195607060706" calcext:value-type="float">
            <text:p>159.195607060706</text:p>
          </table:table-cell>
          <table:table-cell office:value-type="float" office:value="137.709083408341" calcext:value-type="float">
            <text:p>137.709083408341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5.9981740945647" calcext:value-type="float">
            <text:p>15.9981740945647</text:p>
          </table:table-cell>
          <table:table-cell office:value-type="float" office:value="0" calcext:value-type="float">
            <text:p>0</text:p>
          </table:table-cell>
          <table:table-cell office:value-type="float" office:value="988.924050632911" calcext:value-type="float">
            <text:p>988.924050632911</text:p>
          </table:table-cell>
          <table:table-cell office:value-type="float" office:value="157.416621340981" calcext:value-type="float">
            <text:p>157.416621340981</text:p>
          </table:table-cell>
          <table:table-cell office:value-type="float" office:value="138.101698477057" calcext:value-type="float">
            <text:p>138.101698477057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71" calcext:value-type="float">
            <text:p>271</text:p>
          </table:table-cell>
          <table:table-cell office:value-type="float" office:value="200" calcext:value-type="float">
            <text:p>200</text:p>
          </table:table-cell>
          <table:table-cell office:value-type="float" office:value="557" calcext:value-type="float">
            <text:p>557</text:p>
          </table:table-cell>
          <table:table-cell office:value-type="float" office:value="52.5012060505281" calcext:value-type="float">
            <text:p>52.5012060505281</text:p>
          </table:table-cell>
          <table:table-cell office:value-type="float" office:value="0" calcext:value-type="float">
            <text:p>0</text:p>
          </table:table-cell>
          <table:table-cell office:value-type="float" office:value="967.960507211306" calcext:value-type="float">
            <text:p>967.960507211306</text:p>
          </table:table-cell>
          <table:table-cell office:value-type="float" office:value="154.079651050237" calcext:value-type="float">
            <text:p>154.079651050237</text:p>
          </table:table-cell>
          <table:table-cell office:value-type="float" office:value="135.174172393766" calcext:value-type="float">
            <text:p>135.174172393766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.57932603767286" calcext:value-type="float">
            <text:p>6.57932603767286</text:p>
          </table:table-cell>
          <table:table-cell office:value-type="float" office:value="0" calcext:value-type="float">
            <text:p>0</text:p>
          </table:table-cell>
          <table:table-cell office:value-type="float" office:value="876.117049237778" calcext:value-type="float">
            <text:p>876.117049237778</text:p>
          </table:table-cell>
          <table:table-cell office:value-type="float" office:value="139.460038111092" calcext:value-type="float">
            <text:p>139.460038111092</text:p>
          </table:table-cell>
          <table:table-cell office:value-type="float" office:value="122.348376993166" calcext:value-type="float">
            <text:p>122.348376993166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215" calcext:value-type="float">
            <text:p>215</text:p>
          </table:table-cell>
          <table:table-cell office:value-type="float" office:value="10.3206913411845" calcext:value-type="float">
            <text:p>10.3206913411845</text:p>
          </table:table-cell>
          <table:table-cell office:value-type="float" office:value="0" calcext:value-type="float">
            <text:p>0</text:p>
          </table:table-cell>
          <table:table-cell office:value-type="float" office:value="788.394828129928" calcext:value-type="float">
            <text:p>788.394828129928</text:p>
          </table:table-cell>
          <table:table-cell office:value-type="float" office:value="125.496442368338" calcext:value-type="float">
            <text:p>125.496442368338</text:p>
          </table:table-cell>
          <table:table-cell office:value-type="float" office:value="111.637939530117" calcext:value-type="float">
            <text:p>111.637939530117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94" calcext:value-type="float">
            <text:p>394</text:p>
          </table:table-cell>
          <table:table-cell office:value-type="float" office:value="200" calcext:value-type="float">
            <text:p>200</text:p>
          </table:table-cell>
          <table:table-cell office:value-type="float" office:value="1515" calcext:value-type="float">
            <text:p>1515</text:p>
          </table:table-cell>
          <table:table-cell office:value-type="float" office:value="130.044097218751" calcext:value-type="float">
            <text:p>130.044097218751</text:p>
          </table:table-cell>
          <table:table-cell office:value-type="float" office:value="0" calcext:value-type="float">
            <text:p>0</text:p>
          </table:table-cell>
          <table:table-cell office:value-type="float" office:value="934.92894540015" calcext:value-type="float">
            <text:p>934.92894540015</text:p>
          </table:table-cell>
          <table:table-cell office:value-type="float" office:value="148.8216973635" calcext:value-type="float">
            <text:p>148.8216973635</text:p>
          </table:table-cell>
          <table:table-cell office:value-type="float" office:value="132.387399495138" calcext:value-type="float">
            <text:p>132.387399495138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.36052743046972" calcext:value-type="float">
            <text:p>2.36052743046972</text:p>
          </table:table-cell>
          <table:table-cell office:value-type="float" office:value="0" calcext:value-type="float">
            <text:p>0</text:p>
          </table:table-cell>
          <table:table-cell office:value-type="float" office:value="500.125031257814" calcext:value-type="float">
            <text:p>500.125031257814</text:p>
          </table:table-cell>
          <table:table-cell office:value-type="float" office:value="79.6097461865466" calcext:value-type="float">
            <text:p>79.6097461865466</text:p>
          </table:table-cell>
          <table:table-cell office:value-type="float" office:value="68.864872468117" calcext:value-type="float">
            <text:p>68.864872468117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296" calcext:value-type="float">
            <text:p>296</text:p>
          </table:table-cell>
          <table:table-cell office:value-type="float" office:value="19.6317894436549" calcext:value-type="float">
            <text:p>19.6317894436549</text:p>
          </table:table-cell>
          <table:table-cell office:value-type="float" office:value="0" calcext:value-type="float">
            <text:p>0</text:p>
          </table:table-cell>
          <table:table-cell office:value-type="float" office:value="496.647628507574" calcext:value-type="float">
            <text:p>496.647628507574</text:p>
          </table:table-cell>
          <table:table-cell office:value-type="float" office:value="79.0562143034517" calcext:value-type="float">
            <text:p>79.0562143034517</text:p>
          </table:table-cell>
          <table:table-cell office:value-type="float" office:value="69.3560653091631" calcext:value-type="float">
            <text:p>69.3560653091631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414" calcext:value-type="float">
            <text:p>414</text:p>
          </table:table-cell>
          <table:table-cell office:value-type="float" office:value="20.4299056287591" calcext:value-type="float">
            <text:p>20.4299056287591</text:p>
          </table:table-cell>
          <table:table-cell office:value-type="float" office:value="0" calcext:value-type="float">
            <text:p>0</text:p>
          </table:table-cell>
          <table:table-cell office:value-type="float" office:value="490.508657477804" calcext:value-type="float">
            <text:p>490.508657477804</text:p>
          </table:table-cell>
          <table:table-cell office:value-type="float" office:value="78.0790148133615" calcext:value-type="float">
            <text:p>78.0790148133615</text:p>
          </table:table-cell>
          <table:table-cell office:value-type="float" office:value="68.4987675969981" calcext:value-type="float">
            <text:p>68.4987675969981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5.21445057412572" calcext:value-type="float">
            <text:p>5.21445057412572</text:p>
          </table:table-cell>
          <table:table-cell office:value-type="float" office:value="0" calcext:value-type="float">
            <text:p>0</text:p>
          </table:table-cell>
          <table:table-cell office:value-type="float" office:value="500.025001250063" calcext:value-type="float">
            <text:p>500.025001250063</text:p>
          </table:table-cell>
          <table:table-cell office:value-type="float" office:value="79.5938234411721" calcext:value-type="float">
            <text:p>79.5938234411721</text:p>
          </table:table-cell>
          <table:table-cell office:value-type="float" office:value="69.8277101355068" calcext:value-type="float">
            <text:p>69.8277101355068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297" calcext:value-type="float">
            <text:p>297</text:p>
          </table:table-cell>
          <table:table-cell office:value-type="float" office:value="17.0314865540269" calcext:value-type="float">
            <text:p>17.0314865540269</text:p>
          </table:table-cell>
          <table:table-cell office:value-type="float" office:value="0" calcext:value-type="float">
            <text:p>0</text:p>
          </table:table-cell>
          <table:table-cell office:value-type="float" office:value="497.339235092256" calcext:value-type="float">
            <text:p>497.339235092256</text:p>
          </table:table-cell>
          <table:table-cell office:value-type="float" office:value="79.1663040234744" calcext:value-type="float">
            <text:p>79.1663040234744</text:p>
          </table:table-cell>
          <table:table-cell office:value-type="float" office:value="70.4240127816184" calcext:value-type="float">
            <text:p>70.4240127816184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496" calcext:value-type="float">
            <text:p>496</text:p>
          </table:table-cell>
          <table:table-cell office:value-type="float" office:value="26.7609255714373" calcext:value-type="float">
            <text:p>26.7609255714373</text:p>
          </table:table-cell>
          <table:table-cell office:value-type="float" office:value="0" calcext:value-type="float">
            <text:p>0</text:p>
          </table:table-cell>
          <table:table-cell office:value-type="float" office:value="495.074013565028" calcext:value-type="float">
            <text:p>495.074013565028</text:p>
          </table:table-cell>
          <table:table-cell office:value-type="float" office:value="78.8057267686519" calcext:value-type="float">
            <text:p>78.8057267686519</text:p>
          </table:table-cell>
          <table:table-cell office:value-type="float" office:value="70.1032538739541" calcext:value-type="float">
            <text:p>70.1032538739541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6.21527268589239" calcext:value-type="float">
            <text:p>6.21527268589239</text:p>
          </table:table-cell>
          <table:table-cell office:value-type="float" office:value="0" calcext:value-type="float">
            <text:p>0</text:p>
          </table:table-cell>
          <table:table-cell office:value-type="float" office:value="333.411129263495" calcext:value-type="float">
            <text:p>333.411129263495</text:p>
          </table:table-cell>
          <table:table-cell office:value-type="float" office:value="53.0722793651852" calcext:value-type="float">
            <text:p>53.0722793651852</text:p>
          </table:table-cell>
          <table:table-cell office:value-type="float" office:value="45.9091496349148" calcext:value-type="float">
            <text:p>45.9091496349148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76" calcext:value-type="float">
            <text:p>176</text:p>
          </table:table-cell>
          <table:table-cell office:value-type="float" office:value="170" calcext:value-type="float">
            <text:p>170</text:p>
          </table:table-cell>
          <table:table-cell office:value-type="float" office:value="442" calcext:value-type="float">
            <text:p>442</text:p>
          </table:table-cell>
          <table:table-cell office:value-type="float" office:value="22.073887322128" calcext:value-type="float">
            <text:p>22.073887322128</text:p>
          </table:table-cell>
          <table:table-cell office:value-type="float" office:value="0" calcext:value-type="float">
            <text:p>0</text:p>
          </table:table-cell>
          <table:table-cell office:value-type="float" office:value="331.499038652788" calcext:value-type="float">
            <text:p>331.499038652788</text:p>
          </table:table-cell>
          <table:table-cell office:value-type="float" office:value="52.7679133793012" calcext:value-type="float">
            <text:p>52.7679133793012</text:p>
          </table:table-cell>
          <table:table-cell office:value-type="float" office:value="46.2933227806139" calcext:value-type="float">
            <text:p>46.2933227806139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388" calcext:value-type="float">
            <text:p>388</text:p>
          </table:table-cell>
          <table:table-cell office:value-type="float" office:value="17.8756893123035" calcext:value-type="float">
            <text:p>17.8756893123035</text:p>
          </table:table-cell>
          <table:table-cell office:value-type="float" office:value="0" calcext:value-type="float">
            <text:p>0</text:p>
          </table:table-cell>
          <table:table-cell office:value-type="float" office:value="331.444101952206" calcext:value-type="float">
            <text:p>331.444101952206</text:p>
          </table:table-cell>
          <table:table-cell office:value-type="float" office:value="52.7591685724703" calcext:value-type="float">
            <text:p>52.7591685724703</text:p>
          </table:table-cell>
          <table:table-cell office:value-type="float" office:value="46.2856509562162" calcext:value-type="float">
            <text:p>46.2856509562162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1051" calcext:value-type="float">
            <text:p>1051</text:p>
          </table:table-cell>
          <table:table-cell office:value-type="float" office:value="42.2590785777446" calcext:value-type="float">
            <text:p>42.2590785777446</text:p>
          </table:table-cell>
          <table:table-cell office:value-type="float" office:value="0" calcext:value-type="float">
            <text:p>0</text:p>
          </table:table-cell>
          <table:table-cell office:value-type="float" office:value="331.147758129677" calcext:value-type="float">
            <text:p>331.147758129677</text:p>
          </table:table-cell>
          <table:table-cell office:value-type="float" office:value="52.7119966554077" calcext:value-type="float">
            <text:p>52.7119966554077</text:p>
          </table:table-cell>
          <table:table-cell office:value-type="float" office:value="46.2442670044374" calcext:value-type="float">
            <text:p>46.2442670044374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.90489511686739" calcext:value-type="float">
            <text:p>2.90489511686739</text:p>
          </table:table-cell>
          <table:table-cell office:value-type="float" office:value="0" calcext:value-type="float">
            <text:p>0</text:p>
          </table:table-cell>
          <table:table-cell office:value-type="float" office:value="333.377783704494" calcext:value-type="float">
            <text:p>333.377783704494</text:p>
          </table:table-cell>
          <table:table-cell office:value-type="float" office:value="53.0669714295239" calcext:value-type="float">
            <text:p>53.0669714295239</text:p>
          </table:table-cell>
          <table:table-cell office:value-type="float" office:value="46.5556865915455" calcext:value-type="float">
            <text:p>46.5556865915455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389" calcext:value-type="float">
            <text:p>389</text:p>
          </table:table-cell>
          <table:table-cell office:value-type="float" office:value="16.8538808777088" calcext:value-type="float">
            <text:p>16.8538808777088</text:p>
          </table:table-cell>
          <table:table-cell office:value-type="float" office:value="0" calcext:value-type="float">
            <text:p>0</text:p>
          </table:table-cell>
          <table:table-cell office:value-type="float" office:value="331.641959340696" calcext:value-type="float">
            <text:p>331.641959340696</text:p>
          </table:table-cell>
          <table:table-cell office:value-type="float" office:value="52.7906634497397" calcext:value-type="float">
            <text:p>52.7906634497397</text:p>
          </table:table-cell>
          <table:table-cell office:value-type="float" office:value="46.961019633204" calcext:value-type="float">
            <text:p>46.961019633204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472" calcext:value-type="float">
            <text:p>472</text:p>
          </table:table-cell>
          <table:table-cell office:value-type="float" office:value="23.2366781100483" calcext:value-type="float">
            <text:p>23.2366781100483</text:p>
          </table:table-cell>
          <table:table-cell office:value-type="float" office:value="0" calcext:value-type="float">
            <text:p>0</text:p>
          </table:table-cell>
          <table:table-cell office:value-type="float" office:value="331.586975263612" calcext:value-type="float">
            <text:p>331.586975263612</text:p>
          </table:table-cell>
          <table:table-cell office:value-type="float" office:value="52.7819111015319" calcext:value-type="float">
            <text:p>52.7819111015319</text:p>
          </table:table-cell>
          <table:table-cell office:value-type="float" office:value="46.9532338019763" calcext:value-type="float">
            <text:p>46.9532338019763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492" calcext:value-type="float">
            <text:p>492</text:p>
          </table:table-cell>
          <table:table-cell office:value-type="float" office:value="19.4640036927143" calcext:value-type="float">
            <text:p>19.4640036927143</text:p>
          </table:table-cell>
          <table:table-cell office:value-type="float" office:value="0" calcext:value-type="float">
            <text:p>0</text:p>
          </table:table-cell>
          <table:table-cell office:value-type="float" office:value="331.213566507684" calcext:value-type="float">
            <text:p>331.213566507684</text:p>
          </table:table-cell>
          <table:table-cell office:value-type="float" office:value="52.7224720124536" calcext:value-type="float">
            <text:p>52.7224720124536</text:p>
          </table:table-cell>
          <table:table-cell office:value-type="float" office:value="46.9003585386857" calcext:value-type="float">
            <text:p>46.9003585386857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.16608196967452" calcext:value-type="float">
            <text:p>1.16608196967452</text:p>
          </table:table-cell>
          <table:table-cell office:value-type="float" office:value="0" calcext:value-type="float">
            <text:p>0</text:p>
          </table:table-cell>
          <table:table-cell office:value-type="float" office:value="250.02500250025" calcext:value-type="float">
            <text:p>250.02500250025</text:p>
          </table:table-cell>
          <table:table-cell office:value-type="float" office:value="39.7989017651765" calcext:value-type="float">
            <text:p>39.7989017651765</text:p>
          </table:table-cell>
          <table:table-cell office:value-type="float" office:value="34.4272708520852" calcext:value-type="float">
            <text:p>34.4272708520852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34" calcext:value-type="float">
            <text:p>234</text:p>
          </table:table-cell>
          <table:table-cell office:value-type="float" office:value="11.2116912082879" calcext:value-type="float">
            <text:p>11.2116912082879</text:p>
          </table:table-cell>
          <table:table-cell office:value-type="float" office:value="0" calcext:value-type="float">
            <text:p>0</text:p>
          </table:table-cell>
          <table:table-cell office:value-type="float" office:value="249.806400039969" calcext:value-type="float">
            <text:p>249.806400039969</text:p>
          </table:table-cell>
          <table:table-cell office:value-type="float" office:value="39.7641046938623" calcext:value-type="float">
            <text:p>39.7641046938623</text:p>
          </table:table-cell>
          <table:table-cell office:value-type="float" office:value="34.6411218805426" calcext:value-type="float">
            <text:p>34.6411218805426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309" calcext:value-type="float">
            <text:p>309</text:p>
          </table:table-cell>
          <table:table-cell office:value-type="float" office:value="14.5361629018803" calcext:value-type="float">
            <text:p>14.5361629018803</text:p>
          </table:table-cell>
          <table:table-cell office:value-type="float" office:value="0" calcext:value-type="float">
            <text:p>0</text:p>
          </table:table-cell>
          <table:table-cell office:value-type="float" office:value="249.525900788502" calcext:value-type="float">
            <text:p>249.525900788502</text:p>
          </table:table-cell>
          <table:table-cell office:value-type="float" office:value="39.7194549106697" calcext:value-type="float">
            <text:p>39.7194549106697</text:p>
          </table:table-cell>
          <table:table-cell office:value-type="float" office:value="34.6022245234055" calcext:value-type="float">
            <text:p>34.6022245234055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458" calcext:value-type="float">
            <text:p>458</text:p>
          </table:table-cell>
          <table:table-cell office:value-type="float" office:value="17.154384113398" calcext:value-type="float">
            <text:p>17.154384113398</text:p>
          </table:table-cell>
          <table:table-cell office:value-type="float" office:value="0" calcext:value-type="float">
            <text:p>0</text:p>
          </table:table-cell>
          <table:table-cell office:value-type="float" office:value="248.712910687194" calcext:value-type="float">
            <text:p>248.712910687194</text:p>
          </table:table-cell>
          <table:table-cell office:value-type="float" office:value="39.5900434004029" calcext:value-type="float">
            <text:p>39.5900434004029</text:p>
          </table:table-cell>
          <table:table-cell office:value-type="float" office:value="34.7323693635437" calcext:value-type="float">
            <text:p>34.7323693635437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.04384509931648" calcext:value-type="float">
            <text:p>2.04384509931648</text:p>
          </table:table-cell>
          <table:table-cell office:value-type="float" office:value="0" calcext:value-type="float">
            <text:p>0</text:p>
          </table:table-cell>
          <table:table-cell office:value-type="float" office:value="250.068768911451" calcext:value-type="float">
            <text:p>250.068768911451</text:p>
          </table:table-cell>
          <table:table-cell office:value-type="float" office:value="39.8058684888344" calcext:value-type="float">
            <text:p>39.8058684888344</text:p>
          </table:table-cell>
          <table:table-cell office:value-type="float" office:value="34.9217128460327" calcext:value-type="float">
            <text:p>34.9217128460327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office:value-type="float" office:value="537" calcext:value-type="float">
            <text:p>537</text:p>
          </table:table-cell>
          <table:table-cell office:value-type="float" office:value="33.4249538206113" calcext:value-type="float">
            <text:p>33.4249538206113</text:p>
          </table:table-cell>
          <table:table-cell office:value-type="float" office:value="0" calcext:value-type="float">
            <text:p>0</text:p>
          </table:table-cell>
          <table:table-cell office:value-type="float" office:value="248.824305158128" calcext:value-type="float">
            <text:p>248.824305158128</text:p>
          </table:table-cell>
          <table:table-cell office:value-type="float" office:value="39.6077751374754" calcext:value-type="float">
            <text:p>39.6077751374754</text:p>
          </table:table-cell>
          <table:table-cell office:value-type="float" office:value="35.2339103983677" calcext:value-type="float">
            <text:p>35.2339103983677</text:p>
          </table:table-cell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DataPilot2" table:application-data="" table:target-range-address="'Pivot Table_zuul_2'.A4:'Pivot Table_zuul_2'.M31" table:buttons="'Pivot Table_zuul_2'.A4 'Pivot Table_zuul_2'.B4 'Pivot Table_zuul_2'.C4 'Pivot Table_zuul_2'.D4 'Pivot Table_zuul_2'.E4 'Pivot Table_zuul_2'.F4 'Pivot Table_zuul_2'.G4 'Pivot Table_zuul_2'.H4 'Pivot Table_zuul_2'.I4 'Pivot Table_zuul_2'.J4 'Pivot Table_zuul_2'.K4 'Pivot Table_zuul_2'.L4" table:show-filter-button="false" table:drill-down-on-double-click="false">
          <table:source-cell-range table:cell-range-address="zuul.A1:zuul.O152"/>
          <table:data-pilot-field table:source-field-name="size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  <table:data-pilot-member table:name="16384" table:display="true" table:show-details="true"/>
                <table:data-pilot-member table:name="32768" table:display="true" table:show-details="true"/>
                <table:data-pilot-member table:name="65536" table:display="true" table:show-details="true"/>
                <table:data-pilot-member table:name="131072" table:display="true" table:show-details="true"/>
                <table:data-pilot-member table:name="262144" table:display="true" table:show-details="true"/>
                <table:data-pilot-member table:name="52428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lay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0" table:display="false" table:show-details="true"/>
                <table:data-pilot-member table:name="20" table:display="false" table:show-details="true"/>
                <table:data-pilot-member table:name="30" table:display="false" table:show-details="true"/>
                <table:data-pilot-member table:name="40" table:display="false" table:show-details="true"/>
                <table:data-pilot-member table:name="50" table:display="false" table:show-details="true"/>
                <table:data-pilot-member table:name="60" table:display="false" table:show-details="true"/>
                <table:data-pilot-member table:name="70" table:display="false" table:show-details="true"/>
                <table:data-pilot-member table:name="80" table:display="false" table:show-details="true"/>
                <table:data-pilot-member table:name="90" table:display="false" table:show-details="true"/>
                <table:data-pilot-member table:name="100" table:display="false" table:show-details="true"/>
                <table:data-pilot-member table:name="110" table:display="false" table:show-details="true"/>
                <table:data-pilot-member table:name="140" table:display="false" table:show-details="true"/>
                <table:data-pilot-member table:name="160" table:display="false" table:show-details="true"/>
                <table:data-pilot-member table:name="170" table:display="false" table:show-details="true"/>
                <table:data-pilot-member table:name="180" table:display="false" table:show-details="true"/>
                <table:data-pilot-member table:name="200" table:display="false" table:show-details="true"/>
                <table:data-pilot-member table:name="TGM:myservice" table:display="false" table:show-details="true"/>
                <table:data-pilot-member table:name="TGZ:zuul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mpup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32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43" table:display="true" table:show-details="true"/>
                <table:data-pilot-member table:name="85" table:display="true" table:show-details="true"/>
                <table:data-pilot-member table:name="104" table:display="true" table:show-details="true"/>
                <table:data-pilot-member table:name="106" table:display="true" table:show-details="true"/>
                <table:data-pilot-member table:name="114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55" table:display="true" table:show-details="true"/>
                <table:data-pilot-member table:name="165" table:display="true" table:show-details="true"/>
                <table:data-pilot-member table:name="177" table:display="true" table:show-details="true"/>
                <table:data-pilot-member table:name="185" table:display="true" table:show-details="true"/>
                <table:data-pilot-member table:name="194" table:display="true" table:show-details="true"/>
                <table:data-pilot-member table:name="196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9" table:display="true" table:show-details="true"/>
                <table:data-pilot-member table:name="242" table:display="true" table:show-details="true"/>
                <table:data-pilot-member table:name="248" table:display="true" table:show-details="true"/>
                <table:data-pilot-member table:name="268" table:display="true" table:show-details="true"/>
                <table:data-pilot-member table:name="291" table:display="true" table:show-details="true"/>
                <table:data-pilot-member table:name="315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50" table:display="true" table:show-details="true"/>
                <table:data-pilot-member table:name="373" table:display="true" table:show-details="true"/>
                <table:data-pilot-member table:name="388" table:display="true" table:show-details="true"/>
                <table:data-pilot-member table:name="395" table:display="true" table:show-details="true"/>
                <table:data-pilot-member table:name="397" table:display="true" table:show-details="true"/>
                <table:data-pilot-member table:name="410" table:display="true" table:show-details="true"/>
                <table:data-pilot-member table:name="413" table:display="true" table:show-details="true"/>
                <table:data-pilot-member table:name="416" table:display="true" table:show-details="true"/>
                <table:data-pilot-member table:name="429" table:display="true" table:show-details="true"/>
                <table:data-pilot-member table:name="454" table:display="true" table:show-details="true"/>
                <table:data-pilot-member table:name="467" table:display="true" table:show-details="true"/>
                <table:data-pilot-member table:name="480" table:display="true" table:show-details="true"/>
                <table:data-pilot-member table:name="485" table:display="true" table:show-details="true"/>
                <table:data-pilot-member table:name="487" table:display="true" table:show-details="true"/>
                <table:data-pilot-member table:name="501" table:display="true" table:show-details="true"/>
                <table:data-pilot-member table:name="502" table:display="true" table:show-details="true"/>
                <table:data-pilot-member table:name="504" table:display="true" table:show-details="true"/>
                <table:data-pilot-member table:name="512" table:display="true" table:show-details="true"/>
                <table:data-pilot-member table:name="518" table:display="true" table:show-details="true"/>
                <table:data-pilot-member table:name="538" table:display="true" table:show-details="true"/>
                <table:data-pilot-member table:name="567" table:display="true" table:show-details="true"/>
                <table:data-pilot-member table:name="595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06" table:display="true" table:show-details="true"/>
                <table:data-pilot-member table:name="614" table:display="true" table:show-details="true"/>
                <table:data-pilot-member table:name="626" table:display="true" table:show-details="true"/>
                <table:data-pilot-member table:name="629" table:display="true" table:show-details="true"/>
                <table:data-pilot-member table:name="647" table:display="true" table:show-details="true"/>
                <table:data-pilot-member table:name="648" table:display="true" table:show-details="true"/>
                <table:data-pilot-member table:name="657" table:display="true" table:show-details="true"/>
                <table:data-pilot-member table:name="669" table:display="true" table:show-details="true"/>
                <table:data-pilot-member table:name="731" table:display="true" table:show-details="true"/>
                <table:data-pilot-member table:name="742" table:display="true" table:show-details="true"/>
                <table:data-pilot-member table:name="810" table:display="true" table:show-details="true"/>
                <table:data-pilot-member table:name="837" table:display="true" table:show-details="true"/>
                <table:data-pilot-member table:name="848" table:display="true" table:show-details="true"/>
                <table:data-pilot-member table:name="878" table:display="true" table:show-details="true"/>
                <table:data-pilot-member table:name="891" table:display="true" table:show-details="true"/>
                <table:data-pilot-member table:name="926" table:display="true" table:show-details="true"/>
                <table:data-pilot-member table:name="943" table:display="true" table:show-details="true"/>
                <table:data-pilot-member table:name="944" table:display="true" table:show-details="true"/>
                <table:data-pilot-member table:name="1003" table:display="true" table:show-details="true"/>
                <table:data-pilot-member table:name="1034" table:display="true" table:show-details="true"/>
                <table:data-pilot-member table:name="1036" table:display="true" table:show-details="true"/>
                <table:data-pilot-member table:name="1050" table:display="true" table:show-details="true"/>
                <table:data-pilot-member table:name="1161" table:display="true" table:show-details="true"/>
                <table:data-pilot-member table:name="1162" table:display="true" table:show-details="true"/>
                <table:data-pilot-member table:name="1180" table:display="true" table:show-details="true"/>
                <table:data-pilot-member table:name="1240" table:display="true" table:show-details="true"/>
                <table:data-pilot-member table:name="1260" table:display="true" table:show-details="true"/>
                <table:data-pilot-member table:name="1263" table:display="true" table:show-details="true"/>
                <table:data-pilot-member table:name="1339" table:display="true" table:show-details="true"/>
                <table:data-pilot-member table:name="1472" table:display="true" table:show-details="true"/>
                <table:data-pilot-member table:name="1565" table:display="true" table:show-details="true"/>
                <table:data-pilot-member table:name="1591" table:display="true" table:show-details="true"/>
                <table:data-pilot-member table:name="1682" table:display="true" table:show-details="true"/>
                <table:data-pilot-member table:name="1785" table:display="true" table:show-details="true"/>
                <table:data-pilot-member table:name="1808" table:display="true" table:show-details="true"/>
                <table:data-pilot-member table:name="1903" table:display="true" table:show-details="true"/>
                <table:data-pilot-member table:name="1927" table:display="true" table:show-details="true"/>
                <table:data-pilot-member table:name="2050" table:display="true" table:show-details="true"/>
                <table:data-pilot-member table:name="2063" table:display="true" table:show-details="true"/>
                <table:data-pilot-member table:name="2092" table:display="true" table:show-details="true"/>
                <table:data-pilot-member table:name="2255" table:display="true" table:show-details="true"/>
                <table:data-pilot-member table:name="2340" table:display="true" table:show-details="true"/>
                <table:data-pilot-member table:name="2389" table:display="true" table:show-details="true"/>
                <table:data-pilot-member table:name="2400" table:display="true" table:show-details="true"/>
                <table:data-pilot-member table:name="2594" table:display="true" table:show-details="true"/>
                <table:data-pilot-member table:name="2610" table:display="true" table:show-details="true"/>
                <table:data-pilot-member table:name="2632" table:display="true" table:show-details="true"/>
                <table:data-pilot-member table:name="2879" table:display="true" table:show-details="true"/>
                <table:data-pilot-member table:name="3069" table:display="true" table:show-details="true"/>
                <table:data-pilot-member table:name="3293" table:display="true" table:show-details="true"/>
                <table:data-pilot-member table:name="3301" table:display="true" table:show-details="true"/>
                <table:data-pilot-member table:name="3458" table:display="true" table:show-details="true"/>
                <table:data-pilot-member table:name="3539" table:display="true" table:show-details="true"/>
                <table:data-pilot-member table:name="3809" table:display="true" table:show-details="true"/>
                <table:data-pilot-member table:name="4461" table:display="true" table:show-details="true"/>
                <table:data-pilot-member table:name="533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7" table:display="true" table:show-details="true"/>
                <table:data-pilot-member table:name="31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51" table:display="true" table:show-details="true"/>
                <table:data-pilot-member table:name="81" table:display="true" table:show-details="true"/>
                <table:data-pilot-member table:name="151" table:display="true" table:show-details="true"/>
                <table:data-pilot-member table:name="171" table:display="true" table:show-details="true"/>
                <table:data-pilot-member table:name="2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m kB/s" table:orientation="row" table:used-hierarchy="0" table:function="auto">
            <table:data-pilot-level table:show-empty="false" calcext:repeat-item-labels="false">
              <table:data-pilot-members>
                <table:data-pilot-member table:name="36.87" table:display="true" table:show-details="true"/>
                <table:data-pilot-member table:name="37.03" table:display="true" table:show-details="true"/>
                <table:data-pilot-member table:name="37.17" table:display="true" table:show-details="true"/>
                <table:data-pilot-member table:name="37.32" table:display="true" table:show-details="true"/>
                <table:data-pilot-member table:name="37.66" table:display="true" table:show-details="true"/>
                <table:data-pilot-member table:name="49.16" table:display="true" table:show-details="true"/>
                <table:data-pilot-member table:name="49.48" table:display="true" table:show-details="true"/>
                <table:data-pilot-member table:name="49.51" table:display="true" table:show-details="true"/>
                <table:data-pilot-member table:name="49.52" table:display="true" table:show-details="true"/>
                <table:data-pilot-member table:name="49.81" table:display="true" table:show-details="true"/>
                <table:data-pilot-member table:name="50.04" table:display="true" table:show-details="true"/>
                <table:data-pilot-member table:name="50.15" table:display="true" table:show-details="true"/>
                <table:data-pilot-member table:name="50.18" table:display="true" table:show-details="true"/>
                <table:data-pilot-member table:name="62.97" table:display="true" table:show-details="true"/>
                <table:data-pilot-member table:name="64.51" table:display="true" table:show-details="true"/>
                <table:data-pilot-member table:name="73.70" table:display="true" table:show-details="true"/>
                <table:data-pilot-member table:name="73.71" table:display="true" table:show-details="true"/>
                <table:data-pilot-member table:name="73.97" table:display="true" table:show-details="true"/>
                <table:data-pilot-member table:name="74.26" table:display="true" table:show-details="true"/>
                <table:data-pilot-member table:name="74.70" table:display="true" table:show-details="true"/>
                <table:data-pilot-member table:name="74.93" table:display="true" table:show-details="true"/>
                <table:data-pilot-member table:name="75.12" table:display="true" table:show-details="true"/>
                <table:data-pilot-member table:name="80.74" table:display="true" table:show-details="true"/>
                <table:data-pilot-member table:name="82.34" table:display="true" table:show-details="true"/>
                <table:data-pilot-member table:name="84.87" table:display="true" table:show-details="true"/>
                <table:data-pilot-member table:name="84.98" table:display="true" table:show-details="true"/>
                <table:data-pilot-member table:name="85.33" table:display="true" table:show-details="true"/>
                <table:data-pilot-member table:name="87.14" table:display="true" table:show-details="true"/>
                <table:data-pilot-member table:name="87.23" table:display="true" table:show-details="true"/>
                <table:data-pilot-member table:name="89.92" table:display="true" table:show-details="true"/>
                <table:data-pilot-member table:name="90.12" table:display="true" table:show-details="true"/>
                <table:data-pilot-member table:name="90.77" table:display="true" table:show-details="true"/>
                <table:data-pilot-member table:name="90.85" table:display="true" table:show-details="true"/>
                <table:data-pilot-member table:name="91.19" table:display="true" table:show-details="true"/>
                <table:data-pilot-member table:name="91.69" table:display="true" table:show-details="true"/>
                <table:data-pilot-member table:name="92.20" table:display="true" table:show-details="true"/>
                <table:data-pilot-member table:name="92.73" table:display="true" table:show-details="true"/>
                <table:data-pilot-member table:name="93.08" table:display="true" table:show-details="true"/>
                <table:data-pilot-member table:name="93.59" table:display="true" table:show-details="true"/>
                <table:data-pilot-member table:name="105.76" table:display="true" table:show-details="true"/>
                <table:data-pilot-member table:name="106.09" table:display="true" table:show-details="true"/>
                <table:data-pilot-member table:name="122.05" table:display="true" table:show-details="true"/>
                <table:data-pilot-member table:name="124.26" table:display="true" table:show-details="true"/>
                <table:data-pilot-member table:name="124.77" table:display="true" table:show-details="true"/>
                <table:data-pilot-member table:name="125.91" table:display="true" table:show-details="true"/>
                <table:data-pilot-member table:name="128.79" table:display="true" table:show-details="true"/>
                <table:data-pilot-member table:name="130.88" table:display="true" table:show-details="true"/>
                <table:data-pilot-member table:name="132.73" table:display="true" table:show-details="true"/>
                <table:data-pilot-member table:name="133.01" table:display="true" table:show-details="true"/>
                <table:data-pilot-member table:name="133.60" table:display="true" table:show-details="true"/>
                <table:data-pilot-member table:name="134.76" table:display="true" table:show-details="true"/>
                <table:data-pilot-member table:name="135.87" table:display="true" table:show-details="true"/>
                <table:data-pilot-member table:name="135.97" table:display="true" table:show-details="true"/>
                <table:data-pilot-member table:name="136.01" table:display="true" table:show-details="true"/>
                <table:data-pilot-member table:name="136.05" table:display="true" table:show-details="true"/>
                <table:data-pilot-member table:name="136.52" table:display="true" table:show-details="true"/>
                <table:data-pilot-member table:name="136.76" table:display="true" table:show-details="true"/>
                <table:data-pilot-member table:name="137.13" table:display="true" table:show-details="true"/>
                <table:data-pilot-member table:name="137.41" table:display="true" table:show-details="true"/>
                <table:data-pilot-member table:name="137.77" table:display="true" table:show-details="true"/>
                <table:data-pilot-member table:name="137.98" table:display="true" table:show-details="true"/>
                <table:data-pilot-member table:name="138.42" table:display="true" table:show-details="true"/>
                <table:data-pilot-member table:name="141.01" table:display="true" table:show-details="true"/>
                <table:data-pilot-member table:name="141.49" table:display="true" table:show-details="true"/>
                <table:data-pilot-member table:name="144.28" table:display="true" table:show-details="true"/>
                <table:data-pilot-member table:name="145.35" table:display="true" table:show-details="true"/>
                <table:data-pilot-member table:name="146.08" table:display="true" table:show-details="true"/>
                <table:data-pilot-member table:name="146.22" table:display="true" table:show-details="true"/>
                <table:data-pilot-member table:name="146.47" table:display="true" table:show-details="true"/>
                <table:data-pilot-member table:name="147.38" table:display="true" table:show-details="true"/>
                <table:data-pilot-member table:name="148.95" table:display="true" table:show-details="true"/>
                <table:data-pilot-member table:name="149.04" table:display="true" table:show-details="true"/>
                <table:data-pilot-member table:name="149.89" table:display="true" table:show-details="true"/>
                <table:data-pilot-member table:name="150.12" table:display="true" table:show-details="true"/>
                <table:data-pilot-member table:name="150.93" table:display="true" table:show-details="true"/>
                <table:data-pilot-member table:name="151.03" table:display="true" table:show-details="true"/>
                <table:data-pilot-member table:name="151.06" table:display="true" table:show-details="true"/>
                <table:data-pilot-member table:name="151.15" table:display="true" table:show-details="true"/>
                <table:data-pilot-member table:name="151.50" table:display="true" table:show-details="true"/>
                <table:data-pilot-member table:name="152.49" table:display="true" table:show-details="true"/>
                <table:data-pilot-member table:name="155.50" table:display="true" table:show-details="true"/>
                <table:data-pilot-member table:name="155.59" table:display="true" table:show-details="true"/>
                <table:data-pilot-member table:name="158.96" table:display="true" table:show-details="true"/>
                <table:data-pilot-member table:name="159.06" table:display="true" table:show-details="true"/>
                <table:data-pilot-member table:name="159.34" table:display="true" table:show-details="true"/>
                <table:data-pilot-member table:name="159.46" table:display="true" table:show-details="true"/>
                <table:data-pilot-member table:name="159.70" table:display="true" table:show-details="true"/>
                <table:data-pilot-member table:name="161.86" table:display="true" table:show-details="true"/>
                <table:data-pilot-member table:name="163.60" table:display="true" table:show-details="true"/>
                <table:data-pilot-member table:name="164.07" table:display="true" table:show-details="true"/>
                <table:data-pilot-member table:name="164.42" table:display="true" table:show-details="true"/>
                <table:data-pilot-member table:name="164.74" table:display="true" table:show-details="true"/>
                <table:data-pilot-member table:name="164.75" table:display="true" table:show-details="true"/>
                <table:data-pilot-member table:name="166.23" table:display="true" table:show-details="true"/>
                <table:data-pilot-member table:name="166.29" table:display="true" table:show-details="true"/>
                <table:data-pilot-member table:name="166.40" table:display="true" table:show-details="true"/>
                <table:data-pilot-member table:name="167.10" table:display="true" table:show-details="true"/>
                <table:data-pilot-member table:name="167.59" table:display="true" table:show-details="true"/>
                <table:data-pilot-member table:name="168.63" table:display="true" table:show-details="true"/>
                <table:data-pilot-member table:name="168.77" table:display="true" table:show-details="true"/>
                <table:data-pilot-member table:name="168.93" table:display="true" table:show-details="true"/>
                <table:data-pilot-member table:name="169.04" table:display="true" table:show-details="true"/>
                <table:data-pilot-member table:name="169.05" table:display="true" table:show-details="true"/>
                <table:data-pilot-member table:name="169.23" table:display="true" table:show-details="true"/>
                <table:data-pilot-member table:name="169.24" table:display="true" table:show-details="true"/>
                <table:data-pilot-member table:name="169.34" table:display="true" table:show-details="true"/>
                <table:data-pilot-member table:name="169.46" table:display="true" table:show-details="true"/>
                <table:data-pilot-member table:name="169.70" table:display="true" table:show-details="true"/>
                <table:data-pilot-member table:name="170.02" table:display="true" table:show-details="true"/>
                <table:data-pilot-member table:name="170.40" table:display="true" table:show-details="true"/>
                <table:data-pilot-member table:name="170.67" table:display="true" table:show-details="true"/>
                <table:data-pilot-member table:name="170.93" table:display="true" table:show-details="true"/>
                <table:data-pilot-member table:name="171.01" table:display="true" table:show-details="true"/>
                <table:data-pilot-member table:name="171.06" table:display="true" table:show-details="true"/>
                <table:data-pilot-member table:name="171.31" table:display="true" table:show-details="true"/>
                <table:data-pilot-member table:name="171.57" table:display="true" table:show-details="true"/>
                <table:data-pilot-member table:name="171.58" table:display="true" table:show-details="true"/>
                <table:data-pilot-member table:name="171.86" table:display="true" table:show-details="true"/>
                <table:data-pilot-member table:name="172.40" table:display="true" table:show-details="true"/>
                <table:data-pilot-member table:name="172.6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 Bytes" table:orientation="row" table:used-hierarchy="0" table:function="auto">
            <table:data-pilot-level table:show-empty="false" calcext:repeat-item-labels="false">
              <table:data-pilot-members>
                <table:data-pilot-member table:name="18200.00%" table:display="true" table:show-details="true"/>
                <table:data-pilot-member table:name="18200.98%" table:display="true" table:show-details="true"/>
                <table:data-pilot-member table:name="18201.30%" table:display="true" table:show-details="true"/>
                <table:data-pilot-member table:name="18201.95%" table:display="true" table:show-details="true"/>
                <table:data-pilot-member table:name="18202.11%" table:display="true" table:show-details="true"/>
                <table:data-pilot-member table:name="18202.28%" table:display="true" table:show-details="true"/>
                <table:data-pilot-member table:name="18202.76%" table:display="true" table:show-details="true"/>
                <table:data-pilot-member table:name="18202.93%" table:display="true" table:show-details="true"/>
                <table:data-pilot-member table:name="18203.09%" table:display="true" table:show-details="true"/>
                <table:data-pilot-member table:name="18203.90%" table:display="true" table:show-details="true"/>
                <table:data-pilot-member table:name="18204.06%" table:display="true" table:show-details="true"/>
                <table:data-pilot-member table:name="18204.55%" table:display="true" table:show-details="true"/>
                <table:data-pilot-member table:name="18205.20%" table:display="true" table:show-details="true"/>
                <table:data-pilot-member table:name="18206.50%" table:display="true" table:show-details="true"/>
                <table:data-pilot-member table:name="18206.83%" table:display="true" table:show-details="true"/>
                <table:data-pilot-member table:name="18207.15%" table:display="true" table:show-details="true"/>
                <table:data-pilot-member table:name="18207.48%" table:display="true" table:show-details="true"/>
                <table:data-pilot-member table:name="18207.96%" table:display="true" table:show-details="true"/>
                <table:data-pilot-member table:name="18209.91%" table:display="true" table:show-details="true"/>
                <table:data-pilot-member table:name="18210.40%" table:display="true" table:show-details="true"/>
                <table:data-pilot-member table:name="18213.00%" table:display="true" table:show-details="true"/>
                <table:data-pilot-member table:name="18213.98%" table:display="true" table:show-details="true"/>
                <table:data-pilot-member table:name="18220.15%" table:display="true" table:show-details="true"/>
                <table:data-pilot-member table:name="18231.04%" table:display="true" table:show-details="true"/>
                <table:data-pilot-member table:name="18236.73%" table:display="true" table:show-details="true"/>
                <table:data-pilot-member table:name="18237.70%" table:display="true" table:show-details="true"/>
                <table:data-pilot-member table:name="18238.84%" table:display="true" table:show-details="true"/>
                <table:data-pilot-member table:name="18240.95%" table:display="true" table:show-details="true"/>
                <table:data-pilot-member table:name="18246.15%" table:display="true" table:show-details="true"/>
                <table:data-pilot-member table:name="18276.70%" table:display="true" table:show-details="true"/>
                <table:data-pilot-member table:name="18284.34%" table:display="true" table:show-details="true"/>
                <table:data-pilot-member table:name="18284.50%" table:display="true" table:show-details="true"/>
                <table:data-pilot-member table:name="18303.51%" table:display="true" table:show-details="true"/>
                <table:data-pilot-member table:name="18350.48%" table:display="true" table:show-details="true"/>
                <table:data-pilot-member table:name="18393.70%" table:display="true" table:show-details="true"/>
                <table:data-pilot-member table:name="18402.31%" table:display="true" table:show-details="true"/>
                <table:data-pilot-member table:name="18479.18%" table:display="true" table:show-details="true"/>
                <table:data-pilot-member table:name="18479.66%" table:display="true" table:show-details="true"/>
                <table:data-pilot-member table:name="18491.69%" table:display="true" table:show-details="true"/>
                <table:data-pilot-member table:name="18538.00%" table:display="true" table:show-details="true"/>
                <table:data-pilot-member table:name="18539.79%" table:display="true" table:show-details="true"/>
                <table:data-pilot-member table:name="18564.00%" table:display="true" table:show-details="true"/>
                <table:data-pilot-member table:name="18586.91%" table:display="true" table:show-details="true"/>
                <table:data-pilot-member table:name="18595.69%" table:display="true" table:show-details="true"/>
                <table:data-pilot-member table:name="18602.68%" table:display="true" table:show-details="true"/>
                <table:data-pilot-member table:name="18605.11%" table:display="true" table:show-details="true"/>
                <table:data-pilot-member table:name="18606.58%" table:display="true" table:show-details="true"/>
                <table:data-pilot-member table:name="18657.93%" table:display="true" table:show-details="true"/>
                <table:data-pilot-member table:name="18671.58%" table:display="true" table:show-details="true"/>
                <table:data-pilot-member table:name="18742.26%" table:display="true" table:show-details="true"/>
                <table:data-pilot-member table:name="18799.30%" table:display="true" table:show-details="true"/>
                <table:data-pilot-member table:name="18807.75%" table:display="true" table:show-details="true"/>
                <table:data-pilot-member table:name="18819.45%" table:display="true" table:show-details="true"/>
                <table:data-pilot-member table:name="18836.51%" table:display="true" table:show-details="true"/>
                <table:data-pilot-member table:name="18856.18%" table:display="true" table:show-details="true"/>
                <table:data-pilot-member table:name="18862.19%" table:display="true" table:show-details="true"/>
                <table:data-pilot-member table:name="18881.85%" table:display="true" table:show-details="true"/>
                <table:data-pilot-member table:name="18890.79%" table:display="true" table:show-details="true"/>
                <table:data-pilot-member table:name="18893.39%" table:display="true" table:show-details="true"/>
                <table:data-pilot-member table:name="18902.49%" table:display="true" table:show-details="true"/>
                <table:data-pilot-member table:name="18906.55%" table:display="true" table:show-details="true"/>
                <table:data-pilot-member table:name="18920.04%" table:display="true" table:show-details="true"/>
                <table:data-pilot-member table:name="18921.18%" table:display="true" table:show-details="true"/>
                <table:data-pilot-member table:name="18926.05%" table:display="true" table:show-details="true"/>
                <table:data-pilot-member table:name="19813.30%" table:display="true" table:show-details="true"/>
                <table:data-pilot-member table:name="19882.20%" table:display="true" table:show-details="true"/>
                <table:data-pilot-member table:name="19914.05%" table:display="true" table:show-details="true"/>
                <table:data-pilot-member table:name="19956.30%" table:display="true" table:show-details="true"/>
                <table:data-pilot-member table:name="19967.35%" table:display="true" table:show-details="true"/>
                <table:data-pilot-member table:name="20099.30%" table:display="true" table:show-details="true"/>
                <table:data-pilot-member table:name="20158.45%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hroughput" table:orientation="row" table:used-hierarchy="0" table:function="auto">
            <table:data-pilot-level table:show-empty="false" calcext:repeat-item-labels="false">
              <table:data-pilot-members>
                <table:data-pilot-member table:name="248.774784187875" table:display="true" table:show-details="true"/>
                <table:data-pilot-member table:name="248.780973231167" table:display="true" table:show-details="true"/>
                <table:data-pilot-member table:name="249.444984908578" table:display="true" table:show-details="true"/>
                <table:data-pilot-member table:name="249.781441238916" table:display="true" table:show-details="true"/>
                <table:data-pilot-member table:name="250.012500625031" table:display="true" table:show-details="true"/>
                <table:data-pilot-member table:name="330.589440973255" table:display="true" table:show-details="true"/>
                <table:data-pilot-member table:name="331.147758129677" table:display="true" table:show-details="true"/>
                <table:data-pilot-member table:name="331.290376014577" table:display="true" table:show-details="true"/>
                <table:data-pilot-member table:name="331.356241094801" table:display="true" table:show-details="true"/>
                <table:data-pilot-member table:name="331.455087835598" table:display="true" table:show-details="true"/>
                <table:data-pilot-member table:name="331.543001127246" table:display="true" table:show-details="true"/>
                <table:data-pilot-member table:name="333.344444814827" table:display="true" table:show-details="true"/>
                <table:data-pilot-member table:name="333.355557037136" table:display="true" table:show-details="true"/>
                <table:data-pilot-member table:name="415.990681808728" table:display="true" table:show-details="true"/>
                <table:data-pilot-member table:name="426.202957848527" table:display="true" table:show-details="true"/>
                <table:data-pilot-member table:name="486.973459946433" table:display="true" table:show-details="true"/>
                <table:data-pilot-member table:name="495.000495000495" table:display="true" table:show-details="true"/>
                <table:data-pilot-member table:name="495.098524606397" table:display="true" table:show-details="true"/>
                <table:data-pilot-member table:name="496.302546032061" table:display="true" table:show-details="true"/>
                <table:data-pilot-member table:name="497.017892644135" table:display="true" table:show-details="true"/>
                <table:data-pilot-member table:name="499.800079968013" table:display="true" table:show-details="true"/>
                <table:data-pilot-member table:name="499.975001249937" table:display="true" table:show-details="true"/>
                <table:data-pilot-member table:name="533.418680322185" table:display="true" table:show-details="true"/>
                <table:data-pilot-member table:name="551.085638708255" table:display="true" table:show-details="true"/>
                <table:data-pilot-member table:name="561.419267909275" table:display="true" table:show-details="true"/>
                <table:data-pilot-member table:name="567.988185845734" table:display="true" table:show-details="true"/>
                <table:data-pilot-member table:name="571.069613385872" table:display="true" table:show-details="true"/>
                <table:data-pilot-member table:name="583.839327417095" table:display="true" table:show-details="true"/>
                <table:data-pilot-member table:name="590.946696607966" table:display="true" table:show-details="true"/>
                <table:data-pilot-member table:name="594.071169726133" table:display="true" table:show-details="true"/>
                <table:data-pilot-member table:name="599.664188054689" table:display="true" table:show-details="true"/>
                <table:data-pilot-member table:name="608.013619505077" table:display="true" table:show-details="true"/>
                <table:data-pilot-member table:name="609.087586794981" table:display="true" table:show-details="true"/>
                <table:data-pilot-member table:name="610.314311870613" table:display="true" table:show-details="true"/>
                <table:data-pilot-member table:name="611.172228333945" table:display="true" table:show-details="true"/>
                <table:data-pilot-member table:name="613.647520864016" table:display="true" table:show-details="true"/>
                <table:data-pilot-member table:name="620.616893191833" table:display="true" table:show-details="true"/>
                <table:data-pilot-member table:name="622.93652276833" table:display="true" table:show-details="true"/>
                <table:data-pilot-member table:name="634.678852500635" table:display="true" table:show-details="true"/>
                <table:data-pilot-member table:name="714.732422049495" table:display="true" table:show-details="true"/>
                <table:data-pilot-member table:name="717.19290696215" table:display="true" table:show-details="true"/>
                <table:data-pilot-member table:name="816.876672044438" table:display="true" table:show-details="true"/>
                <table:data-pilot-member table:name="837.152843180344" table:display="true" table:show-details="true"/>
                <table:data-pilot-member table:name="840.548037320333" table:display="true" table:show-details="true"/>
                <table:data-pilot-member table:name="848.212392383053" table:display="true" table:show-details="true"/>
                <table:data-pilot-member table:name="875.925195988263" table:display="true" table:show-details="true"/>
                <table:data-pilot-member table:name="876.885303402315" table:display="true" table:show-details="true"/>
                <table:data-pilot-member table:name="879.198171267804" table:display="true" table:show-details="true"/>
                <table:data-pilot-member table:name="890.293574306127" table:display="true" table:show-details="true"/>
                <table:data-pilot-member table:name="897.625779812396" table:display="true" table:show-details="true"/>
                <table:data-pilot-member table:name="904.670360737306" table:display="true" table:show-details="true"/>
                <table:data-pilot-member table:name="910.290837922716" table:display="true" table:show-details="true"/>
                <table:data-pilot-member table:name="912.034292489398" table:display="true" table:show-details="true"/>
                <table:data-pilot-member table:name="913.700945680479" table:display="true" table:show-details="true"/>
                <table:data-pilot-member table:name="913.721817392695" table:display="true" table:show-details="true"/>
                <table:data-pilot-member table:name="914.118561177385" table:display="true" table:show-details="true"/>
                <table:data-pilot-member table:name="915.31086245166" table:display="true" table:show-details="true"/>
                <table:data-pilot-member table:name="916.023541805024" table:display="true" table:show-details="true"/>
                <table:data-pilot-member table:name="916.086478563576" table:display="true" table:show-details="true"/>
                <table:data-pilot-member table:name="929.519206190598" table:display="true" table:show-details="true"/>
                <table:data-pilot-member table:name="942.418245217227" table:display="true" table:show-details="true"/>
                <table:data-pilot-member table:name="951.271136055554" table:display="true" table:show-details="true"/>
                <table:data-pilot-member table:name="953.197979220284" table:display="true" table:show-details="true"/>
                <table:data-pilot-member table:name="969.062674128449" table:display="true" table:show-details="true"/>
                <table:data-pilot-member table:name="972.006220839813" table:display="true" table:show-details="true"/>
                <table:data-pilot-member table:name="972.266109234097" table:display="true" table:show-details="true"/>
                <table:data-pilot-member table:name="979.168196616974" table:display="true" table:show-details="true"/>
                <table:data-pilot-member table:name="1003.43677094047" table:display="true" table:show-details="true"/>
                <table:data-pilot-member table:name="1003.96566437428" table:display="true" table:show-details="true"/>
                <table:data-pilot-member table:name="1004.46989101502" table:display="true" table:show-details="true"/>
                <table:data-pilot-member table:name="1004.69695827996" table:display="true" table:show-details="true"/>
                <table:data-pilot-member table:name="1006.64384940608" table:display="true" table:show-details="true"/>
                <table:data-pilot-member table:name="1009.79501161264" table:display="true" table:show-details="true"/>
                <table:data-pilot-member table:name="1010.7901852273" table:display="true" table:show-details="true"/>
                <table:data-pilot-member table:name="1012.83771807662" table:display="true" table:show-details="true"/>
                <table:data-pilot-member table:name="1016.80266402298" table:display="true" table:show-details="true"/>
                <table:data-pilot-member table:name="1018.30401466358" table:display="true" table:show-details="true"/>
                <table:data-pilot-member table:name="1020.59041155308" table:display="true" table:show-details="true"/>
                <table:data-pilot-member table:name="1024.24909738048" table:display="true" table:show-details="true"/>
                <table:data-pilot-member table:name="1040.71809548589" table:display="true" table:show-details="true"/>
                <table:data-pilot-member table:name="1041.20571621938" table:display="true" table:show-details="true"/>
                <table:data-pilot-member table:name="1067.2073850751" table:display="true" table:show-details="true"/>
                <table:data-pilot-member table:name="1069.31857673697" table:display="true" table:show-details="true"/>
                <table:data-pilot-member table:name="1090.39363210119" table:display="true" table:show-details="true"/>
                <table:data-pilot-member table:name="1092.47828699405" table:display="true" table:show-details="true"/>
                <table:data-pilot-member table:name="1093.1649859255" table:display="true" table:show-details="true"/>
                <table:data-pilot-member table:name="1095.08035152079" table:display="true" table:show-details="true"/>
                <table:data-pilot-member table:name="1097.54424475237" table:display="true" table:show-details="true"/>
                <table:data-pilot-member table:name="1102.59661502839" table:display="true" table:show-details="true"/>
                <table:data-pilot-member table:name="1113.67875936186" table:display="true" table:show-details="true"/>
                <table:data-pilot-member table:name="1114.36133166179" table:display="true" table:show-details="true"/>
                <table:data-pilot-member table:name="1124.03754285393" table:display="true" table:show-details="true"/>
                <table:data-pilot-member table:name="1125.36574386676" table:display="true" table:show-details="true"/>
                <table:data-pilot-member table:name="1127.586401308" table:display="true" table:show-details="true"/>
                <table:data-pilot-member table:name="1131.95800435804" table:display="true" table:show-details="true"/>
                <table:data-pilot-member table:name="1132.24637681159" table:display="true" table:show-details="true"/>
                <table:data-pilot-member table:name="1133.20868037849" table:display="true" table:show-details="true"/>
                <table:data-pilot-member table:name="1136.04089747231" table:display="true" table:show-details="true"/>
                <table:data-pilot-member table:name="1136.97734572639" table:display="true" table:show-details="true"/>
                <table:data-pilot-member table:name="1137.4623215606" table:display="true" table:show-details="true"/>
                <table:data-pilot-member table:name="1137.62407212537" table:display="true" table:show-details="true"/>
                <table:data-pilot-member table:name="1140.08835684766" table:display="true" table:show-details="true"/>
                <table:data-pilot-member table:name="1140.47843070168" table:display="true" table:show-details="true"/>
                <table:data-pilot-member table:name="1140.83623295876" table:display="true" table:show-details="true"/>
                <table:data-pilot-member table:name="1141.61767224157" table:display="true" table:show-details="true"/>
                <table:data-pilot-member table:name="1142.26968987378" table:display="true" table:show-details="true"/>
                <table:data-pilot-member table:name="1142.40018278403" table:display="true" table:show-details="true"/>
                <table:data-pilot-member table:name="1142.82449072884" table:display="true" table:show-details="true"/>
                <table:data-pilot-member table:name="1143.2164394524" table:display="true" table:show-details="true"/>
                <table:data-pilot-member table:name="1145.37697219597" table:display="true" table:show-details="true"/>
                <table:data-pilot-member table:name="1145.60659869401" table:display="true" table:show-details="true"/>
                <table:data-pilot-member table:name="1146.42744547304" table:display="true" table:show-details="true"/>
                <table:data-pilot-member table:name="1146.55889013099" table:display="true" table:show-details="true"/>
                <table:data-pilot-member table:name="1148.27041768336" table:display="true" table:show-details="true"/>
                <table:data-pilot-member table:name="1148.33634771625" table:display="true" table:show-details="true"/>
                <table:data-pilot-member table:name="1151.50991737916" table:display="true" table:show-details="true"/>
                <table:data-pilot-member table:name="1155.70194446852" table:display="true" table:show-details="true"/>
                <table:data-pilot-member table:name="1157.77591247214" table:display="true" table:show-details="true"/>
                <table:data-pilot-member table:name="1159.68920329352" table:display="true" table:show-details="true"/>
                <table:data-pilot-member table:name="1161.4401858304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c kB/s" table:orientation="row" table:used-hierarchy="0" table:function="auto">
            <table:data-pilot-level table:show-empty="false" calcext:repeat-item-labels="false">
              <table:data-pilot-members>
                <table:data-pilot-member table:name="44.2158307833918" table:display="true" table:show-details="true"/>
                <table:data-pilot-member table:name="44.2169307891333" table:display="true" table:show-details="true"/>
                <table:data-pilot-member table:name="44.3349484896106" table:display="true" table:show-details="true"/>
                <table:data-pilot-member table:name="44.394748345198" table:display="true" table:show-details="true"/>
                <table:data-pilot-member table:name="44.435815540777" table:display="true" table:show-details="true"/>
                <table:data-pilot-member table:name="58.7571076729809" table:display="true" table:show-details="true"/>
                <table:data-pilot-member table:name="58.9109628770302" table:display="true" table:show-details="true"/>
                <table:data-pilot-member table:name="58.9215022000629" table:display="true" table:show-details="true"/>
                <table:data-pilot-member table:name="58.935461123629" table:display="true" table:show-details="true"/>
                <table:data-pilot-member table:name="58.9434242590014" table:display="true" table:show-details="true"/>
                <table:data-pilot-member table:name="59.0141717222958" table:display="true" table:show-details="true"/>
                <table:data-pilot-member table:name="59.2467665588853" table:display="true" table:show-details="true"/>
                <table:data-pilot-member table:name="59.2487415827722" table:display="true" table:show-details="true"/>
                <table:data-pilot-member table:name="73.9543277980573" table:display="true" table:show-details="true"/>
                <table:data-pilot-member table:name="75.7590325059668" table:display="true" table:show-details="true"/>
                <table:data-pilot-member table:name="86.5704703859265" table:display="true" table:show-details="true"/>
                <table:data-pilot-member table:name="88.4336982449501" table:display="true" table:show-details="true"/>
                <table:data-pilot-member table:name="88.5201486394135" table:display="true" table:show-details="true"/>
                <table:data-pilot-member table:name="88.8316548380648" table:display="true" table:show-details="true"/>
                <table:data-pilot-member table:name="88.8627443627819" table:display="true" table:show-details="true"/>
                <table:data-pilot-member table:name="90.973018219112" table:display="true" table:show-details="true"/>
                <table:data-pilot-member table:name="91.2927351253837" table:display="true" table:show-details="true"/>
                <table:data-pilot-member table:name="94.8406953445885" table:display="true" table:show-details="true"/>
                <table:data-pilot-member table:name="97.9538577716852" table:display="true" table:show-details="true"/>
                <table:data-pilot-member table:name="100.951025218675" table:display="true" table:show-details="true"/>
                <table:data-pilot-member table:name="103.768317958898" table:display="true" table:show-details="true"/>
                <table:data-pilot-member table:name="105.031541779931" table:display="true" table:show-details="true"/>
                <table:data-pilot-member table:name="108.072639577127" table:display="true" table:show-details="true"/>
                <table:data-pilot-member table:name="108.473832773879" table:display="true" table:show-details="true"/>
                <table:data-pilot-member table:name="108.626314020291" table:display="true" table:show-details="true"/>
                <table:data-pilot-member table:name="108.628597469403" table:display="true" table:show-details="true"/>
                <table:data-pilot-member table:name="110.332531864799" table:display="true" table:show-details="true"/>
                <table:data-pilot-member table:name="111.293325445434" table:display="true" table:show-details="true"/>
                <table:data-pilot-member table:name="112.804249174918" table:display="true" table:show-details="true"/>
                <table:data-pilot-member table:name="115.3461114329" table:display="true" table:show-details="true"/>
                <table:data-pilot-member table:name="116.930710208533" table:display="true" table:show-details="true"/>
                <table:data-pilot-member table:name="118.451178298971" table:display="true" table:show-details="true"/>
                <table:data-pilot-member table:name="120.448101719747" table:display="true" table:show-details="true"/>
                <table:data-pilot-member table:name="122.631198705071" table:display="true" table:show-details="true"/>
                <table:data-pilot-member table:name="127.032520325203" table:display="true" table:show-details="true"/>
                <table:data-pilot-member table:name="127.469833073351" table:display="true" table:show-details="true"/>
                <table:data-pilot-member table:name="148.840075012253" table:display="true" table:show-details="true"/>
                <table:data-pilot-member table:name="149.416955988117" table:display="true" table:show-details="true"/>
                <table:data-pilot-member table:name="149.48165196417" table:display="true" table:show-details="true"/>
                <table:data-pilot-member table:name="150.756499427457" table:display="true" table:show-details="true"/>
                <table:data-pilot-member table:name="160.808403681076" table:display="true" table:show-details="true"/>
                <table:data-pilot-member table:name="161.30332986918" table:display="true" table:show-details="true"/>
                <table:data-pilot-member table:name="161.481830133418" table:display="true" table:show-details="true"/>
                <table:data-pilot-member table:name="163.086518960256" table:display="true" table:show-details="true"/>
                <table:data-pilot-member table:name="163.940736704022" table:display="true" table:show-details="true"/>
                <table:data-pilot-member table:name="165.343610973195" table:display="true" table:show-details="true"/>
                <table:data-pilot-member table:name="166.086705752377" table:display="true" table:show-details="true"/>
                <table:data-pilot-member table:name="167.205434383128" table:display="true" table:show-details="true"/>
                <table:data-pilot-member table:name="168.034777199206" table:display="true" table:show-details="true"/>
                <table:data-pilot-member table:name="168.252402462208" table:display="true" table:show-details="true"/>
                <table:data-pilot-member table:name="168.82471728162" table:display="true" table:show-details="true"/>
                <table:data-pilot-member table:name="168.831010653182" table:display="true" table:show-details="true"/>
                <table:data-pilot-member table:name="168.880105539633" table:display="true" table:show-details="true"/>
                <table:data-pilot-member table:name="169.140964953967" table:display="true" table:show-details="true"/>
                <table:data-pilot-member table:name="169.488159886018" table:display="true" table:show-details="true"/>
                <table:data-pilot-member table:name="170.069449966426" table:display="true" table:show-details="true"/>
                <table:data-pilot-member table:name="172.131241771221" table:display="true" table:show-details="true"/>
                <table:data-pilot-member table:name="173.486973597881" table:display="true" table:show-details="true"/>
                <table:data-pilot-member table:name="173.659769287376" table:display="true" table:show-details="true"/>
                <table:data-pilot-member table:name="174.111067779555" table:display="true" table:show-details="true"/>
                <table:data-pilot-member table:name="175.460444910491" table:display="true" table:show-details="true"/>
                <table:data-pilot-member table:name="175.884043536266" table:display="true" table:show-details="true"/>
                <table:data-pilot-member table:name="180.118945129517" table:display="true" table:show-details="true"/>
                <table:data-pilot-member table:name="180.904049736071" table:display="true" table:show-details="true"/>
                <table:data-pilot-member table:name="181.008635098712" table:display="true" table:show-details="true"/>
                <table:data-pilot-member table:name="181.861897749674" table:display="true" table:show-details="true"/>
                <table:data-pilot-member table:name="181.885470826112" table:display="true" table:show-details="true"/>
                <table:data-pilot-member table:name="181.912111481825" table:display="true" table:show-details="true"/>
                <table:data-pilot-member table:name="182.044273167234" table:display="true" table:show-details="true"/>
                <table:data-pilot-member table:name="182.387177397596" table:display="true" table:show-details="true"/>
                <table:data-pilot-member table:name="183.290737536921" table:display="true" table:show-details="true"/>
                <table:data-pilot-member table:name="183.65102646533" table:display="true" table:show-details="true"/>
                <table:data-pilot-member table:name="184.649849505262" table:display="true" table:show-details="true"/>
                <table:data-pilot-member table:name="184.971380252374" table:display="true" table:show-details="true"/>
                <table:data-pilot-member table:name="185.446211297298" table:display="true" table:show-details="true"/>
                <table:data-pilot-member table:name="185.915592991059" table:display="true" table:show-details="true"/>
                <table:data-pilot-member table:name="189.750567370801" table:display="true" table:show-details="true"/>
                <table:data-pilot-member table:name="190.438172083434" table:display="true" table:show-details="true"/>
                <table:data-pilot-member table:name="193.800430705485" table:display="true" table:show-details="true"/>
                <table:data-pilot-member table:name="194.398815837569" table:display="true" table:show-details="true"/>
                <table:data-pilot-member table:name="194.713360579161" table:display="true" table:show-details="true"/>
                <table:data-pilot-member table:name="195.275292792716" table:display="true" table:show-details="true"/>
                <table:data-pilot-member table:name="195.487608682604" table:display="true" table:show-details="true"/>
                <table:data-pilot-member table:name="195.969320249187" table:display="true" table:show-details="true"/>
                <table:data-pilot-member table:name="197.938998245956" table:display="true" table:show-details="true"/>
                <table:data-pilot-member table:name="198.134587425129" table:display="true" table:show-details="true"/>
                <table:data-pilot-member table:name="199.933512740263" table:display="true" table:show-details="true"/>
                <table:data-pilot-member table:name="200.060823600678" table:display="true" table:show-details="true"/>
                <table:data-pilot-member table:name="200.410864294977" table:display="true" table:show-details="true"/>
                <table:data-pilot-member table:name="201.187848430823" table:display="true" table:show-details="true"/>
                <table:data-pilot-member table:name="201.249882794809" table:display="true" table:show-details="true"/>
                <table:data-pilot-member table:name="201.410136551646" table:display="true" table:show-details="true"/>
                <table:data-pilot-member table:name="201.91351888668" table:display="true" table:show-details="true"/>
                <table:data-pilot-member table:name="202.079957931838" table:display="true" table:show-details="true"/>
                <table:data-pilot-member table:name="202.180595248251" table:display="true" table:show-details="true"/>
                <table:data-pilot-member table:name="202.194903444157" table:display="true" table:show-details="true"/>
                <table:data-pilot-member table:name="202.632891549095" table:display="true" table:show-details="true"/>
                <table:data-pilot-member table:name="202.702221081744" table:display="true" table:show-details="true"/>
                <table:data-pilot-member table:name="202.791160569135" table:display="true" table:show-details="true"/>
                <table:data-pilot-member table:name="202.90470346481" table:display="true" table:show-details="true"/>
                <table:data-pilot-member table:name="203.02058941116" table:display="true" table:show-details="true"/>
                <table:data-pilot-member table:name="203.043782487005" table:display="true" table:show-details="true"/>
                <table:data-pilot-member table:name="203.119196594383" table:display="true" table:show-details="true"/>
                <table:data-pilot-member table:name="203.188859355798" table:display="true" table:show-details="true"/>
                <table:data-pilot-member table:name="203.572860292644" table:display="true" table:show-details="true"/>
                <table:data-pilot-member table:name="203.613672814755" table:display="true" table:show-details="true"/>
                <table:data-pilot-member table:name="203.759565503998" table:display="true" table:show-details="true"/>
                <table:data-pilot-member table:name="203.817498056224" table:display="true" table:show-details="true"/>
                <table:data-pilot-member table:name="204.087125017942" table:display="true" table:show-details="true"/>
                <table:data-pilot-member table:name="204.179024739471" table:display="true" table:show-details="true"/>
                <table:data-pilot-member table:name="204.752435488456" table:display="true" table:show-details="true"/>
                <table:data-pilot-member table:name="205.459314777094" table:display="true" table:show-details="true"/>
                <table:data-pilot-member table:name="205.776578193291" table:display="true" table:show-details="true"/>
                <table:data-pilot-member table:name="206.116635741621" table:display="true" table:show-details="true"/>
                <table:data-pilot-member table:name="206.4610214322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row" table:used-hierarchy="0" table:function="auto">
            <table:data-pilot-level table:show-empty="false" calcext:repeat-item-labels="false">
              <table:data-pilot-members>
                <table:data-pilot-member table:name="69" table:display="true" table:show-details="true"/>
                <table:data-pilot-member table:name="73" table:display="true" table:show-details="true"/>
                <table:data-pilot-member table:name="7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5" table:display="true" table:show-details="true"/>
                <table:data-pilot-member table:name="104" table:display="true" table:show-details="true"/>
                <table:data-pilot-member table:name="135" table:display="true" table:show-details="true"/>
                <table:data-pilot-member table:name="162" table:display="true" table:show-details="true"/>
                <table:data-pilot-member table:name="170" table:display="true" table:show-details="true"/>
                <table:data-pilot-member table:name="183" table:display="true" table:show-details="true"/>
                <table:data-pilot-member table:name="191" table:display="true" table:show-details="true"/>
                <table:data-pilot-member table:name="199" table:display="true" table:show-details="true"/>
                <table:data-pilot-member table:name="228" table:display="true" table:show-details="true"/>
                <table:data-pilot-member table:name="244" table:display="true" table:show-details="true"/>
                <table:data-pilot-member table:name="264" table:display="true" table:show-details="true"/>
                <table:data-pilot-member table:name="268" table:display="true" table:show-details="true"/>
                <table:data-pilot-member table:name="289" table:display="true" table:show-details="true"/>
                <table:data-pilot-member table:name="323" table:display="true" table:show-details="true"/>
                <table:data-pilot-member table:name="340" table:display="true" table:show-details="true"/>
                <table:data-pilot-member table:name="351" table:display="true" table:show-details="true"/>
                <table:data-pilot-member table:name="406" table:display="true" table:show-details="true"/>
                <table:data-pilot-member table:name="434" table:display="true" table:show-details="true"/>
                <table:data-pilot-member table:name="442" table:display="true" table:show-details="true"/>
                <table:data-pilot-member table:name="446" table:display="true" table:show-details="true"/>
                <table:data-pilot-member table:name="480" table:display="true" table:show-details="true"/>
                <table:data-pilot-member table:name="489" table:display="true" table:show-details="true"/>
                <table:data-pilot-member table:name="513" table:display="true" table:show-details="true"/>
                <table:data-pilot-member table:name="516" table:display="true" table:show-details="true"/>
                <table:data-pilot-member table:name="582" table:display="true" table:show-details="true"/>
                <table:data-pilot-member table:name="663" table:display="true" table:show-details="true"/>
                <table:data-pilot-member table:name="679" table:display="true" table:show-details="true"/>
                <table:data-pilot-member table:name="1048" table:display="true" table:show-details="true"/>
                <table:data-pilot-member table:name="1308" table:display="true" table:show-details="true"/>
                <table:data-pilot-member table:name="1393" table:display="true" table:show-details="true"/>
                <table:data-pilot-member table:name="1474" table:display="true" table:show-details="true"/>
                <table:data-pilot-member table:name="1504" table:display="true" table:show-details="true"/>
                <table:data-pilot-member table:name="1543" table:display="true" table:show-details="true"/>
                <table:data-pilot-member table:name="1546" table:display="true" table:show-details="true"/>
                <table:data-pilot-member table:name="1547" table:display="true" table:show-details="true"/>
                <table:data-pilot-member table:name="1573" table:display="true" table:show-details="true"/>
                <table:data-pilot-member table:name="1596" table:display="true" table:show-details="true"/>
                <table:data-pilot-member table:name="1597" table:display="true" table:show-details="true"/>
                <table:data-pilot-member table:name="1661" table:display="true" table:show-details="true"/>
                <table:data-pilot-member table:name="1720" table:display="true" table:show-details="true"/>
                <table:data-pilot-member table:name="1740" table:display="true" table:show-details="true"/>
                <table:data-pilot-member table:name="1800" table:display="true" table:show-details="true"/>
                <table:data-pilot-member table:name="1802" table:display="true" table:show-details="true"/>
                <table:data-pilot-member table:name="1821" table:display="true" table:show-details="true"/>
                <table:data-pilot-member table:name="1823" table:display="true" table:show-details="true"/>
                <table:data-pilot-member table:name="1840" table:display="true" table:show-details="true"/>
                <table:data-pilot-member table:name="1893" table:display="true" table:show-details="true"/>
                <table:data-pilot-member table:name="1926" table:display="true" table:show-details="true"/>
                <table:data-pilot-member table:name="1929" table:display="true" table:show-details="true"/>
                <table:data-pilot-member table:name="1932" table:display="true" table:show-details="true"/>
                <table:data-pilot-member table:name="1936" table:display="true" table:show-details="true"/>
                <table:data-pilot-member table:name="1951" table:display="true" table:show-details="true"/>
                <table:data-pilot-member table:name="1955" table:display="true" table:show-details="true"/>
                <table:data-pilot-member table:name="1960" table:display="true" table:show-details="true"/>
                <table:data-pilot-member table:name="1970" table:display="true" table:show-details="true"/>
                <table:data-pilot-member table:name="1975" table:display="true" table:show-details="true"/>
                <table:data-pilot-member table:name="1980" table:display="true" table:show-details="true"/>
                <table:data-pilot-member table:name="1999" table:display="true" table:show-details="true"/>
                <table:data-pilot-member table:name="2019" table:display="true" table:show-details="true"/>
                <table:data-pilot-member table:name="2091" table:display="true" table:show-details="true"/>
                <table:data-pilot-member table:name="2131" table:display="true" table:show-details="true"/>
                <table:data-pilot-member table:name="2138" table:display="true" table:show-details="true"/>
                <table:data-pilot-member table:name="2140" table:display="true" table:show-details="true"/>
                <table:data-pilot-member table:name="2148" table:display="true" table:show-details="true"/>
                <table:data-pilot-member table:name="2164" table:display="true" table:show-details="true"/>
                <table:data-pilot-member table:name="2224" table:display="true" table:show-details="true"/>
                <table:data-pilot-member table:name="2262" table:display="true" table:show-details="true"/>
                <table:data-pilot-member table:name="2376" table:display="true" table:show-details="true"/>
                <table:data-pilot-member table:name="2399" table:display="true" table:show-details="true"/>
                <table:data-pilot-member table:name="2470" table:display="true" table:show-details="true"/>
                <table:data-pilot-member table:name="2478" table:display="true" table:show-details="true"/>
                <table:data-pilot-member table:name="2646" table:display="true" table:show-details="true"/>
                <table:data-pilot-member table:name="2728" table:display="true" table:show-details="true"/>
                <table:data-pilot-member table:name="2746" table:display="true" table:show-details="true"/>
                <table:data-pilot-member table:name="2804" table:display="true" table:show-details="true"/>
                <table:data-pilot-member table:name="2903" table:display="true" table:show-details="true"/>
                <table:data-pilot-member table:name="2906" table:display="true" table:show-details="true"/>
                <table:data-pilot-member table:name="3006" table:display="true" table:show-details="true"/>
                <table:data-pilot-member table:name="3077" table:display="true" table:show-details="true"/>
                <table:data-pilot-member table:name="3085" table:display="true" table:show-details="true"/>
                <table:data-pilot-member table:name="3091" table:display="true" table:show-details="true"/>
                <table:data-pilot-member table:name="3102" table:display="true" table:show-details="true"/>
                <table:data-pilot-member table:name="3143" table:display="true" table:show-details="true"/>
                <table:data-pilot-member table:name="3329" table:display="true" table:show-details="true"/>
                <table:data-pilot-member table:name="3376" table:display="true" table:show-details="true"/>
                <table:data-pilot-member table:name="3412" table:display="true" table:show-details="true"/>
                <table:data-pilot-member table:name="3495" table:display="true" table:show-details="true"/>
                <table:data-pilot-member table:name="3640" table:display="true" table:show-details="true"/>
                <table:data-pilot-member table:name="3971" table:display="true" table:show-details="true"/>
                <table:data-pilot-member table:name="4013" table:display="true" table:show-details="true"/>
                <table:data-pilot-member table:name="4018" table:display="true" table:show-details="true"/>
                <table:data-pilot-member table:name="4030" table:display="true" table:show-details="true"/>
                <table:data-pilot-member table:name="4308" table:display="true" table:show-details="true"/>
                <table:data-pilot-member table:name="4317" table:display="true" table:show-details="true"/>
                <table:data-pilot-member table:name="4434" table:display="true" table:show-details="true"/>
                <table:data-pilot-member table:name="4512" table:display="true" table:show-details="true"/>
                <table:data-pilot-member table:name="4562" table:display="true" table:show-details="true"/>
                <table:data-pilot-member table:name="4613" table:display="true" table:show-details="true"/>
                <table:data-pilot-member table:name="4706" table:display="true" table:show-details="true"/>
                <table:data-pilot-member table:name="4770" table:display="true" table:show-details="true"/>
                <table:data-pilot-member table:name="4938" table:display="true" table:show-details="true"/>
                <table:data-pilot-member table:name="4987" table:display="true" table:show-details="true"/>
                <table:data-pilot-member table:name="5013" table:display="true" table:show-details="true"/>
                <table:data-pilot-member table:name="5090" table:display="true" table:show-details="true"/>
                <table:data-pilot-member table:name="5347" table:display="true" table:show-details="true"/>
                <table:data-pilot-member table:name="5515" table:display="true" table:show-details="true"/>
                <table:data-pilot-member table:name="5568" table:display="true" table:show-details="true"/>
                <table:data-pilot-member table:name="5715" table:display="true" table:show-details="true"/>
                <table:data-pilot-member table:name="5727" table:display="true" table:show-details="true"/>
                <table:data-pilot-member table:name="5987" table:display="true" table:show-details="true"/>
                <table:data-pilot-member table:name="6034" table:display="true" table:show-details="true"/>
                <table:data-pilot-member table:name="6885" table:display="true" table:show-details="true"/>
                <table:data-pilot-member table:name="7278" table:display="true" table:show-details="true"/>
                <table:data-pilot-member table:name="8760" table:display="true" table:show-details="true"/>
                <table:data-pilot-member table:name="1263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rr %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15" table:display="true" table:show-details="true"/>
                <table:data-pilot-member table:name="0.0002" table:display="true" table:show-details="true"/>
                <table:data-pilot-member table:name="0.0003" table:display="true" table:show-details="true"/>
                <table:data-pilot-member table:name="0.000325" table:display="true" table:show-details="true"/>
                <table:data-pilot-member table:name="0.00035" table:display="true" table:show-details="true"/>
                <table:data-pilot-member table:name="0.000425" table:display="true" table:show-details="true"/>
                <table:data-pilot-member table:name="0.00045" table:display="true" table:show-details="true"/>
                <table:data-pilot-member table:name="0.000475" table:display="true" table:show-details="true"/>
                <table:data-pilot-member table:name="0.0006" table:display="true" table:show-details="true"/>
                <table:data-pilot-member table:name="0.000625" table:display="true" table:show-details="true"/>
                <table:data-pilot-member table:name="0.0007" table:display="true" table:show-details="true"/>
                <table:data-pilot-member table:name="0.0008" table:display="true" table:show-details="true"/>
                <table:data-pilot-member table:name="0.001" table:display="true" table:show-details="true"/>
                <table:data-pilot-member table:name="0.00105" table:display="true" table:show-details="true"/>
                <table:data-pilot-member table:name="0.0011" table:display="true" table:show-details="true"/>
                <table:data-pilot-member table:name="0.00115" table:display="true" table:show-details="true"/>
                <table:data-pilot-member table:name="0.001225" table:display="true" table:show-details="true"/>
                <table:data-pilot-member table:name="0.001525" table:display="true" table:show-details="true"/>
                <table:data-pilot-member table:name="0.0016" table:display="true" table:show-details="true"/>
                <table:data-pilot-member table:name="0.002" table:display="true" table:show-details="true"/>
                <table:data-pilot-member table:name="0.00215" table:display="true" table:show-details="true"/>
                <table:data-pilot-member table:name="0.0031" table:display="true" table:show-details="true"/>
                <table:data-pilot-member table:name="0.004775" table:display="true" table:show-details="true"/>
                <table:data-pilot-member table:name="0.00565" table:display="true" table:show-details="true"/>
                <table:data-pilot-member table:name="0.0058" table:display="true" table:show-details="true"/>
                <table:data-pilot-member table:name="0.005975" table:display="true" table:show-details="true"/>
                <table:data-pilot-member table:name="0.0063" table:display="true" table:show-details="true"/>
                <table:data-pilot-member table:name="0.0071" table:display="true" table:show-details="true"/>
                <table:data-pilot-member table:name="0.0118" table:display="true" table:show-details="true"/>
                <table:data-pilot-member table:name="0.012975" table:display="true" table:show-details="true"/>
                <table:data-pilot-member table:name="0.013" table:display="true" table:show-details="true"/>
                <table:data-pilot-member table:name="0.015925" table:display="true" table:show-details="true"/>
                <table:data-pilot-member table:name="0.02315" table:display="true" table:show-details="true"/>
                <table:data-pilot-member table:name="0.0298" table:display="true" table:show-details="true"/>
                <table:data-pilot-member table:name="0.031125" table:display="true" table:show-details="true"/>
                <table:data-pilot-member table:name="0.04295" table:display="true" table:show-details="true"/>
                <table:data-pilot-member table:name="0.043025" table:display="true" table:show-details="true"/>
                <table:data-pilot-member table:name="0.044875" table:display="true" table:show-details="true"/>
                <table:data-pilot-member table:name="0.052" table:display="true" table:show-details="true"/>
                <table:data-pilot-member table:name="0.052275" table:display="true" table:show-details="true"/>
                <table:data-pilot-member table:name="0.056" table:display="true" table:show-details="true"/>
                <table:data-pilot-member table:name="0.059525" table:display="true" table:show-details="true"/>
                <table:data-pilot-member table:name="0.060875" table:display="true" table:show-details="true"/>
                <table:data-pilot-member table:name="0.06195" table:display="true" table:show-details="true"/>
                <table:data-pilot-member table:name="0.062325" table:display="true" table:show-details="true"/>
                <table:data-pilot-member table:name="0.06255" table:display="true" table:show-details="true"/>
                <table:data-pilot-member table:name="0.07045" table:display="true" table:show-details="true"/>
                <table:data-pilot-member table:name="0.07255" table:display="true" table:show-details="true"/>
                <table:data-pilot-member table:name="0.083425" table:display="true" table:show-details="true"/>
                <table:data-pilot-member table:name="0.0922" table:display="true" table:show-details="true"/>
                <table:data-pilot-member table:name="0.0935" table:display="true" table:show-details="true"/>
                <table:data-pilot-member table:name="0.0953" table:display="true" table:show-details="true"/>
                <table:data-pilot-member table:name="0.097925" table:display="true" table:show-details="true"/>
                <table:data-pilot-member table:name="0.10095" table:display="true" table:show-details="true"/>
                <table:data-pilot-member table:name="0.101875" table:display="true" table:show-details="true"/>
                <table:data-pilot-member table:name="0.1049" table:display="true" table:show-details="true"/>
                <table:data-pilot-member table:name="0.106275" table:display="true" table:show-details="true"/>
                <table:data-pilot-member table:name="0.106675" table:display="true" table:show-details="true"/>
                <table:data-pilot-member table:name="0.108075" table:display="true" table:show-details="true"/>
                <table:data-pilot-member table:name="0.1087" table:display="true" table:show-details="true"/>
                <table:data-pilot-member table:name="0.110775" table:display="true" table:show-details="true"/>
                <table:data-pilot-member table:name="0.11095" table:display="true" table:show-details="true"/>
                <table:data-pilot-member table:name="0.1117" table:display="true" table:show-details="true"/>
                <table:data-pilot-member table:name="0.2482" table:display="true" table:show-details="true"/>
                <table:data-pilot-member table:name="0.2588" table:display="true" table:show-details="true"/>
                <table:data-pilot-member table:name="0.2637" table:display="true" table:show-details="true"/>
                <table:data-pilot-member table:name="0.2702" table:display="true" table:show-details="true"/>
                <table:data-pilot-member table:name="0.2719" table:display="true" table:show-details="true"/>
                <table:data-pilot-member table:name="0.2922" table:display="true" table:show-details="true"/>
                <table:data-pilot-member table:name="0.301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d dev" table:orientation="row" table:used-hierarchy="0" table:function="auto">
            <table:data-pilot-level table:show-empty="false" calcext:repeat-item-labels="false">
              <table:data-pilot-members>
                <table:data-pilot-member table:name="2.92595234240068" table:display="true" table:show-details="true"/>
                <table:data-pilot-member table:name="3.02703596113426" table:display="true" table:show-details="true"/>
                <table:data-pilot-member table:name="3.02808152961574" table:display="true" table:show-details="true"/>
                <table:data-pilot-member table:name="3.0909505010595" table:display="true" table:show-details="true"/>
                <table:data-pilot-member table:name="3.11355901822978" table:display="true" table:show-details="true"/>
                <table:data-pilot-member table:name="3.85117095829307" table:display="true" table:show-details="true"/>
                <table:data-pilot-member table:name="4.11837379435136" table:display="true" table:show-details="true"/>
                <table:data-pilot-member table:name="4.57267334389851" table:display="true" table:show-details="true"/>
                <table:data-pilot-member table:name="4.63001079912348" table:display="true" table:show-details="true"/>
                <table:data-pilot-member table:name="4.91975783042214" table:display="true" table:show-details="true"/>
                <table:data-pilot-member table:name="4.99604578041475" table:display="true" table:show-details="true"/>
                <table:data-pilot-member table:name="6.36138721978157" table:display="true" table:show-details="true"/>
                <table:data-pilot-member table:name="7.01942012134913" table:display="true" table:show-details="true"/>
                <table:data-pilot-member table:name="7.13086868200512" table:display="true" table:show-details="true"/>
                <table:data-pilot-member table:name="7.37150118700385" table:display="true" table:show-details="true"/>
                <table:data-pilot-member table:name="7.82479757629551" table:display="true" table:show-details="true"/>
                <table:data-pilot-member table:name="8.22955019366172" table:display="true" table:show-details="true"/>
                <table:data-pilot-member table:name="10.5768012361961" table:display="true" table:show-details="true"/>
                <table:data-pilot-member table:name="11.4015531393754" table:display="true" table:show-details="true"/>
                <table:data-pilot-member table:name="12.2340386786212" table:display="true" table:show-details="true"/>
                <table:data-pilot-member table:name="14.4517424468471" table:display="true" table:show-details="true"/>
                <table:data-pilot-member table:name="17.4129704459062" table:display="true" table:show-details="true"/>
                <table:data-pilot-member table:name="18.7729801339584" table:display="true" table:show-details="true"/>
                <table:data-pilot-member table:name="20.2449849592436" table:display="true" table:show-details="true"/>
                <table:data-pilot-member table:name="20.5454326308792" table:display="true" table:show-details="true"/>
                <table:data-pilot-member table:name="22.162655464542" table:display="true" table:show-details="true"/>
                <table:data-pilot-member table:name="23.3884643010181" table:display="true" table:show-details="true"/>
                <table:data-pilot-member table:name="23.5534245473986" table:display="true" table:show-details="true"/>
                <table:data-pilot-member table:name="23.6993914689808" table:display="true" table:show-details="true"/>
                <table:data-pilot-member table:name="25.8064806984602" table:display="true" table:show-details="true"/>
                <table:data-pilot-member table:name="28.6443546661467" table:display="true" table:show-details="true"/>
                <table:data-pilot-member table:name="65.8163690858133" table:display="true" table:show-details="true"/>
                <table:data-pilot-member table:name="69.710142635846" table:display="true" table:show-details="true"/>
                <table:data-pilot-member table:name="191.860485124919" table:display="true" table:show-details="true"/>
                <table:data-pilot-member table:name="200.930035897766" table:display="true" table:show-details="true"/>
                <table:data-pilot-member table:name="210.990873792374" table:display="true" table:show-details="true"/>
                <table:data-pilot-member table:name="218.868509662867" table:display="true" table:show-details="true"/>
                <table:data-pilot-member table:name="222.955862973447" table:display="true" table:show-details="true"/>
                <table:data-pilot-member table:name="236.257235723051" table:display="true" table:show-details="true"/>
                <table:data-pilot-member table:name="239.674808422558" table:display="true" table:show-details="true"/>
                <table:data-pilot-member table:name="240.710137331676" table:display="true" table:show-details="true"/>
                <table:data-pilot-member table:name="248.593517936599" table:display="true" table:show-details="true"/>
                <table:data-pilot-member table:name="249.081539047954" table:display="true" table:show-details="true"/>
                <table:data-pilot-member table:name="250.291739321731" table:display="true" table:show-details="true"/>
                <table:data-pilot-member table:name="257.934669175199" table:display="true" table:show-details="true"/>
                <table:data-pilot-member table:name="261.042340818017" table:display="true" table:show-details="true"/>
                <table:data-pilot-member table:name="262.449555918703" table:display="true" table:show-details="true"/>
                <table:data-pilot-member table:name="265.032801759706" table:display="true" table:show-details="true"/>
                <table:data-pilot-member table:name="267.390839683542" table:display="true" table:show-details="true"/>
                <table:data-pilot-member table:name="269.985461468899" table:display="true" table:show-details="true"/>
                <table:data-pilot-member table:name="276.727866146029" table:display="true" table:show-details="true"/>
                <table:data-pilot-member table:name="282.032163900144" table:display="true" table:show-details="true"/>
                <table:data-pilot-member table:name="284.853944348569" table:display="true" table:show-details="true"/>
                <table:data-pilot-member table:name="289.628456869815" table:display="true" table:show-details="true"/>
                <table:data-pilot-member table:name="299.57274822612" table:display="true" table:show-details="true"/>
                <table:data-pilot-member table:name="303.593930231106" table:display="true" table:show-details="true"/>
                <table:data-pilot-member table:name="305.97164037763" table:display="true" table:show-details="true"/>
                <table:data-pilot-member table:name="307.867238557344" table:display="true" table:show-details="true"/>
                <table:data-pilot-member table:name="312.149798714511" table:display="true" table:show-details="true"/>
                <table:data-pilot-member table:name="312.788519535868" table:display="true" table:show-details="true"/>
                <table:data-pilot-member table:name="317.40284755594" table:display="true" table:show-details="true"/>
                <table:data-pilot-member table:name="318.064796331816" table:display="true" table:show-details="true"/>
                <table:data-pilot-member table:name="319.680740137906" table:display="true" table:show-details="true"/>
                <table:data-pilot-member table:name="323.524679989772" table:display="true" table:show-details="true"/>
                <table:data-pilot-member table:name="326.38783885603" table:display="true" table:show-details="true"/>
                <table:data-pilot-member table:name="336.840571185493" table:display="true" table:show-details="true"/>
                <table:data-pilot-member table:name="340.840719419552" table:display="true" table:show-details="true"/>
                <table:data-pilot-member table:name="345.607452947267" table:display="true" table:show-details="true"/>
                <table:data-pilot-member table:name="348.933650397284" table:display="true" table:show-details="true"/>
                <table:data-pilot-member table:name="349.777680991651" table:display="true" table:show-details="true"/>
                <table:data-pilot-member table:name="354.013644963537" table:display="true" table:show-details="true"/>
                <table:data-pilot-member table:name="367.21696365533" table:display="true" table:show-details="true"/>
                <table:data-pilot-member table:name="368.939680215818" table:display="true" table:show-details="true"/>
                <table:data-pilot-member table:name="372.849418048413" table:display="true" table:show-details="true"/>
                <table:data-pilot-member table:name="374.50236288099" table:display="true" table:show-details="true"/>
                <table:data-pilot-member table:name="387.559731677118" table:display="true" table:show-details="true"/>
                <table:data-pilot-member table:name="402.011878489485" table:display="true" table:show-details="true"/>
                <table:data-pilot-member table:name="404.09420317218" table:display="true" table:show-details="true"/>
                <table:data-pilot-member table:name="416.443184454107" table:display="true" table:show-details="true"/>
                <table:data-pilot-member table:name="419.437419520529" table:display="true" table:show-details="true"/>
                <table:data-pilot-member table:name="429.070639439006" table:display="true" table:show-details="true"/>
                <table:data-pilot-member table:name="463.341630919539" table:display="true" table:show-details="true"/>
                <table:data-pilot-member table:name="503.293895143006" table:display="true" table:show-details="true"/>
                <table:data-pilot-member table:name="526.02216489802" table:display="true" table:show-details="true"/>
                <table:data-pilot-member table:name="526.101959557836" table:display="true" table:show-details="true"/>
                <table:data-pilot-member table:name="534.607044432974" table:display="true" table:show-details="true"/>
                <table:data-pilot-member table:name="535.5229655806" table:display="true" table:show-details="true"/>
                <table:data-pilot-member table:name="570.984326082441" table:display="true" table:show-details="true"/>
                <table:data-pilot-member table:name="579.089095227905" table:display="true" table:show-details="true"/>
                <table:data-pilot-member table:name="588.103802887883" table:display="true" table:show-details="true"/>
                <table:data-pilot-member table:name="591.613735205531" table:display="true" table:show-details="true"/>
                <table:data-pilot-member table:name="592.475632795231" table:display="true" table:show-details="true"/>
                <table:data-pilot-member table:name="641.967750975388" table:display="true" table:show-details="true"/>
                <table:data-pilot-member table:name="643.757654535183" table:display="true" table:show-details="true"/>
                <table:data-pilot-member table:name="644.077808397106" table:display="true" table:show-details="true"/>
                <table:data-pilot-member table:name="651.691597389192" table:display="true" table:show-details="true"/>
                <table:data-pilot-member table:name="668.883540614657" table:display="true" table:show-details="true"/>
                <table:data-pilot-member table:name="696.709694932394" table:display="true" table:show-details="true"/>
                <table:data-pilot-member table:name="698.275087531526" table:display="true" table:show-details="true"/>
                <table:data-pilot-member table:name="707.162567548208" table:display="true" table:show-details="true"/>
                <table:data-pilot-member table:name="862.301599925867" table:display="true" table:show-details="true"/>
                <table:data-pilot-member table:name="863.829066970074" table:display="true" table:show-details="true"/>
                <table:data-pilot-member table:name="910.964472172077" table:display="true" table:show-details="true"/>
                <table:data-pilot-member table:name="975.057988844638" table:display="true" table:show-details="true"/>
                <table:data-pilot-member table:name="1020.44408732657" table:display="true" table:show-details="true"/>
                <table:data-pilot-member table:name="1086.36626035085" table:display="true" table:show-details="true"/>
                <table:data-pilot-member table:name="1097.70994215021" table:display="true" table:show-details="true"/>
                <table:data-pilot-member table:name="1160.16717440603" table:display="true" table:show-details="true"/>
                <table:data-pilot-member table:name="1179.23903357625" table:display="true" table:show-details="true"/>
                <table:data-pilot-member table:name="1195.54466309419" table:display="true" table:show-details="true"/>
                <table:data-pilot-member table:name="1204.43156848772" table:display="true" table:show-details="true"/>
                <table:data-pilot-member table:name="1205.50220765705" table:display="true" table:show-details="true"/>
                <table:data-pilot-member table:name="1216.21131722513" table:display="true" table:show-details="true"/>
                <table:data-pilot-member table:name="1240.82921192963" table:display="true" table:show-details="true"/>
                <table:data-pilot-member table:name="1287.41313621091" table:display="true" table:show-details="true"/>
                <table:data-pilot-member table:name="1353.3668202988" table:display="true" table:show-details="true"/>
                <table:data-pilot-member table:name="1379.25883079071" table:display="true" table:show-details="true"/>
                <table:data-pilot-member table:name="1438.75067302282" table:display="true" table:show-details="true"/>
                <table:data-pilot-member table:name="1862.35805573537" table:display="true" table:show-details="true"/>
                <table:data-pilot-member table:name="1897.79511369872" table:display="true" table:show-details="true"/>
                <table:data-pilot-member table:name="2195.811361735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2:37:33.567478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4:36:40.125202610</meta:creation-date>
    <dc:date>2020-10-05T12:37:55.732301486</dc:date>
    <meta:editing-duration>PT1H47S</meta:editing-duration>
    <meta:editing-cycles>16</meta:editing-cycles>
    <meta:generator>LibreOffice/6.0.7.3$Linux_X86_64 LibreOffice_project/00m0$Build-3</meta:generator>
    <meta:document-statistic meta:table-count="3" meta:cell-count="3811" meta:object-count="0"/>
  </office:meta>
</office:document-meta>
</file>